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29mm"/>
    </style:style>
    <style:style style:name="co2" style:family="table-column">
      <style:table-column-properties fo:break-before="auto" style:column-width="66.94mm"/>
    </style:style>
    <style:style style:name="co3" style:family="table-column">
      <style:table-column-properties fo:break-before="auto" style:column-width="42.86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98mm"/>
    </style:style>
    <style:style style:name="co7" style:family="table-column">
      <style:table-column-properties fo:break-before="auto" style:column-width="50.01mm"/>
    </style:style>
    <style:style style:name="co8" style:family="table-column">
      <style:table-column-properties fo:break-before="auto" style:column-width="59mm"/>
    </style:style>
    <style:style style:name="co9" style:family="table-column">
      <style:table-column-properties fo:break-before="auto" style:column-width="6mm"/>
    </style:style>
    <style:style style:name="co10" style:family="table-column">
      <style:table-column-properties fo:break-before="auto" style:column-width="60.41mm"/>
    </style:style>
    <style:style style:name="co11" style:family="table-column">
      <style:table-column-properties fo:break-before="auto" style:column-width="59.28mm"/>
    </style:style>
    <style:style style:name="co12" style:family="table-column">
      <style:table-column-properties fo:break-before="auto" style:column-width="4.53mm"/>
    </style:style>
    <style:style style:name="co13" style:family="table-column">
      <style:table-column-properties fo:break-before="auto" style:column-width="4.46mm"/>
    </style:style>
    <style:style style:name="co14" style:family="table-column">
      <style:table-column-properties fo:break-before="auto" style:column-width="83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2.39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#ffcc99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ackground-color="#ffcccc"/>
    </style:style>
    <style:style style:name="ce3" style:family="table-cell" style:parent-style-name="Default">
      <style:table-cell-properties fo:background-color="#ffcc99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ackground-color="#d3ffd5" style:cell-protect="none" style:print-content="true"/>
    </style:style>
    <style:style style:name="ce19" style:family="table-cell" style:parent-style-name="Default">
      <style:table-cell-properties fo:background-color="#d3ffd5" style:cell-protect="none" style:print-content="true"/>
    </style:style>
    <style:style style:name="ce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1" style:family="table-cell" style:parent-style-name="Default">
      <style:table-cell-properties fo:background-color="#ffcc99" style:rotation-angle="0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fcc99" style:rotation-angle="0"/>
      <style:text-properties fo:font-weight="bold" style:font-weight-asian="bold" style:font-weight-complex="bold"/>
    </style:style>
    <style:style style:name="ce27" style:family="table-cell" style:parent-style-name="displayName">
      <style:table-cell-properties fo:background-color="#ccccff" style:cell-protect="none" style:print-content="true"/>
    </style:style>
    <style:style style:name="ce13" style:family="table-cell" style:parent-style-name="Default" style:data-style-name="N100">
      <style:table-cell-properties fo:background-color="#ffffcc" style:cell-protect="none" style:print-content="true"/>
    </style:style>
    <style:style style:name="ce14" style:family="table-cell" style:parent-style-name="Default">
      <style:table-cell-properties fo:background-color="#ffcc99" style:rotation-angle="9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ff"/>
      <style:text-properties fo:language="en" fo:country="US" style:language-asian="en" style:country-asian="US" style:language-complex="en" style:country-complex="US"/>
    </style:style>
    <style:style style:name="ce16" style:family="table-cell" style:parent-style-name="Default">
      <style:table-cell-properties fo:background-color="#ffcc99" style:rotation-angle="90"/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ce38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]=[.E$1])" style:apply-style-name="Blocked" style:base-cell-address="Class.E2"/>
      <style:map style:condition="is-true-formula(ISBLANK([.$A2]))" style:apply-style-name="Blocked" style:base-cell-address="Class.E2"/>
      <style:map style:condition="is-true-formula(NOT(ISTEXT([.E$1])))" style:apply-style-name="Blocked" style:base-cell-address="Class.E2"/>
    </style:style>
    <style:style style:name="ce39" style:family="table-cell" style:parent-style-name="Default">
      <style:table-cell-properties fo:background-color="#d3ffd5" style:cell-protect="none" style:print-content="true"/>
      <style:map style:condition="is-true-formula([.$A2]=[.E$1])" style:apply-style-name="Blocked" style:base-cell-address="Class.E2"/>
      <style:map style:condition="is-true-formula(ISBLANK([.$A2]))" style:apply-style-name="Blocked" style:base-cell-address="Class.E2"/>
      <style:map style:condition="is-true-formula(NOT(ISTEXT([.E$1])))" style:apply-style-name="Blocked" style:base-cell-address="Class.E2"/>
    </style:style>
    <style:style style:name="ce20" style:family="table-cell" style:parent-style-name="Default">
      <style:table-cell-properties fo:background-color="#ffcc99" style:rotation-angle="90"/>
      <style:text-properties fo:font-weight="bold"/>
    </style:style>
    <style:style style:name="ce35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0]=[.W$1])" style:apply-style-name="Blocked" style:base-cell-address="Class.W20"/>
      <style:map style:condition="is-true-formula(ISBLANK([.$A20]))" style:apply-style-name="Blocked" style:base-cell-address="Class.W20"/>
      <style:map style:condition="is-true-formula(NOT(ISTEXT([.W$1])))" style:apply-style-name="Blocked" style:base-cell-address="Class.W20"/>
    </style:style>
    <style:style style:name="ce36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1]=[.X$1])" style:apply-style-name="Blocked" style:base-cell-address="Class.X21"/>
      <style:map style:condition="is-true-formula(ISBLANK([.$A21]))" style:apply-style-name="Blocked" style:base-cell-address="Class.X21"/>
      <style:map style:condition="is-true-formula(NOT(ISTEXT([.X$1])))" style:apply-style-name="Blocked" style:base-cell-address="Class.X21"/>
    </style:style>
    <style:style style:name="ce37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2]=[.Y$1])" style:apply-style-name="Blocked" style:base-cell-address="Class.Y22"/>
      <style:map style:condition="is-true-formula(ISBLANK([.$A22]))" style:apply-style-name="Blocked" style:base-cell-address="Class.Y22"/>
      <style:map style:condition="is-true-formula(NOT(ISTEXT([.Y$1])))" style:apply-style-name="Blocked" style:base-cell-address="Class.Y22"/>
    </style:style>
    <style:style style:name="ce40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3]=[.Z$1])" style:apply-style-name="Blocked" style:base-cell-address="Class.Z23"/>
      <style:map style:condition="is-true-formula(ISBLANK([.$A23]))" style:apply-style-name="Blocked" style:base-cell-address="Class.Z23"/>
      <style:map style:condition="is-true-formula(NOT(ISTEXT([.Z$1])))" style:apply-style-name="Blocked" style:base-cell-address="Class.Z23"/>
    </style:style>
    <style:style style:name="ce41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4]=[.AA$1])" style:apply-style-name="Blocked" style:base-cell-address="Class.AA24"/>
      <style:map style:condition="is-true-formula(ISBLANK([.$A24]))" style:apply-style-name="Blocked" style:base-cell-address="Class.AA24"/>
      <style:map style:condition="is-true-formula(NOT(ISTEXT([.AA$1])))" style:apply-style-name="Blocked" style:base-cell-address="Class.AA24"/>
    </style:style>
    <style:style style:name="ce42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5]=[.AB$1])" style:apply-style-name="Blocked" style:base-cell-address="Class.AB25"/>
      <style:map style:condition="is-true-formula(ISBLANK([.$A25]))" style:apply-style-name="Blocked" style:base-cell-address="Class.AB25"/>
      <style:map style:condition="is-true-formula(NOT(ISTEXT([.AB$1])))" style:apply-style-name="Blocked" style:base-cell-address="Class.AB25"/>
    </style:style>
    <style:style style:name="ce5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cccc" style:cell-protect="protected" style:print-content="true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ackground-color="#d3ffd5" style:cell-protect="none" style:print-content="true"/>
      <style:text-properties style:use-window-font-color="true" style:font-name="Arial11" fo:font-size="10pt" style:font-name-asian="Arial11" style:font-size-asian="10pt" style:font-name-complex="Arial11" style:font-size-complex="10pt"/>
    </style:style>
    <style:style style:name="ce55" style:family="table-cell" style:parent-style-name="Default">
      <style:table-cell-properties fo:background-color="#d3ffd5" style:cell-protect="none" style:print-content="true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</office:automatic-styles>
  <office:body>
    <office:spreadsheet>
      <table:content-validations>
        <table:content-validation table:name="val1" table:base-cell-address="Configuration.B2">
          <table:help-message table:title="applicationId" table:display="true">
            <text:p>Identifier for the application - a-z, A-Z, 0-9 only.</text:p>
          </table:help-message>
        </table:content-validation>
        <table:content-validation table:name="val2" table:base-cell-address="Configuration.B3">
          <table:help-message table:title="Application Display Name" table:display="true">
            <text:p>Full text display name for the application owner - can contain any printable characters.</text:p>
          </table:help-message>
        </table:content-validation>
        <table:content-validation table:name="val3" table:base-cell-address="Configuration.B3">
          <table:help-message table:title="specialtyId" table:display="true">
            <text:p>Identifier for the specialty - a-z, A-Z, 0-9 only.</text:p>
          </table:help-message>
        </table:content-validation>
        <table:content-validation table:name="val4" table:base-cell-address="Configuration.C3">
          <table:help-message table:title="Specialty Display Name" table:display="true">
            <text:p>Full text display name for the specialty - can contain any printable character.</text:p>
          </table:help-message>
        </table:content-validation>
        <table:content-validation table:name="val5" table:condition="of:cell-content-is-in-list([$Contents.$A$1:.$A$500])" table:allow-empty-cell="false" table:display-list="sort-ascending" table:base-cell-address="Class.C2"/>
      </table:content-validations>
      <table:table table:name="Configuration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Default"/>
        <table:table-column table:style-name="co4" table:number-columns-repeated="23" table:default-cell-style-name="Default"/>
        <table:table-row table:style-name="ro1">
          <table:table-cell table:style-name="ce5" office:value-type="string" calcext:value-type="string">
            <text:p>Parameter</text:p>
          </table:table-cell>
          <table:table-cell table:style-name="ce3" office:value-type="string" calcext:value-type="string">
            <text:p>Val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pplicationId</text:p>
          </table:table-cell>
          <table:table-cell table:content-validation-name="val1" office:value-type="string" calcext:value-type="string">
            <text:p>cityEH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pplicationOwner</text:p>
          </table:table-cell>
          <table:table-cell table:content-validation-name="val2" office:value-type="string" calcext:value-type="string">
            <text:p>John Chelso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pecialtyId</text:p>
          </table:table-cell>
          <table:table-cell table:content-validation-name="val3" office:value-type="string" calcext:value-type="string">
            <text:p>FeatureDemo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Id</text:p>
          </table:table-cell>
          <table:table-cell table:content-validation-name="val4" office:value-type="string" calcext:value-type="string">
            <text:p>Diagnosi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DisplayName</text:p>
          </table:table-cell>
          <table:table-cell table:content-validation-name="val4" office:value-type="string" calcext:value-type="string">
            <text:p>Diagnosi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anguageCode</text:p>
          </table:table-cell>
          <table:table-cell table:style-name="ce19" office:value-type="string" calcext:value-type="string">
            <text:p>en-gb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ference</text:p>
          </table:table-cell>
          <table:table-cell table:style-name="reference"/>
          <table:table-cell table:number-columns-repeated="24"/>
        </table:table-row>
        <table:table-row table:style-name="ro1">
          <table:table-cell office:value-type="string" calcext:value-type="string">
            <text:p>DisplayName</text:p>
          </table:table-cell>
          <table:table-cell table:style-name="displayName"/>
          <table:table-cell table:number-columns-repeated="24"/>
        </table:table-row>
        <table:table-row table:style-name="ro1">
          <table:table-cell office:value-type="string" calcext:value-type="string">
            <text:p>Value</text:p>
          </table:table-cell>
          <table:table-cell table:style-name="value"/>
          <table:table-cell table:number-columns-repeated="24"/>
        </table:table-row>
        <table:table-row table:style-name="ro1">
          <table:table-cell office:value-type="string" calcext:value-type="string">
            <text:p>Identifier</text:p>
          </table:table-cell>
          <table:table-cell table:style-name="identifier"/>
          <table:table-cell table:number-columns-repeated="24"/>
        </table:table-row>
        <table:table-row table:style-name="ro1">
          <table:table-cell office:value-type="string" calcext:value-type="string">
            <text:p>Literal</text:p>
          </table:table-cell>
          <table:table-cell table:style-name="literal"/>
          <table:table-cell table:number-columns-repeated="24"/>
        </table:table-row>
        <table:table-row table:style-name="ro1">
          <table:table-cell office:value-type="string" calcext:value-type="string">
            <text:p>Property</text:p>
          </table:table-cell>
          <table:table-cell table:style-name="property"/>
          <table:table-cell table:number-columns-repeated="24"/>
        </table:table-row>
      </table:table>
      <table:table table:name="Contents" table:style-name="ta2" table:print="false">
        <table:table-column table:style-name="co6" table:default-cell-style-name="Default"/>
        <table:table-row table:style-name="ro1">
          <table:table-cell table:style-name="ce9" table:number-matrix-columns-spanned="1" table:number-matrix-rows-spanned="499" table:formula="of:=IF(ISBLANK([sdsEntry.$A$2:.$A500]);&quot;&quot;;CONCATENATE(&quot;Entry:&quot;;[sdsEntry.$A$2:.$A500]))"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</table:table>
      <table:table table:name="Class" table:style-name="ta1" table:print="false">
        <office:forms form:automatic-focus="false" form:apply-design-mode="false"/>
        <table:table-column table:style-name="co7" table:default-cell-style-name="ce7"/>
        <table:table-column table:style-name="co8" table:default-cell-style-name="ce27"/>
        <table:table-column table:style-name="co7" table:default-cell-style-name="ce13"/>
        <table:table-column table:style-name="co9" table:default-cell-style-name="ce15"/>
        <table:table-column table:style-name="co9" table:number-columns-repeated="499" table:default-cell-style-name="ce39"/>
        <table:table-row table:style-name="ro2">
          <table:table-cell table:style-name="ce11" office:value-type="string" calcext:value-type="string">
            <text:p>Identity</text:p>
          </table:table-cell>
          <table:table-cell table:style-name="ce12" office:value-type="string" calcext:value-type="string">
            <text:p>DisplayName</text:p>
          </table:table-cell>
          <table:table-cell table:style-name="ce12" office:value-type="string" calcext:value-type="string">
            <text:p>sdsEntry</text:p>
          </table:table-cell>
          <table:table-cell table:style-name="ce14" office:value-type="string" calcext:value-type="string">
            <text:p>Level</text:p>
          </table:table-cell>
          <table:table-cell table:style-name="ce16" table:number-matrix-columns-spanned="499" table:number-matrix-rows-spanned="1" table:formula="of:=TRANSPOSE([.A2:.A500])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content-validation-name="val5"/>
          <table:table-cell table:formula="of:=IF( ISBLANK([.$A2]); &quot;&quot;; IF( COUNTBLANK([.$E2:.$SI2]) = COLUMN([.$SI2]) - COLUMN([.$E2]) +1; 0; IF(SUM([.$E2:.$SI2])=0; 3;  IF( SUM(OFFSET([.$E$2:.$E$500];0;ROW()-2))=0;1;2) ) ) )">
            <text:p/>
          </table:table-cell>
          <table:table-cell table:style-name="ce38" office:value-type="string" calcext:value-type="string">
            <text:p>x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3]); &quot;&quot;; IF( COUNTBLANK([.$E3:.$SI3]) = COLUMN([.$SI3]) - COLUMN([.$E3]) +1; 0; IF(SUM([.$E3:.$SI3])=0; 3;  IF( SUM(OFFSET([.$E$2:.$E$500];0;ROW()-2))=0;1;2) ) ) )">
            <text:p/>
          </table:table-cell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4]); &quot;&quot;; IF( COUNTBLANK([.$E4:.$SI4]) = COLUMN([.$SI4]) - COLUMN([.$E4]) +1; 0; IF(SUM([.$E4:.$SI4])=0; 3;  IF( SUM(OFFSET([.$E$2:.$E$500];0;ROW()-2))=0;1;2) ) ) 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5]); &quot;&quot;; IF( COUNTBLANK([.$E5:.$SI5]) = COLUMN([.$SI5]) - COLUMN([.$E5]) +1; 0; IF(SUM([.$E5:.$SI5])=0; 3;  IF( SUM(OFFSET([.$E$2:.$E$500];0;ROW()-2))=0;1;2) ) ) )">
            <text:p/>
          </table:table-cell>
          <table:table-cell table:number-columns-repeated="3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6]); &quot;&quot;; IF( COUNTBLANK([.$E6:.$SI6]) = COLUMN([.$SI6]) - COLUMN([.$E6]) +1; 0; IF(SUM([.$E6:.$SI6])=0; 3;  IF( SUM(OFFSET([.$E$2:.$E$500];0;ROW()-2))=0;1;2) ) ) )">
            <text:p/>
          </table:table-cell>
          <table:table-cell table:number-columns-repeated="4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7]); &quot;&quot;; IF( COUNTBLANK([.$E7:.$SI7]) = COLUMN([.$SI7]) - COLUMN([.$E7]) +1; 0; IF(SUM([.$E7:.$SI7])=0; 3;  IF( SUM(OFFSET([.$E$2:.$E$500];0;ROW()-2))=0;1;2) ) ) )">
            <text:p/>
          </table:table-cell>
          <table:table-cell table:number-columns-repeated="5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8]); &quot;&quot;; IF( COUNTBLANK([.$E8:.$SI8]) = COLUMN([.$SI8]) - COLUMN([.$E8]) +1; 0; IF(SUM([.$E8:.$SI8])=0; 3;  IF( SUM(OFFSET([.$E$2:.$E$500];0;ROW()-2))=0;1;2) ) ) 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9]); &quot;&quot;; IF( COUNTBLANK([.$E9:.$SI9]) = COLUMN([.$SI9]) - COLUMN([.$E9]) +1; 0; IF(SUM([.$E9:.$SI9])=0; 3;  IF( SUM(OFFSET([.$E$2:.$E$500];0;ROW()-2))=0;1;2) ) ) )">
            <text:p/>
          </table:table-cell>
          <table:table-cell table:number-columns-repeated="7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10]); &quot;&quot;; IF( COUNTBLANK([.$E10:.$SI10]) = COLUMN([.$SI10]) - COLUMN([.$E10]) +1; 0; IF(SUM([.$E10:.$SI10])=0; 3;  IF( SUM(OFFSET([.$E$2:.$E$500];0;ROW()-2))=0;1;2) ) ) )">
            <text:p/>
          </table:table-cell>
          <table:table-cell table:number-columns-repeated="8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11]); &quot;&quot;; IF( COUNTBLANK([.$E11:.$SI11]) = COLUMN([.$SI11]) - COLUMN([.$E11]) +1; 0; IF(SUM([.$E11:.$SI11])=0; 3;  IF( SUM(OFFSET([.$E$2:.$E$500];0;ROW()-2))=0;1;2) ) ) )">
            <text:p/>
          </table:table-cell>
          <table:table-cell table:number-columns-repeated="9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12]); &quot;&quot;; IF( COUNTBLANK([.$E12:.$SI12]) = COLUMN([.$SI12]) - COLUMN([.$E12]) +1; 0; IF(SUM([.$E12:.$SI12])=0; 3;  IF( SUM(OFFSET([.$E$2:.$E$500];0;ROW()-2))=0;1;2) ) ) )">
            <text:p/>
          </table:table-cell>
          <table:table-cell table:number-columns-repeated="10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13]); &quot;&quot;; IF( COUNTBLANK([.$E13:.$SI13]) = COLUMN([.$SI13]) - COLUMN([.$E13]) +1; 0; IF(SUM([.$E13:.$SI13])=0; 3;  IF( SUM(OFFSET([.$E$2:.$E$500];0;ROW()-2))=0;1;2) ) ) )">
            <text:p/>
          </table:table-cell>
          <table:table-cell table:number-columns-repeated="11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14]); &quot;&quot;; IF( COUNTBLANK([.$E14:.$SI14]) = COLUMN([.$SI14]) - COLUMN([.$E14]) +1; 0; IF(SUM([.$E14:.$SI14])=0; 3;  IF( SUM(OFFSET([.$E$2:.$E$500];0;ROW()-2))=0;1;2) ) ) )">
            <text:p/>
          </table:table-cell>
          <table:table-cell table:number-columns-repeated="12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15]); &quot;&quot;; IF( COUNTBLANK([.$E15:.$SI15]) = COLUMN([.$SI15]) - COLUMN([.$E15]) +1; 0; IF(SUM([.$E15:.$SI15])=0; 3;  IF( SUM(OFFSET([.$E$2:.$E$500];0;ROW()-2))=0;1;2) ) ) )">
            <text:p/>
          </table:table-cell>
          <table:table-cell table:number-columns-repeated="13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16]); &quot;&quot;; IF( COUNTBLANK([.$E16:.$SI16]) = COLUMN([.$SI16]) - COLUMN([.$E16]) +1; 0; IF(SUM([.$E16:.$SI16])=0; 3;  IF( SUM(OFFSET([.$E$2:.$E$500];0;ROW()-2))=0;1;2) ) ) )">
            <text:p/>
          </table:table-cell>
          <table:table-cell table:number-columns-repeated="14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17]); &quot;&quot;; IF( COUNTBLANK([.$E17:.$SI17]) = COLUMN([.$SI17]) - COLUMN([.$E17]) +1; 0; IF(SUM([.$E17:.$SI17])=0; 3;  IF( SUM(OFFSET([.$E$2:.$E$500];0;ROW()-2))=0;1;2) ) ) )">
            <text:p/>
          </table:table-cell>
          <table:table-cell table:number-columns-repeated="15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18]); &quot;&quot;; IF( COUNTBLANK([.$E18:.$SI18]) = COLUMN([.$SI18]) - COLUMN([.$E18]) +1; 0; IF(SUM([.$E18:.$SI18])=0; 3;  IF( SUM(OFFSET([.$E$2:.$E$500];0;ROW()-2))=0;1;2) ) ) )">
            <text:p/>
          </table:table-cell>
          <table:table-cell table:number-columns-repeated="16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19]); &quot;&quot;; IF( COUNTBLANK([.$E19:.$SI19]) = COLUMN([.$SI19]) - COLUMN([.$E19]) +1; 0; IF(SUM([.$E19:.$SI19])=0; 3;  IF( SUM(OFFSET([.$E$2:.$E$500];0;ROW()-2))=0;1;2) ) ) )">
            <text:p/>
          </table:table-cell>
          <table:table-cell table:number-columns-repeated="17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20]); &quot;&quot;; IF( COUNTBLANK([.$E20:.$SI20]) = COLUMN([.$SI20]) - COLUMN([.$E20]) +1; 0; IF(SUM([.$E20:.$SI20])=0; 3;  IF( SUM(OFFSET([.$E$2:.$E$500];0;ROW()-2))=0;1;2) ) ) )">
            <text:p/>
          </table:table-cell>
          <table:table-cell table:number-columns-repeated="18" office:value-type="float" office:value="0" calcext:value-type="float">
            <text:p>0</text:p>
          </table:table-cell>
          <table:table-cell table:style-name="ce35"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21]); &quot;&quot;; IF( COUNTBLANK([.$E21:.$SI21]) = COLUMN([.$SI21]) - COLUMN([.$E21]) +1; 0; IF(SUM([.$E21:.$SI21])=0; 3;  IF( SUM(OFFSET([.$E$2:.$E$500];0;ROW()-2))=0;1;2) ) ) )">
            <text:p/>
          </table:table-cell>
          <table:table-cell table:number-columns-repeated="19" office:value-type="float" office:value="0" calcext:value-type="float">
            <text:p>0</text:p>
          </table:table-cell>
          <table:table-cell table:style-name="ce36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22]); &quot;&quot;; IF( COUNTBLANK([.$E22:.$SI22]) = COLUMN([.$SI22]) - COLUMN([.$E22]) +1; 0; IF(SUM([.$E22:.$SI22])=0; 3;  IF( SUM(OFFSET([.$E$2:.$E$500];0;ROW()-2))=0;1;2) ) ) )">
            <text:p/>
          </table:table-cell>
          <table:table-cell table:number-columns-repeated="20"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23]); &quot;&quot;; IF( COUNTBLANK([.$E23:.$SI23]) = COLUMN([.$SI23]) - COLUMN([.$E23]) +1; 0; IF(SUM([.$E23:.$SI23])=0; 3;  IF( SUM(OFFSET([.$E$2:.$E$500];0;ROW()-2))=0;1;2) ) ) )">
            <text:p/>
          </table:table-cell>
          <table:table-cell table:number-columns-repeated="21" office:value-type="float" office:value="0" calcext:value-type="float">
            <text:p>0</text:p>
          </table:table-cell>
          <table:table-cell table:style-name="ce40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24]); &quot;&quot;; IF( COUNTBLANK([.$E24:.$SI24]) = COLUMN([.$SI24]) - COLUMN([.$E24]) +1; 0; IF(SUM([.$E24:.$SI24])=0; 3;  IF( SUM(OFFSET([.$E$2:.$E$500];0;ROW()-2))=0;1;2) ) ) )">
            <text:p/>
          </table:table-cell>
          <table:table-cell table:number-columns-repeated="22" office:value-type="float" office:value="0" calcext:value-type="float">
            <text:p>0</text:p>
          </table:table-cell>
          <table:table-cell table:style-name="ce41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25]); &quot;&quot;; IF( COUNTBLANK([.$E25:.$SI25]) = COLUMN([.$SI25]) - COLUMN([.$E25]) +1; 0; IF(SUM([.$E25:.$SI25])=0; 3;  IF( SUM(OFFSET([.$E$2:.$E$500];0;ROW()-2))=0;1;2) ) ) )">
            <text:p/>
          </table:table-cell>
          <table:table-cell table:number-columns-repeated="23" office:value-type="float" office:value="0" calcext:value-type="float">
            <text:p>0</text:p>
          </table:table-cell>
          <table:table-cell table:style-name="ce42" office:value-type="string" calcext:value-type="string">
            <text:p>x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26]); &quot;&quot;; IF( COUNTBLANK([.$E26:.$SI26]) = COLUMN([.$SI26]) - COLUMN([.$E26]) +1; 0; IF(SUM([.$E26:.$SI2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]); &quot;&quot;; IF( COUNTBLANK([.$E27:.$SI27]) = COLUMN([.$SI27]) - COLUMN([.$E27]) +1; 0; IF(SUM([.$E27:.$SI2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]); &quot;&quot;; IF( COUNTBLANK([.$E28:.$SI28]) = COLUMN([.$SI28]) - COLUMN([.$E28]) +1; 0; IF(SUM([.$E28:.$SI2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]); &quot;&quot;; IF( COUNTBLANK([.$E29:.$SI29]) = COLUMN([.$SI29]) - COLUMN([.$E29]) +1; 0; IF(SUM([.$E29:.$SI2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]); &quot;&quot;; IF( COUNTBLANK([.$E30:.$SI30]) = COLUMN([.$SI30]) - COLUMN([.$E30]) +1; 0; IF(SUM([.$E30:.$SI3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]); &quot;&quot;; IF( COUNTBLANK([.$E31:.$SI31]) = COLUMN([.$SI31]) - COLUMN([.$E31]) +1; 0; IF(SUM([.$E31:.$SI3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]); &quot;&quot;; IF( COUNTBLANK([.$E32:.$SI32]) = COLUMN([.$SI32]) - COLUMN([.$E32]) +1; 0; IF(SUM([.$E32:.$SI3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]); &quot;&quot;; IF( COUNTBLANK([.$E33:.$SI33]) = COLUMN([.$SI33]) - COLUMN([.$E33]) +1; 0; IF(SUM([.$E33:.$SI3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]); &quot;&quot;; IF( COUNTBLANK([.$E34:.$SI34]) = COLUMN([.$SI34]) - COLUMN([.$E34]) +1; 0; IF(SUM([.$E34:.$SI3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]); &quot;&quot;; IF( COUNTBLANK([.$E35:.$SI35]) = COLUMN([.$SI35]) - COLUMN([.$E35]) +1; 0; IF(SUM([.$E35:.$SI3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]); &quot;&quot;; IF( COUNTBLANK([.$E36:.$SI36]) = COLUMN([.$SI36]) - COLUMN([.$E36]) +1; 0; IF(SUM([.$E36:.$SI3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]); &quot;&quot;; IF( COUNTBLANK([.$E37:.$SI37]) = COLUMN([.$SI37]) - COLUMN([.$E37]) +1; 0; IF(SUM([.$E37:.$SI3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]); &quot;&quot;; IF( COUNTBLANK([.$E38:.$SI38]) = COLUMN([.$SI38]) - COLUMN([.$E38]) +1; 0; IF(SUM([.$E38:.$SI3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]); &quot;&quot;; IF( COUNTBLANK([.$E39:.$SI39]) = COLUMN([.$SI39]) - COLUMN([.$E39]) +1; 0; IF(SUM([.$E39:.$SI3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]); &quot;&quot;; IF( COUNTBLANK([.$E40:.$SI40]) = COLUMN([.$SI40]) - COLUMN([.$E40]) +1; 0; IF(SUM([.$E40:.$SI4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]); &quot;&quot;; IF( COUNTBLANK([.$E41:.$SI41]) = COLUMN([.$SI41]) - COLUMN([.$E41]) +1; 0; IF(SUM([.$E41:.$SI4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]); &quot;&quot;; IF( COUNTBLANK([.$E42:.$SI42]) = COLUMN([.$SI42]) - COLUMN([.$E42]) +1; 0; IF(SUM([.$E42:.$SI4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]); &quot;&quot;; IF( COUNTBLANK([.$E43:.$SI43]) = COLUMN([.$SI43]) - COLUMN([.$E43]) +1; 0; IF(SUM([.$E43:.$SI4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]); &quot;&quot;; IF( COUNTBLANK([.$E44:.$SI44]) = COLUMN([.$SI44]) - COLUMN([.$E44]) +1; 0; IF(SUM([.$E44:.$SI4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]); &quot;&quot;; IF( COUNTBLANK([.$E45:.$SI45]) = COLUMN([.$SI45]) - COLUMN([.$E45]) +1; 0; IF(SUM([.$E45:.$SI4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]); &quot;&quot;; IF( COUNTBLANK([.$E46:.$SI46]) = COLUMN([.$SI46]) - COLUMN([.$E46]) +1; 0; IF(SUM([.$E46:.$SI4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]); &quot;&quot;; IF( COUNTBLANK([.$E47:.$SI47]) = COLUMN([.$SI47]) - COLUMN([.$E47]) +1; 0; IF(SUM([.$E47:.$SI4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]); &quot;&quot;; IF( COUNTBLANK([.$E48:.$SI48]) = COLUMN([.$SI48]) - COLUMN([.$E48]) +1; 0; IF(SUM([.$E48:.$SI4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]); &quot;&quot;; IF( COUNTBLANK([.$E49:.$SI49]) = COLUMN([.$SI49]) - COLUMN([.$E49]) +1; 0; IF(SUM([.$E49:.$SI4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0]); &quot;&quot;; IF( COUNTBLANK([.$E50:.$SI50]) = COLUMN([.$SI50]) - COLUMN([.$E50]) +1; 0; IF(SUM([.$E50:.$SI5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1]); &quot;&quot;; IF( COUNTBLANK([.$E51:.$SI51]) = COLUMN([.$SI51]) - COLUMN([.$E51]) +1; 0; IF(SUM([.$E51:.$SI5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2]); &quot;&quot;; IF( COUNTBLANK([.$E52:.$SI52]) = COLUMN([.$SI52]) - COLUMN([.$E52]) +1; 0; IF(SUM([.$E52:.$SI5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3]); &quot;&quot;; IF( COUNTBLANK([.$E53:.$SI53]) = COLUMN([.$SI53]) - COLUMN([.$E53]) +1; 0; IF(SUM([.$E53:.$SI5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4]); &quot;&quot;; IF( COUNTBLANK([.$E54:.$SI54]) = COLUMN([.$SI54]) - COLUMN([.$E54]) +1; 0; IF(SUM([.$E54:.$SI5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5]); &quot;&quot;; IF( COUNTBLANK([.$E55:.$SI55]) = COLUMN([.$SI55]) - COLUMN([.$E55]) +1; 0; IF(SUM([.$E55:.$SI5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6]); &quot;&quot;; IF( COUNTBLANK([.$E56:.$SI56]) = COLUMN([.$SI56]) - COLUMN([.$E56]) +1; 0; IF(SUM([.$E56:.$SI5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7]); &quot;&quot;; IF( COUNTBLANK([.$E57:.$SI57]) = COLUMN([.$SI57]) - COLUMN([.$E57]) +1; 0; IF(SUM([.$E57:.$SI5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8]); &quot;&quot;; IF( COUNTBLANK([.$E58:.$SI58]) = COLUMN([.$SI58]) - COLUMN([.$E58]) +1; 0; IF(SUM([.$E58:.$SI5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9]); &quot;&quot;; IF( COUNTBLANK([.$E59:.$SI59]) = COLUMN([.$SI59]) - COLUMN([.$E59]) +1; 0; IF(SUM([.$E59:.$SI5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0]); &quot;&quot;; IF( COUNTBLANK([.$E60:.$SI60]) = COLUMN([.$SI60]) - COLUMN([.$E60]) +1; 0; IF(SUM([.$E60:.$SI6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1]); &quot;&quot;; IF( COUNTBLANK([.$E61:.$SI61]) = COLUMN([.$SI61]) - COLUMN([.$E61]) +1; 0; IF(SUM([.$E61:.$SI6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2]); &quot;&quot;; IF( COUNTBLANK([.$E62:.$SI62]) = COLUMN([.$SI62]) - COLUMN([.$E62]) +1; 0; IF(SUM([.$E62:.$SI6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3]); &quot;&quot;; IF( COUNTBLANK([.$E63:.$SI63]) = COLUMN([.$SI63]) - COLUMN([.$E63]) +1; 0; IF(SUM([.$E63:.$SI6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4]); &quot;&quot;; IF( COUNTBLANK([.$E64:.$SI64]) = COLUMN([.$SI64]) - COLUMN([.$E64]) +1; 0; IF(SUM([.$E64:.$SI6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5]); &quot;&quot;; IF( COUNTBLANK([.$E65:.$SI65]) = COLUMN([.$SI65]) - COLUMN([.$E65]) +1; 0; IF(SUM([.$E65:.$SI6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6]); &quot;&quot;; IF( COUNTBLANK([.$E66:.$SI66]) = COLUMN([.$SI66]) - COLUMN([.$E66]) +1; 0; IF(SUM([.$E66:.$SI6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7]); &quot;&quot;; IF( COUNTBLANK([.$E67:.$SI67]) = COLUMN([.$SI67]) - COLUMN([.$E67]) +1; 0; IF(SUM([.$E67:.$SI6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8]); &quot;&quot;; IF( COUNTBLANK([.$E68:.$SI68]) = COLUMN([.$SI68]) - COLUMN([.$E68]) +1; 0; IF(SUM([.$E68:.$SI6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9]); &quot;&quot;; IF( COUNTBLANK([.$E69:.$SI69]) = COLUMN([.$SI69]) - COLUMN([.$E69]) +1; 0; IF(SUM([.$E69:.$SI6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0]); &quot;&quot;; IF( COUNTBLANK([.$E70:.$SI70]) = COLUMN([.$SI70]) - COLUMN([.$E70]) +1; 0; IF(SUM([.$E70:.$SI7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1]); &quot;&quot;; IF( COUNTBLANK([.$E71:.$SI71]) = COLUMN([.$SI71]) - COLUMN([.$E71]) +1; 0; IF(SUM([.$E71:.$SI7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2]); &quot;&quot;; IF( COUNTBLANK([.$E72:.$SI72]) = COLUMN([.$SI72]) - COLUMN([.$E72]) +1; 0; IF(SUM([.$E72:.$SI7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3]); &quot;&quot;; IF( COUNTBLANK([.$E73:.$SI73]) = COLUMN([.$SI73]) - COLUMN([.$E73]) +1; 0; IF(SUM([.$E73:.$SI7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4]); &quot;&quot;; IF( COUNTBLANK([.$E74:.$SI74]) = COLUMN([.$SI74]) - COLUMN([.$E74]) +1; 0; IF(SUM([.$E74:.$SI7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5]); &quot;&quot;; IF( COUNTBLANK([.$E75:.$SI75]) = COLUMN([.$SI75]) - COLUMN([.$E75]) +1; 0; IF(SUM([.$E75:.$SI7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6]); &quot;&quot;; IF( COUNTBLANK([.$E76:.$SI76]) = COLUMN([.$SI76]) - COLUMN([.$E76]) +1; 0; IF(SUM([.$E76:.$SI7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7]); &quot;&quot;; IF( COUNTBLANK([.$E77:.$SI77]) = COLUMN([.$SI77]) - COLUMN([.$E77]) +1; 0; IF(SUM([.$E77:.$SI7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8]); &quot;&quot;; IF( COUNTBLANK([.$E78:.$SI78]) = COLUMN([.$SI78]) - COLUMN([.$E78]) +1; 0; IF(SUM([.$E78:.$SI7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9]); &quot;&quot;; IF( COUNTBLANK([.$E79:.$SI79]) = COLUMN([.$SI79]) - COLUMN([.$E79]) +1; 0; IF(SUM([.$E79:.$SI7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0]); &quot;&quot;; IF( COUNTBLANK([.$E80:.$SI80]) = COLUMN([.$SI80]) - COLUMN([.$E80]) +1; 0; IF(SUM([.$E80:.$SI8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1]); &quot;&quot;; IF( COUNTBLANK([.$E81:.$SI81]) = COLUMN([.$SI81]) - COLUMN([.$E81]) +1; 0; IF(SUM([.$E81:.$SI8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2]); &quot;&quot;; IF( COUNTBLANK([.$E82:.$SI82]) = COLUMN([.$SI82]) - COLUMN([.$E82]) +1; 0; IF(SUM([.$E82:.$SI8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3]); &quot;&quot;; IF( COUNTBLANK([.$E83:.$SI83]) = COLUMN([.$SI83]) - COLUMN([.$E83]) +1; 0; IF(SUM([.$E83:.$SI8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4]); &quot;&quot;; IF( COUNTBLANK([.$E84:.$SI84]) = COLUMN([.$SI84]) - COLUMN([.$E84]) +1; 0; IF(SUM([.$E84:.$SI8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5]); &quot;&quot;; IF( COUNTBLANK([.$E85:.$SI85]) = COLUMN([.$SI85]) - COLUMN([.$E85]) +1; 0; IF(SUM([.$E85:.$SI8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6]); &quot;&quot;; IF( COUNTBLANK([.$E86:.$SI86]) = COLUMN([.$SI86]) - COLUMN([.$E86]) +1; 0; IF(SUM([.$E86:.$SI8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7]); &quot;&quot;; IF( COUNTBLANK([.$E87:.$SI87]) = COLUMN([.$SI87]) - COLUMN([.$E87]) +1; 0; IF(SUM([.$E87:.$SI8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8]); &quot;&quot;; IF( COUNTBLANK([.$E88:.$SI88]) = COLUMN([.$SI88]) - COLUMN([.$E88]) +1; 0; IF(SUM([.$E88:.$SI8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9]); &quot;&quot;; IF( COUNTBLANK([.$E89:.$SI89]) = COLUMN([.$SI89]) - COLUMN([.$E89]) +1; 0; IF(SUM([.$E89:.$SI8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0]); &quot;&quot;; IF( COUNTBLANK([.$E90:.$SI90]) = COLUMN([.$SI90]) - COLUMN([.$E90]) +1; 0; IF(SUM([.$E90:.$SI9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1]); &quot;&quot;; IF( COUNTBLANK([.$E91:.$SI91]) = COLUMN([.$SI91]) - COLUMN([.$E91]) +1; 0; IF(SUM([.$E91:.$SI9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2]); &quot;&quot;; IF( COUNTBLANK([.$E92:.$SI92]) = COLUMN([.$SI92]) - COLUMN([.$E92]) +1; 0; IF(SUM([.$E92:.$SI9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3]); &quot;&quot;; IF( COUNTBLANK([.$E93:.$SI93]) = COLUMN([.$SI93]) - COLUMN([.$E93]) +1; 0; IF(SUM([.$E93:.$SI9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4]); &quot;&quot;; IF( COUNTBLANK([.$E94:.$SI94]) = COLUMN([.$SI94]) - COLUMN([.$E94]) +1; 0; IF(SUM([.$E94:.$SI9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5]); &quot;&quot;; IF( COUNTBLANK([.$E95:.$SI95]) = COLUMN([.$SI95]) - COLUMN([.$E95]) +1; 0; IF(SUM([.$E95:.$SI9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6]); &quot;&quot;; IF( COUNTBLANK([.$E96:.$SI96]) = COLUMN([.$SI96]) - COLUMN([.$E96]) +1; 0; IF(SUM([.$E96:.$SI9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7]); &quot;&quot;; IF( COUNTBLANK([.$E97:.$SI97]) = COLUMN([.$SI97]) - COLUMN([.$E97]) +1; 0; IF(SUM([.$E97:.$SI9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8]); &quot;&quot;; IF( COUNTBLANK([.$E98:.$SI98]) = COLUMN([.$SI98]) - COLUMN([.$E98]) +1; 0; IF(SUM([.$E98:.$SI9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9]); &quot;&quot;; IF( COUNTBLANK([.$E99:.$SI99]) = COLUMN([.$SI99]) - COLUMN([.$E99]) +1; 0; IF(SUM([.$E99:.$SI9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0]); &quot;&quot;; IF( COUNTBLANK([.$E100:.$SI100]) = COLUMN([.$SI100]) - COLUMN([.$E100]) +1; 0; IF(SUM([.$E100:.$SI10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1]); &quot;&quot;; IF( COUNTBLANK([.$E101:.$SI101]) = COLUMN([.$SI101]) - COLUMN([.$E101]) +1; 0; IF(SUM([.$E101:.$SI10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2]); &quot;&quot;; IF( COUNTBLANK([.$E102:.$SI102]) = COLUMN([.$SI102]) - COLUMN([.$E102]) +1; 0; IF(SUM([.$E102:.$SI10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3]); &quot;&quot;; IF( COUNTBLANK([.$E103:.$SI103]) = COLUMN([.$SI103]) - COLUMN([.$E103]) +1; 0; IF(SUM([.$E103:.$SI10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4]); &quot;&quot;; IF( COUNTBLANK([.$E104:.$SI104]) = COLUMN([.$SI104]) - COLUMN([.$E104]) +1; 0; IF(SUM([.$E104:.$SI10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5]); &quot;&quot;; IF( COUNTBLANK([.$E105:.$SI105]) = COLUMN([.$SI105]) - COLUMN([.$E105]) +1; 0; IF(SUM([.$E105:.$SI10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6]); &quot;&quot;; IF( COUNTBLANK([.$E106:.$SI106]) = COLUMN([.$SI106]) - COLUMN([.$E106]) +1; 0; IF(SUM([.$E106:.$SI10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7]); &quot;&quot;; IF( COUNTBLANK([.$E107:.$SI107]) = COLUMN([.$SI107]) - COLUMN([.$E107]) +1; 0; IF(SUM([.$E107:.$SI10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8]); &quot;&quot;; IF( COUNTBLANK([.$E108:.$SI108]) = COLUMN([.$SI108]) - COLUMN([.$E108]) +1; 0; IF(SUM([.$E108:.$SI10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9]); &quot;&quot;; IF( COUNTBLANK([.$E109:.$SI109]) = COLUMN([.$SI109]) - COLUMN([.$E109]) +1; 0; IF(SUM([.$E109:.$SI10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0]); &quot;&quot;; IF( COUNTBLANK([.$E110:.$SI110]) = COLUMN([.$SI110]) - COLUMN([.$E110]) +1; 0; IF(SUM([.$E110:.$SI11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1]); &quot;&quot;; IF( COUNTBLANK([.$E111:.$SI111]) = COLUMN([.$SI111]) - COLUMN([.$E111]) +1; 0; IF(SUM([.$E111:.$SI11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2]); &quot;&quot;; IF( COUNTBLANK([.$E112:.$SI112]) = COLUMN([.$SI112]) - COLUMN([.$E112]) +1; 0; IF(SUM([.$E112:.$SI11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3]); &quot;&quot;; IF( COUNTBLANK([.$E113:.$SI113]) = COLUMN([.$SI113]) - COLUMN([.$E113]) +1; 0; IF(SUM([.$E113:.$SI11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4]); &quot;&quot;; IF( COUNTBLANK([.$E114:.$SI114]) = COLUMN([.$SI114]) - COLUMN([.$E114]) +1; 0; IF(SUM([.$E114:.$SI11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5]); &quot;&quot;; IF( COUNTBLANK([.$E115:.$SI115]) = COLUMN([.$SI115]) - COLUMN([.$E115]) +1; 0; IF(SUM([.$E115:.$SI11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6]); &quot;&quot;; IF( COUNTBLANK([.$E116:.$SI116]) = COLUMN([.$SI116]) - COLUMN([.$E116]) +1; 0; IF(SUM([.$E116:.$SI11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7]); &quot;&quot;; IF( COUNTBLANK([.$E117:.$SI117]) = COLUMN([.$SI117]) - COLUMN([.$E117]) +1; 0; IF(SUM([.$E117:.$SI11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8]); &quot;&quot;; IF( COUNTBLANK([.$E118:.$SI118]) = COLUMN([.$SI118]) - COLUMN([.$E118]) +1; 0; IF(SUM([.$E118:.$SI11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9]); &quot;&quot;; IF( COUNTBLANK([.$E119:.$SI119]) = COLUMN([.$SI119]) - COLUMN([.$E119]) +1; 0; IF(SUM([.$E119:.$SI11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0]); &quot;&quot;; IF( COUNTBLANK([.$E120:.$SI120]) = COLUMN([.$SI120]) - COLUMN([.$E120]) +1; 0; IF(SUM([.$E120:.$SI12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1]); &quot;&quot;; IF( COUNTBLANK([.$E121:.$SI121]) = COLUMN([.$SI121]) - COLUMN([.$E121]) +1; 0; IF(SUM([.$E121:.$SI12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2]); &quot;&quot;; IF( COUNTBLANK([.$E122:.$SI122]) = COLUMN([.$SI122]) - COLUMN([.$E122]) +1; 0; IF(SUM([.$E122:.$SI12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3]); &quot;&quot;; IF( COUNTBLANK([.$E123:.$SI123]) = COLUMN([.$SI123]) - COLUMN([.$E123]) +1; 0; IF(SUM([.$E123:.$SI12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4]); &quot;&quot;; IF( COUNTBLANK([.$E124:.$SI124]) = COLUMN([.$SI124]) - COLUMN([.$E124]) +1; 0; IF(SUM([.$E124:.$SI12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5]); &quot;&quot;; IF( COUNTBLANK([.$E125:.$SI125]) = COLUMN([.$SI125]) - COLUMN([.$E125]) +1; 0; IF(SUM([.$E125:.$SI12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6]); &quot;&quot;; IF( COUNTBLANK([.$E126:.$SI126]) = COLUMN([.$SI126]) - COLUMN([.$E126]) +1; 0; IF(SUM([.$E126:.$SI12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7]); &quot;&quot;; IF( COUNTBLANK([.$E127:.$SI127]) = COLUMN([.$SI127]) - COLUMN([.$E127]) +1; 0; IF(SUM([.$E127:.$SI12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8]); &quot;&quot;; IF( COUNTBLANK([.$E128:.$SI128]) = COLUMN([.$SI128]) - COLUMN([.$E128]) +1; 0; IF(SUM([.$E128:.$SI12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9]); &quot;&quot;; IF( COUNTBLANK([.$E129:.$SI129]) = COLUMN([.$SI129]) - COLUMN([.$E129]) +1; 0; IF(SUM([.$E129:.$SI12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0]); &quot;&quot;; IF( COUNTBLANK([.$E130:.$SI130]) = COLUMN([.$SI130]) - COLUMN([.$E130]) +1; 0; IF(SUM([.$E130:.$SI13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1]); &quot;&quot;; IF( COUNTBLANK([.$E131:.$SI131]) = COLUMN([.$SI131]) - COLUMN([.$E131]) +1; 0; IF(SUM([.$E131:.$SI13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2]); &quot;&quot;; IF( COUNTBLANK([.$E132:.$SI132]) = COLUMN([.$SI132]) - COLUMN([.$E132]) +1; 0; IF(SUM([.$E132:.$SI13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3]); &quot;&quot;; IF( COUNTBLANK([.$E133:.$SI133]) = COLUMN([.$SI133]) - COLUMN([.$E133]) +1; 0; IF(SUM([.$E133:.$SI13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4]); &quot;&quot;; IF( COUNTBLANK([.$E134:.$SI134]) = COLUMN([.$SI134]) - COLUMN([.$E134]) +1; 0; IF(SUM([.$E134:.$SI13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5]); &quot;&quot;; IF( COUNTBLANK([.$E135:.$SI135]) = COLUMN([.$SI135]) - COLUMN([.$E135]) +1; 0; IF(SUM([.$E135:.$SI13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6]); &quot;&quot;; IF( COUNTBLANK([.$E136:.$SI136]) = COLUMN([.$SI136]) - COLUMN([.$E136]) +1; 0; IF(SUM([.$E136:.$SI13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7]); &quot;&quot;; IF( COUNTBLANK([.$E137:.$SI137]) = COLUMN([.$SI137]) - COLUMN([.$E137]) +1; 0; IF(SUM([.$E137:.$SI13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8]); &quot;&quot;; IF( COUNTBLANK([.$E138:.$SI138]) = COLUMN([.$SI138]) - COLUMN([.$E138]) +1; 0; IF(SUM([.$E138:.$SI13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9]); &quot;&quot;; IF( COUNTBLANK([.$E139:.$SI139]) = COLUMN([.$SI139]) - COLUMN([.$E139]) +1; 0; IF(SUM([.$E139:.$SI13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0]); &quot;&quot;; IF( COUNTBLANK([.$E140:.$SI140]) = COLUMN([.$SI140]) - COLUMN([.$E140]) +1; 0; IF(SUM([.$E140:.$SI14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1]); &quot;&quot;; IF( COUNTBLANK([.$E141:.$SI141]) = COLUMN([.$SI141]) - COLUMN([.$E141]) +1; 0; IF(SUM([.$E141:.$SI14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2]); &quot;&quot;; IF( COUNTBLANK([.$E142:.$SI142]) = COLUMN([.$SI142]) - COLUMN([.$E142]) +1; 0; IF(SUM([.$E142:.$SI14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3]); &quot;&quot;; IF( COUNTBLANK([.$E143:.$SI143]) = COLUMN([.$SI143]) - COLUMN([.$E143]) +1; 0; IF(SUM([.$E143:.$SI14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4]); &quot;&quot;; IF( COUNTBLANK([.$E144:.$SI144]) = COLUMN([.$SI144]) - COLUMN([.$E144]) +1; 0; IF(SUM([.$E144:.$SI14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5]); &quot;&quot;; IF( COUNTBLANK([.$E145:.$SI145]) = COLUMN([.$SI145]) - COLUMN([.$E145]) +1; 0; IF(SUM([.$E145:.$SI14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6]); &quot;&quot;; IF( COUNTBLANK([.$E146:.$SI146]) = COLUMN([.$SI146]) - COLUMN([.$E146]) +1; 0; IF(SUM([.$E146:.$SI14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7]); &quot;&quot;; IF( COUNTBLANK([.$E147:.$SI147]) = COLUMN([.$SI147]) - COLUMN([.$E147]) +1; 0; IF(SUM([.$E147:.$SI14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8]); &quot;&quot;; IF( COUNTBLANK([.$E148:.$SI148]) = COLUMN([.$SI148]) - COLUMN([.$E148]) +1; 0; IF(SUM([.$E148:.$SI14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9]); &quot;&quot;; IF( COUNTBLANK([.$E149:.$SI149]) = COLUMN([.$SI149]) - COLUMN([.$E149]) +1; 0; IF(SUM([.$E149:.$SI14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0]); &quot;&quot;; IF( COUNTBLANK([.$E150:.$SI150]) = COLUMN([.$SI150]) - COLUMN([.$E150]) +1; 0; IF(SUM([.$E150:.$SI15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1]); &quot;&quot;; IF( COUNTBLANK([.$E151:.$SI151]) = COLUMN([.$SI151]) - COLUMN([.$E151]) +1; 0; IF(SUM([.$E151:.$SI15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2]); &quot;&quot;; IF( COUNTBLANK([.$E152:.$SI152]) = COLUMN([.$SI152]) - COLUMN([.$E152]) +1; 0; IF(SUM([.$E152:.$SI15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3]); &quot;&quot;; IF( COUNTBLANK([.$E153:.$SI153]) = COLUMN([.$SI153]) - COLUMN([.$E153]) +1; 0; IF(SUM([.$E153:.$SI15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4]); &quot;&quot;; IF( COUNTBLANK([.$E154:.$SI154]) = COLUMN([.$SI154]) - COLUMN([.$E154]) +1; 0; IF(SUM([.$E154:.$SI15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5]); &quot;&quot;; IF( COUNTBLANK([.$E155:.$SI155]) = COLUMN([.$SI155]) - COLUMN([.$E155]) +1; 0; IF(SUM([.$E155:.$SI15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6]); &quot;&quot;; IF( COUNTBLANK([.$E156:.$SI156]) = COLUMN([.$SI156]) - COLUMN([.$E156]) +1; 0; IF(SUM([.$E156:.$SI15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7]); &quot;&quot;; IF( COUNTBLANK([.$E157:.$SI157]) = COLUMN([.$SI157]) - COLUMN([.$E157]) +1; 0; IF(SUM([.$E157:.$SI15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8]); &quot;&quot;; IF( COUNTBLANK([.$E158:.$SI158]) = COLUMN([.$SI158]) - COLUMN([.$E158]) +1; 0; IF(SUM([.$E158:.$SI15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9]); &quot;&quot;; IF( COUNTBLANK([.$E159:.$SI159]) = COLUMN([.$SI159]) - COLUMN([.$E159]) +1; 0; IF(SUM([.$E159:.$SI15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0]); &quot;&quot;; IF( COUNTBLANK([.$E160:.$SI160]) = COLUMN([.$SI160]) - COLUMN([.$E160]) +1; 0; IF(SUM([.$E160:.$SI16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1]); &quot;&quot;; IF( COUNTBLANK([.$E161:.$SI161]) = COLUMN([.$SI161]) - COLUMN([.$E161]) +1; 0; IF(SUM([.$E161:.$SI16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2]); &quot;&quot;; IF( COUNTBLANK([.$E162:.$SI162]) = COLUMN([.$SI162]) - COLUMN([.$E162]) +1; 0; IF(SUM([.$E162:.$SI16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3]); &quot;&quot;; IF( COUNTBLANK([.$E163:.$SI163]) = COLUMN([.$SI163]) - COLUMN([.$E163]) +1; 0; IF(SUM([.$E163:.$SI16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4]); &quot;&quot;; IF( COUNTBLANK([.$E164:.$SI164]) = COLUMN([.$SI164]) - COLUMN([.$E164]) +1; 0; IF(SUM([.$E164:.$SI16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5]); &quot;&quot;; IF( COUNTBLANK([.$E165:.$SI165]) = COLUMN([.$SI165]) - COLUMN([.$E165]) +1; 0; IF(SUM([.$E165:.$SI16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6]); &quot;&quot;; IF( COUNTBLANK([.$E166:.$SI166]) = COLUMN([.$SI166]) - COLUMN([.$E166]) +1; 0; IF(SUM([.$E166:.$SI16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7]); &quot;&quot;; IF( COUNTBLANK([.$E167:.$SI167]) = COLUMN([.$SI167]) - COLUMN([.$E167]) +1; 0; IF(SUM([.$E167:.$SI16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8]); &quot;&quot;; IF( COUNTBLANK([.$E168:.$SI168]) = COLUMN([.$SI168]) - COLUMN([.$E168]) +1; 0; IF(SUM([.$E168:.$SI16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9]); &quot;&quot;; IF( COUNTBLANK([.$E169:.$SI169]) = COLUMN([.$SI169]) - COLUMN([.$E169]) +1; 0; IF(SUM([.$E169:.$SI16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0]); &quot;&quot;; IF( COUNTBLANK([.$E170:.$SI170]) = COLUMN([.$SI170]) - COLUMN([.$E170]) +1; 0; IF(SUM([.$E170:.$SI17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1]); &quot;&quot;; IF( COUNTBLANK([.$E171:.$SI171]) = COLUMN([.$SI171]) - COLUMN([.$E171]) +1; 0; IF(SUM([.$E171:.$SI17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2]); &quot;&quot;; IF( COUNTBLANK([.$E172:.$SI172]) = COLUMN([.$SI172]) - COLUMN([.$E172]) +1; 0; IF(SUM([.$E172:.$SI17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3]); &quot;&quot;; IF( COUNTBLANK([.$E173:.$SI173]) = COLUMN([.$SI173]) - COLUMN([.$E173]) +1; 0; IF(SUM([.$E173:.$SI17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4]); &quot;&quot;; IF( COUNTBLANK([.$E174:.$SI174]) = COLUMN([.$SI174]) - COLUMN([.$E174]) +1; 0; IF(SUM([.$E174:.$SI17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5]); &quot;&quot;; IF( COUNTBLANK([.$E175:.$SI175]) = COLUMN([.$SI175]) - COLUMN([.$E175]) +1; 0; IF(SUM([.$E175:.$SI17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6]); &quot;&quot;; IF( COUNTBLANK([.$E176:.$SI176]) = COLUMN([.$SI176]) - COLUMN([.$E176]) +1; 0; IF(SUM([.$E176:.$SI17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7]); &quot;&quot;; IF( COUNTBLANK([.$E177:.$SI177]) = COLUMN([.$SI177]) - COLUMN([.$E177]) +1; 0; IF(SUM([.$E177:.$SI17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8]); &quot;&quot;; IF( COUNTBLANK([.$E178:.$SI178]) = COLUMN([.$SI178]) - COLUMN([.$E178]) +1; 0; IF(SUM([.$E178:.$SI17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9]); &quot;&quot;; IF( COUNTBLANK([.$E179:.$SI179]) = COLUMN([.$SI179]) - COLUMN([.$E179]) +1; 0; IF(SUM([.$E179:.$SI17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0]); &quot;&quot;; IF( COUNTBLANK([.$E180:.$SI180]) = COLUMN([.$SI180]) - COLUMN([.$E180]) +1; 0; IF(SUM([.$E180:.$SI18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1]); &quot;&quot;; IF( COUNTBLANK([.$E181:.$SI181]) = COLUMN([.$SI181]) - COLUMN([.$E181]) +1; 0; IF(SUM([.$E181:.$SI18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2]); &quot;&quot;; IF( COUNTBLANK([.$E182:.$SI182]) = COLUMN([.$SI182]) - COLUMN([.$E182]) +1; 0; IF(SUM([.$E182:.$SI18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3]); &quot;&quot;; IF( COUNTBLANK([.$E183:.$SI183]) = COLUMN([.$SI183]) - COLUMN([.$E183]) +1; 0; IF(SUM([.$E183:.$SI18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4]); &quot;&quot;; IF( COUNTBLANK([.$E184:.$SI184]) = COLUMN([.$SI184]) - COLUMN([.$E184]) +1; 0; IF(SUM([.$E184:.$SI18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5]); &quot;&quot;; IF( COUNTBLANK([.$E185:.$SI185]) = COLUMN([.$SI185]) - COLUMN([.$E185]) +1; 0; IF(SUM([.$E185:.$SI18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6]); &quot;&quot;; IF( COUNTBLANK([.$E186:.$SI186]) = COLUMN([.$SI186]) - COLUMN([.$E186]) +1; 0; IF(SUM([.$E186:.$SI18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7]); &quot;&quot;; IF( COUNTBLANK([.$E187:.$SI187]) = COLUMN([.$SI187]) - COLUMN([.$E187]) +1; 0; IF(SUM([.$E187:.$SI18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8]); &quot;&quot;; IF( COUNTBLANK([.$E188:.$SI188]) = COLUMN([.$SI188]) - COLUMN([.$E188]) +1; 0; IF(SUM([.$E188:.$SI18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9]); &quot;&quot;; IF( COUNTBLANK([.$E189:.$SI189]) = COLUMN([.$SI189]) - COLUMN([.$E189]) +1; 0; IF(SUM([.$E189:.$SI18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0]); &quot;&quot;; IF( COUNTBLANK([.$E190:.$SI190]) = COLUMN([.$SI190]) - COLUMN([.$E190]) +1; 0; IF(SUM([.$E190:.$SI19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1]); &quot;&quot;; IF( COUNTBLANK([.$E191:.$SI191]) = COLUMN([.$SI191]) - COLUMN([.$E191]) +1; 0; IF(SUM([.$E191:.$SI19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2]); &quot;&quot;; IF( COUNTBLANK([.$E192:.$SI192]) = COLUMN([.$SI192]) - COLUMN([.$E192]) +1; 0; IF(SUM([.$E192:.$SI19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3]); &quot;&quot;; IF( COUNTBLANK([.$E193:.$SI193]) = COLUMN([.$SI193]) - COLUMN([.$E193]) +1; 0; IF(SUM([.$E193:.$SI19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4]); &quot;&quot;; IF( COUNTBLANK([.$E194:.$SI194]) = COLUMN([.$SI194]) - COLUMN([.$E194]) +1; 0; IF(SUM([.$E194:.$SI19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5]); &quot;&quot;; IF( COUNTBLANK([.$E195:.$SI195]) = COLUMN([.$SI195]) - COLUMN([.$E195]) +1; 0; IF(SUM([.$E195:.$SI19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6]); &quot;&quot;; IF( COUNTBLANK([.$E196:.$SI196]) = COLUMN([.$SI196]) - COLUMN([.$E196]) +1; 0; IF(SUM([.$E196:.$SI19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7]); &quot;&quot;; IF( COUNTBLANK([.$E197:.$SI197]) = COLUMN([.$SI197]) - COLUMN([.$E197]) +1; 0; IF(SUM([.$E197:.$SI19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8]); &quot;&quot;; IF( COUNTBLANK([.$E198:.$SI198]) = COLUMN([.$SI198]) - COLUMN([.$E198]) +1; 0; IF(SUM([.$E198:.$SI19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9]); &quot;&quot;; IF( COUNTBLANK([.$E199:.$SI199]) = COLUMN([.$SI199]) - COLUMN([.$E199]) +1; 0; IF(SUM([.$E199:.$SI19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0]); &quot;&quot;; IF( COUNTBLANK([.$E200:.$SI200]) = COLUMN([.$SI200]) - COLUMN([.$E200]) +1; 0; IF(SUM([.$E200:.$SI20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1]); &quot;&quot;; IF( COUNTBLANK([.$E201:.$SI201]) = COLUMN([.$SI201]) - COLUMN([.$E201]) +1; 0; IF(SUM([.$E201:.$SI20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2]); &quot;&quot;; IF( COUNTBLANK([.$E202:.$SI202]) = COLUMN([.$SI202]) - COLUMN([.$E202]) +1; 0; IF(SUM([.$E202:.$SI20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3]); &quot;&quot;; IF( COUNTBLANK([.$E203:.$SI203]) = COLUMN([.$SI203]) - COLUMN([.$E203]) +1; 0; IF(SUM([.$E203:.$SI20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4]); &quot;&quot;; IF( COUNTBLANK([.$E204:.$SI204]) = COLUMN([.$SI204]) - COLUMN([.$E204]) +1; 0; IF(SUM([.$E204:.$SI20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5]); &quot;&quot;; IF( COUNTBLANK([.$E205:.$SI205]) = COLUMN([.$SI205]) - COLUMN([.$E205]) +1; 0; IF(SUM([.$E205:.$SI20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6]); &quot;&quot;; IF( COUNTBLANK([.$E206:.$SI206]) = COLUMN([.$SI206]) - COLUMN([.$E206]) +1; 0; IF(SUM([.$E206:.$SI20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7]); &quot;&quot;; IF( COUNTBLANK([.$E207:.$SI207]) = COLUMN([.$SI207]) - COLUMN([.$E207]) +1; 0; IF(SUM([.$E207:.$SI20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8]); &quot;&quot;; IF( COUNTBLANK([.$E208:.$SI208]) = COLUMN([.$SI208]) - COLUMN([.$E208]) +1; 0; IF(SUM([.$E208:.$SI20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9]); &quot;&quot;; IF( COUNTBLANK([.$E209:.$SI209]) = COLUMN([.$SI209]) - COLUMN([.$E209]) +1; 0; IF(SUM([.$E209:.$SI20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0]); &quot;&quot;; IF( COUNTBLANK([.$E210:.$SI210]) = COLUMN([.$SI210]) - COLUMN([.$E210]) +1; 0; IF(SUM([.$E210:.$SI21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1]); &quot;&quot;; IF( COUNTBLANK([.$E211:.$SI211]) = COLUMN([.$SI211]) - COLUMN([.$E211]) +1; 0; IF(SUM([.$E211:.$SI21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2]); &quot;&quot;; IF( COUNTBLANK([.$E212:.$SI212]) = COLUMN([.$SI212]) - COLUMN([.$E212]) +1; 0; IF(SUM([.$E212:.$SI21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3]); &quot;&quot;; IF( COUNTBLANK([.$E213:.$SI213]) = COLUMN([.$SI213]) - COLUMN([.$E213]) +1; 0; IF(SUM([.$E213:.$SI21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4]); &quot;&quot;; IF( COUNTBLANK([.$E214:.$SI214]) = COLUMN([.$SI214]) - COLUMN([.$E214]) +1; 0; IF(SUM([.$E214:.$SI21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5]); &quot;&quot;; IF( COUNTBLANK([.$E215:.$SI215]) = COLUMN([.$SI215]) - COLUMN([.$E215]) +1; 0; IF(SUM([.$E215:.$SI21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6]); &quot;&quot;; IF( COUNTBLANK([.$E216:.$SI216]) = COLUMN([.$SI216]) - COLUMN([.$E216]) +1; 0; IF(SUM([.$E216:.$SI21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7]); &quot;&quot;; IF( COUNTBLANK([.$E217:.$SI217]) = COLUMN([.$SI217]) - COLUMN([.$E217]) +1; 0; IF(SUM([.$E217:.$SI21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8]); &quot;&quot;; IF( COUNTBLANK([.$E218:.$SI218]) = COLUMN([.$SI218]) - COLUMN([.$E218]) +1; 0; IF(SUM([.$E218:.$SI21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9]); &quot;&quot;; IF( COUNTBLANK([.$E219:.$SI219]) = COLUMN([.$SI219]) - COLUMN([.$E219]) +1; 0; IF(SUM([.$E219:.$SI21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0]); &quot;&quot;; IF( COUNTBLANK([.$E220:.$SI220]) = COLUMN([.$SI220]) - COLUMN([.$E220]) +1; 0; IF(SUM([.$E220:.$SI22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1]); &quot;&quot;; IF( COUNTBLANK([.$E221:.$SI221]) = COLUMN([.$SI221]) - COLUMN([.$E221]) +1; 0; IF(SUM([.$E221:.$SI22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2]); &quot;&quot;; IF( COUNTBLANK([.$E222:.$SI222]) = COLUMN([.$SI222]) - COLUMN([.$E222]) +1; 0; IF(SUM([.$E222:.$SI22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3]); &quot;&quot;; IF( COUNTBLANK([.$E223:.$SI223]) = COLUMN([.$SI223]) - COLUMN([.$E223]) +1; 0; IF(SUM([.$E223:.$SI22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4]); &quot;&quot;; IF( COUNTBLANK([.$E224:.$SI224]) = COLUMN([.$SI224]) - COLUMN([.$E224]) +1; 0; IF(SUM([.$E224:.$SI22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5]); &quot;&quot;; IF( COUNTBLANK([.$E225:.$SI225]) = COLUMN([.$SI225]) - COLUMN([.$E225]) +1; 0; IF(SUM([.$E225:.$SI22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6]); &quot;&quot;; IF( COUNTBLANK([.$E226:.$SI226]) = COLUMN([.$SI226]) - COLUMN([.$E226]) +1; 0; IF(SUM([.$E226:.$SI22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7]); &quot;&quot;; IF( COUNTBLANK([.$E227:.$SI227]) = COLUMN([.$SI227]) - COLUMN([.$E227]) +1; 0; IF(SUM([.$E227:.$SI22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8]); &quot;&quot;; IF( COUNTBLANK([.$E228:.$SI228]) = COLUMN([.$SI228]) - COLUMN([.$E228]) +1; 0; IF(SUM([.$E228:.$SI22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9]); &quot;&quot;; IF( COUNTBLANK([.$E229:.$SI229]) = COLUMN([.$SI229]) - COLUMN([.$E229]) +1; 0; IF(SUM([.$E229:.$SI22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0]); &quot;&quot;; IF( COUNTBLANK([.$E230:.$SI230]) = COLUMN([.$SI230]) - COLUMN([.$E230]) +1; 0; IF(SUM([.$E230:.$SI23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1]); &quot;&quot;; IF( COUNTBLANK([.$E231:.$SI231]) = COLUMN([.$SI231]) - COLUMN([.$E231]) +1; 0; IF(SUM([.$E231:.$SI23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2]); &quot;&quot;; IF( COUNTBLANK([.$E232:.$SI232]) = COLUMN([.$SI232]) - COLUMN([.$E232]) +1; 0; IF(SUM([.$E232:.$SI23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3]); &quot;&quot;; IF( COUNTBLANK([.$E233:.$SI233]) = COLUMN([.$SI233]) - COLUMN([.$E233]) +1; 0; IF(SUM([.$E233:.$SI23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4]); &quot;&quot;; IF( COUNTBLANK([.$E234:.$SI234]) = COLUMN([.$SI234]) - COLUMN([.$E234]) +1; 0; IF(SUM([.$E234:.$SI23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5]); &quot;&quot;; IF( COUNTBLANK([.$E235:.$SI235]) = COLUMN([.$SI235]) - COLUMN([.$E235]) +1; 0; IF(SUM([.$E235:.$SI23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6]); &quot;&quot;; IF( COUNTBLANK([.$E236:.$SI236]) = COLUMN([.$SI236]) - COLUMN([.$E236]) +1; 0; IF(SUM([.$E236:.$SI23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7]); &quot;&quot;; IF( COUNTBLANK([.$E237:.$SI237]) = COLUMN([.$SI237]) - COLUMN([.$E237]) +1; 0; IF(SUM([.$E237:.$SI23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8]); &quot;&quot;; IF( COUNTBLANK([.$E238:.$SI238]) = COLUMN([.$SI238]) - COLUMN([.$E238]) +1; 0; IF(SUM([.$E238:.$SI23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9]); &quot;&quot;; IF( COUNTBLANK([.$E239:.$SI239]) = COLUMN([.$SI239]) - COLUMN([.$E239]) +1; 0; IF(SUM([.$E239:.$SI23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0]); &quot;&quot;; IF( COUNTBLANK([.$E240:.$SI240]) = COLUMN([.$SI240]) - COLUMN([.$E240]) +1; 0; IF(SUM([.$E240:.$SI24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1]); &quot;&quot;; IF( COUNTBLANK([.$E241:.$SI241]) = COLUMN([.$SI241]) - COLUMN([.$E241]) +1; 0; IF(SUM([.$E241:.$SI24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2]); &quot;&quot;; IF( COUNTBLANK([.$E242:.$SI242]) = COLUMN([.$SI242]) - COLUMN([.$E242]) +1; 0; IF(SUM([.$E242:.$SI24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3]); &quot;&quot;; IF( COUNTBLANK([.$E243:.$SI243]) = COLUMN([.$SI243]) - COLUMN([.$E243]) +1; 0; IF(SUM([.$E243:.$SI24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4]); &quot;&quot;; IF( COUNTBLANK([.$E244:.$SI244]) = COLUMN([.$SI244]) - COLUMN([.$E244]) +1; 0; IF(SUM([.$E244:.$SI24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5]); &quot;&quot;; IF( COUNTBLANK([.$E245:.$SI245]) = COLUMN([.$SI245]) - COLUMN([.$E245]) +1; 0; IF(SUM([.$E245:.$SI24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6]); &quot;&quot;; IF( COUNTBLANK([.$E246:.$SI246]) = COLUMN([.$SI246]) - COLUMN([.$E246]) +1; 0; IF(SUM([.$E246:.$SI24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7]); &quot;&quot;; IF( COUNTBLANK([.$E247:.$SI247]) = COLUMN([.$SI247]) - COLUMN([.$E247]) +1; 0; IF(SUM([.$E247:.$SI24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8]); &quot;&quot;; IF( COUNTBLANK([.$E248:.$SI248]) = COLUMN([.$SI248]) - COLUMN([.$E248]) +1; 0; IF(SUM([.$E248:.$SI24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9]); &quot;&quot;; IF( COUNTBLANK([.$E249:.$SI249]) = COLUMN([.$SI249]) - COLUMN([.$E249]) +1; 0; IF(SUM([.$E249:.$SI24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0]); &quot;&quot;; IF( COUNTBLANK([.$E250:.$SI250]) = COLUMN([.$SI250]) - COLUMN([.$E250]) +1; 0; IF(SUM([.$E250:.$SI25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1]); &quot;&quot;; IF( COUNTBLANK([.$E251:.$SI251]) = COLUMN([.$SI251]) - COLUMN([.$E251]) +1; 0; IF(SUM([.$E251:.$SI25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2]); &quot;&quot;; IF( COUNTBLANK([.$E252:.$SI252]) = COLUMN([.$SI252]) - COLUMN([.$E252]) +1; 0; IF(SUM([.$E252:.$SI25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3]); &quot;&quot;; IF( COUNTBLANK([.$E253:.$SI253]) = COLUMN([.$SI253]) - COLUMN([.$E253]) +1; 0; IF(SUM([.$E253:.$SI25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4]); &quot;&quot;; IF( COUNTBLANK([.$E254:.$SI254]) = COLUMN([.$SI254]) - COLUMN([.$E254]) +1; 0; IF(SUM([.$E254:.$SI25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5]); &quot;&quot;; IF( COUNTBLANK([.$E255:.$SI255]) = COLUMN([.$SI255]) - COLUMN([.$E255]) +1; 0; IF(SUM([.$E255:.$SI25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6]); &quot;&quot;; IF( COUNTBLANK([.$E256:.$SI256]) = COLUMN([.$SI256]) - COLUMN([.$E256]) +1; 0; IF(SUM([.$E256:.$SI25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7]); &quot;&quot;; IF( COUNTBLANK([.$E257:.$SI257]) = COLUMN([.$SI257]) - COLUMN([.$E257]) +1; 0; IF(SUM([.$E257:.$SI25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8]); &quot;&quot;; IF( COUNTBLANK([.$E258:.$SI258]) = COLUMN([.$SI258]) - COLUMN([.$E258]) +1; 0; IF(SUM([.$E258:.$SI25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9]); &quot;&quot;; IF( COUNTBLANK([.$E259:.$SI259]) = COLUMN([.$SI259]) - COLUMN([.$E259]) +1; 0; IF(SUM([.$E259:.$SI25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0]); &quot;&quot;; IF( COUNTBLANK([.$E260:.$SI260]) = COLUMN([.$SI260]) - COLUMN([.$E260]) +1; 0; IF(SUM([.$E260:.$SI26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1]); &quot;&quot;; IF( COUNTBLANK([.$E261:.$SI261]) = COLUMN([.$SI261]) - COLUMN([.$E261]) +1; 0; IF(SUM([.$E261:.$SI26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2]); &quot;&quot;; IF( COUNTBLANK([.$E262:.$SI262]) = COLUMN([.$SI262]) - COLUMN([.$E262]) +1; 0; IF(SUM([.$E262:.$SI26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3]); &quot;&quot;; IF( COUNTBLANK([.$E263:.$SI263]) = COLUMN([.$SI263]) - COLUMN([.$E263]) +1; 0; IF(SUM([.$E263:.$SI26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4]); &quot;&quot;; IF( COUNTBLANK([.$E264:.$SI264]) = COLUMN([.$SI264]) - COLUMN([.$E264]) +1; 0; IF(SUM([.$E264:.$SI26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5]); &quot;&quot;; IF( COUNTBLANK([.$E265:.$SI265]) = COLUMN([.$SI265]) - COLUMN([.$E265]) +1; 0; IF(SUM([.$E265:.$SI26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6]); &quot;&quot;; IF( COUNTBLANK([.$E266:.$SI266]) = COLUMN([.$SI266]) - COLUMN([.$E266]) +1; 0; IF(SUM([.$E266:.$SI26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7]); &quot;&quot;; IF( COUNTBLANK([.$E267:.$SI267]) = COLUMN([.$SI267]) - COLUMN([.$E267]) +1; 0; IF(SUM([.$E267:.$SI26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8]); &quot;&quot;; IF( COUNTBLANK([.$E268:.$SI268]) = COLUMN([.$SI268]) - COLUMN([.$E268]) +1; 0; IF(SUM([.$E268:.$SI26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9]); &quot;&quot;; IF( COUNTBLANK([.$E269:.$SI269]) = COLUMN([.$SI269]) - COLUMN([.$E269]) +1; 0; IF(SUM([.$E269:.$SI26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0]); &quot;&quot;; IF( COUNTBLANK([.$E270:.$SI270]) = COLUMN([.$SI270]) - COLUMN([.$E270]) +1; 0; IF(SUM([.$E270:.$SI27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1]); &quot;&quot;; IF( COUNTBLANK([.$E271:.$SI271]) = COLUMN([.$SI271]) - COLUMN([.$E271]) +1; 0; IF(SUM([.$E271:.$SI27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2]); &quot;&quot;; IF( COUNTBLANK([.$E272:.$SI272]) = COLUMN([.$SI272]) - COLUMN([.$E272]) +1; 0; IF(SUM([.$E272:.$SI27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3]); &quot;&quot;; IF( COUNTBLANK([.$E273:.$SI273]) = COLUMN([.$SI273]) - COLUMN([.$E273]) +1; 0; IF(SUM([.$E273:.$SI27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4]); &quot;&quot;; IF( COUNTBLANK([.$E274:.$SI274]) = COLUMN([.$SI274]) - COLUMN([.$E274]) +1; 0; IF(SUM([.$E274:.$SI27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5]); &quot;&quot;; IF( COUNTBLANK([.$E275:.$SI275]) = COLUMN([.$SI275]) - COLUMN([.$E275]) +1; 0; IF(SUM([.$E275:.$SI27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6]); &quot;&quot;; IF( COUNTBLANK([.$E276:.$SI276]) = COLUMN([.$SI276]) - COLUMN([.$E276]) +1; 0; IF(SUM([.$E276:.$SI27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7]); &quot;&quot;; IF( COUNTBLANK([.$E277:.$SI277]) = COLUMN([.$SI277]) - COLUMN([.$E277]) +1; 0; IF(SUM([.$E277:.$SI27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8]); &quot;&quot;; IF( COUNTBLANK([.$E278:.$SI278]) = COLUMN([.$SI278]) - COLUMN([.$E278]) +1; 0; IF(SUM([.$E278:.$SI27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9]); &quot;&quot;; IF( COUNTBLANK([.$E279:.$SI279]) = COLUMN([.$SI279]) - COLUMN([.$E279]) +1; 0; IF(SUM([.$E279:.$SI27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0]); &quot;&quot;; IF( COUNTBLANK([.$E280:.$SI280]) = COLUMN([.$SI280]) - COLUMN([.$E280]) +1; 0; IF(SUM([.$E280:.$SI28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1]); &quot;&quot;; IF( COUNTBLANK([.$E281:.$SI281]) = COLUMN([.$SI281]) - COLUMN([.$E281]) +1; 0; IF(SUM([.$E281:.$SI28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2]); &quot;&quot;; IF( COUNTBLANK([.$E282:.$SI282]) = COLUMN([.$SI282]) - COLUMN([.$E282]) +1; 0; IF(SUM([.$E282:.$SI28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3]); &quot;&quot;; IF( COUNTBLANK([.$E283:.$SI283]) = COLUMN([.$SI283]) - COLUMN([.$E283]) +1; 0; IF(SUM([.$E283:.$SI28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4]); &quot;&quot;; IF( COUNTBLANK([.$E284:.$SI284]) = COLUMN([.$SI284]) - COLUMN([.$E284]) +1; 0; IF(SUM([.$E284:.$SI28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5]); &quot;&quot;; IF( COUNTBLANK([.$E285:.$SI285]) = COLUMN([.$SI285]) - COLUMN([.$E285]) +1; 0; IF(SUM([.$E285:.$SI28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6]); &quot;&quot;; IF( COUNTBLANK([.$E286:.$SI286]) = COLUMN([.$SI286]) - COLUMN([.$E286]) +1; 0; IF(SUM([.$E286:.$SI28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7]); &quot;&quot;; IF( COUNTBLANK([.$E287:.$SI287]) = COLUMN([.$SI287]) - COLUMN([.$E287]) +1; 0; IF(SUM([.$E287:.$SI28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8]); &quot;&quot;; IF( COUNTBLANK([.$E288:.$SI288]) = COLUMN([.$SI288]) - COLUMN([.$E288]) +1; 0; IF(SUM([.$E288:.$SI28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9]); &quot;&quot;; IF( COUNTBLANK([.$E289:.$SI289]) = COLUMN([.$SI289]) - COLUMN([.$E289]) +1; 0; IF(SUM([.$E289:.$SI28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0]); &quot;&quot;; IF( COUNTBLANK([.$E290:.$SI290]) = COLUMN([.$SI290]) - COLUMN([.$E290]) +1; 0; IF(SUM([.$E290:.$SI29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1]); &quot;&quot;; IF( COUNTBLANK([.$E291:.$SI291]) = COLUMN([.$SI291]) - COLUMN([.$E291]) +1; 0; IF(SUM([.$E291:.$SI29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2]); &quot;&quot;; IF( COUNTBLANK([.$E292:.$SI292]) = COLUMN([.$SI292]) - COLUMN([.$E292]) +1; 0; IF(SUM([.$E292:.$SI29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3]); &quot;&quot;; IF( COUNTBLANK([.$E293:.$SI293]) = COLUMN([.$SI293]) - COLUMN([.$E293]) +1; 0; IF(SUM([.$E293:.$SI29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4]); &quot;&quot;; IF( COUNTBLANK([.$E294:.$SI294]) = COLUMN([.$SI294]) - COLUMN([.$E294]) +1; 0; IF(SUM([.$E294:.$SI29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5]); &quot;&quot;; IF( COUNTBLANK([.$E295:.$SI295]) = COLUMN([.$SI295]) - COLUMN([.$E295]) +1; 0; IF(SUM([.$E295:.$SI29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6]); &quot;&quot;; IF( COUNTBLANK([.$E296:.$SI296]) = COLUMN([.$SI296]) - COLUMN([.$E296]) +1; 0; IF(SUM([.$E296:.$SI29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7]); &quot;&quot;; IF( COUNTBLANK([.$E297:.$SI297]) = COLUMN([.$SI297]) - COLUMN([.$E297]) +1; 0; IF(SUM([.$E297:.$SI29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8]); &quot;&quot;; IF( COUNTBLANK([.$E298:.$SI298]) = COLUMN([.$SI298]) - COLUMN([.$E298]) +1; 0; IF(SUM([.$E298:.$SI29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9]); &quot;&quot;; IF( COUNTBLANK([.$E299:.$SI299]) = COLUMN([.$SI299]) - COLUMN([.$E299]) +1; 0; IF(SUM([.$E299:.$SI29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0]); &quot;&quot;; IF( COUNTBLANK([.$E300:.$SI300]) = COLUMN([.$SI300]) - COLUMN([.$E300]) +1; 0; IF(SUM([.$E300:.$SI30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1]); &quot;&quot;; IF( COUNTBLANK([.$E301:.$SI301]) = COLUMN([.$SI301]) - COLUMN([.$E301]) +1; 0; IF(SUM([.$E301:.$SI30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2]); &quot;&quot;; IF( COUNTBLANK([.$E302:.$SI302]) = COLUMN([.$SI302]) - COLUMN([.$E302]) +1; 0; IF(SUM([.$E302:.$SI30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3]); &quot;&quot;; IF( COUNTBLANK([.$E303:.$SI303]) = COLUMN([.$SI303]) - COLUMN([.$E303]) +1; 0; IF(SUM([.$E303:.$SI30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4]); &quot;&quot;; IF( COUNTBLANK([.$E304:.$SI304]) = COLUMN([.$SI304]) - COLUMN([.$E304]) +1; 0; IF(SUM([.$E304:.$SI30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5]); &quot;&quot;; IF( COUNTBLANK([.$E305:.$SI305]) = COLUMN([.$SI305]) - COLUMN([.$E305]) +1; 0; IF(SUM([.$E305:.$SI30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6]); &quot;&quot;; IF( COUNTBLANK([.$E306:.$SI306]) = COLUMN([.$SI306]) - COLUMN([.$E306]) +1; 0; IF(SUM([.$E306:.$SI30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7]); &quot;&quot;; IF( COUNTBLANK([.$E307:.$SI307]) = COLUMN([.$SI307]) - COLUMN([.$E307]) +1; 0; IF(SUM([.$E307:.$SI30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8]); &quot;&quot;; IF( COUNTBLANK([.$E308:.$SI308]) = COLUMN([.$SI308]) - COLUMN([.$E308]) +1; 0; IF(SUM([.$E308:.$SI30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9]); &quot;&quot;; IF( COUNTBLANK([.$E309:.$SI309]) = COLUMN([.$SI309]) - COLUMN([.$E309]) +1; 0; IF(SUM([.$E309:.$SI30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0]); &quot;&quot;; IF( COUNTBLANK([.$E310:.$SI310]) = COLUMN([.$SI310]) - COLUMN([.$E310]) +1; 0; IF(SUM([.$E310:.$SI31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1]); &quot;&quot;; IF( COUNTBLANK([.$E311:.$SI311]) = COLUMN([.$SI311]) - COLUMN([.$E311]) +1; 0; IF(SUM([.$E311:.$SI31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2]); &quot;&quot;; IF( COUNTBLANK([.$E312:.$SI312]) = COLUMN([.$SI312]) - COLUMN([.$E312]) +1; 0; IF(SUM([.$E312:.$SI31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3]); &quot;&quot;; IF( COUNTBLANK([.$E313:.$SI313]) = COLUMN([.$SI313]) - COLUMN([.$E313]) +1; 0; IF(SUM([.$E313:.$SI31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4]); &quot;&quot;; IF( COUNTBLANK([.$E314:.$SI314]) = COLUMN([.$SI314]) - COLUMN([.$E314]) +1; 0; IF(SUM([.$E314:.$SI31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5]); &quot;&quot;; IF( COUNTBLANK([.$E315:.$SI315]) = COLUMN([.$SI315]) - COLUMN([.$E315]) +1; 0; IF(SUM([.$E315:.$SI31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6]); &quot;&quot;; IF( COUNTBLANK([.$E316:.$SI316]) = COLUMN([.$SI316]) - COLUMN([.$E316]) +1; 0; IF(SUM([.$E316:.$SI31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7]); &quot;&quot;; IF( COUNTBLANK([.$E317:.$SI317]) = COLUMN([.$SI317]) - COLUMN([.$E317]) +1; 0; IF(SUM([.$E317:.$SI31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8]); &quot;&quot;; IF( COUNTBLANK([.$E318:.$SI318]) = COLUMN([.$SI318]) - COLUMN([.$E318]) +1; 0; IF(SUM([.$E318:.$SI31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9]); &quot;&quot;; IF( COUNTBLANK([.$E319:.$SI319]) = COLUMN([.$SI319]) - COLUMN([.$E319]) +1; 0; IF(SUM([.$E319:.$SI31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0]); &quot;&quot;; IF( COUNTBLANK([.$E320:.$SI320]) = COLUMN([.$SI320]) - COLUMN([.$E320]) +1; 0; IF(SUM([.$E320:.$SI32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1]); &quot;&quot;; IF( COUNTBLANK([.$E321:.$SI321]) = COLUMN([.$SI321]) - COLUMN([.$E321]) +1; 0; IF(SUM([.$E321:.$SI32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2]); &quot;&quot;; IF( COUNTBLANK([.$E322:.$SI322]) = COLUMN([.$SI322]) - COLUMN([.$E322]) +1; 0; IF(SUM([.$E322:.$SI32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3]); &quot;&quot;; IF( COUNTBLANK([.$E323:.$SI323]) = COLUMN([.$SI323]) - COLUMN([.$E323]) +1; 0; IF(SUM([.$E323:.$SI32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4]); &quot;&quot;; IF( COUNTBLANK([.$E324:.$SI324]) = COLUMN([.$SI324]) - COLUMN([.$E324]) +1; 0; IF(SUM([.$E324:.$SI32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5]); &quot;&quot;; IF( COUNTBLANK([.$E325:.$SI325]) = COLUMN([.$SI325]) - COLUMN([.$E325]) +1; 0; IF(SUM([.$E325:.$SI32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6]); &quot;&quot;; IF( COUNTBLANK([.$E326:.$SI326]) = COLUMN([.$SI326]) - COLUMN([.$E326]) +1; 0; IF(SUM([.$E326:.$SI32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7]); &quot;&quot;; IF( COUNTBLANK([.$E327:.$SI327]) = COLUMN([.$SI327]) - COLUMN([.$E327]) +1; 0; IF(SUM([.$E327:.$SI32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8]); &quot;&quot;; IF( COUNTBLANK([.$E328:.$SI328]) = COLUMN([.$SI328]) - COLUMN([.$E328]) +1; 0; IF(SUM([.$E328:.$SI32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9]); &quot;&quot;; IF( COUNTBLANK([.$E329:.$SI329]) = COLUMN([.$SI329]) - COLUMN([.$E329]) +1; 0; IF(SUM([.$E329:.$SI32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0]); &quot;&quot;; IF( COUNTBLANK([.$E330:.$SI330]) = COLUMN([.$SI330]) - COLUMN([.$E330]) +1; 0; IF(SUM([.$E330:.$SI33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1]); &quot;&quot;; IF( COUNTBLANK([.$E331:.$SI331]) = COLUMN([.$SI331]) - COLUMN([.$E331]) +1; 0; IF(SUM([.$E331:.$SI33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2]); &quot;&quot;; IF( COUNTBLANK([.$E332:.$SI332]) = COLUMN([.$SI332]) - COLUMN([.$E332]) +1; 0; IF(SUM([.$E332:.$SI33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3]); &quot;&quot;; IF( COUNTBLANK([.$E333:.$SI333]) = COLUMN([.$SI333]) - COLUMN([.$E333]) +1; 0; IF(SUM([.$E333:.$SI33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4]); &quot;&quot;; IF( COUNTBLANK([.$E334:.$SI334]) = COLUMN([.$SI334]) - COLUMN([.$E334]) +1; 0; IF(SUM([.$E334:.$SI33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5]); &quot;&quot;; IF( COUNTBLANK([.$E335:.$SI335]) = COLUMN([.$SI335]) - COLUMN([.$E335]) +1; 0; IF(SUM([.$E335:.$SI33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6]); &quot;&quot;; IF( COUNTBLANK([.$E336:.$SI336]) = COLUMN([.$SI336]) - COLUMN([.$E336]) +1; 0; IF(SUM([.$E336:.$SI33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7]); &quot;&quot;; IF( COUNTBLANK([.$E337:.$SI337]) = COLUMN([.$SI337]) - COLUMN([.$E337]) +1; 0; IF(SUM([.$E337:.$SI33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8]); &quot;&quot;; IF( COUNTBLANK([.$E338:.$SI338]) = COLUMN([.$SI338]) - COLUMN([.$E338]) +1; 0; IF(SUM([.$E338:.$SI33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9]); &quot;&quot;; IF( COUNTBLANK([.$E339:.$SI339]) = COLUMN([.$SI339]) - COLUMN([.$E339]) +1; 0; IF(SUM([.$E339:.$SI33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0]); &quot;&quot;; IF( COUNTBLANK([.$E340:.$SI340]) = COLUMN([.$SI340]) - COLUMN([.$E340]) +1; 0; IF(SUM([.$E340:.$SI34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1]); &quot;&quot;; IF( COUNTBLANK([.$E341:.$SI341]) = COLUMN([.$SI341]) - COLUMN([.$E341]) +1; 0; IF(SUM([.$E341:.$SI34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2]); &quot;&quot;; IF( COUNTBLANK([.$E342:.$SI342]) = COLUMN([.$SI342]) - COLUMN([.$E342]) +1; 0; IF(SUM([.$E342:.$SI34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3]); &quot;&quot;; IF( COUNTBLANK([.$E343:.$SI343]) = COLUMN([.$SI343]) - COLUMN([.$E343]) +1; 0; IF(SUM([.$E343:.$SI34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4]); &quot;&quot;; IF( COUNTBLANK([.$E344:.$SI344]) = COLUMN([.$SI344]) - COLUMN([.$E344]) +1; 0; IF(SUM([.$E344:.$SI34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5]); &quot;&quot;; IF( COUNTBLANK([.$E345:.$SI345]) = COLUMN([.$SI345]) - COLUMN([.$E345]) +1; 0; IF(SUM([.$E345:.$SI34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6]); &quot;&quot;; IF( COUNTBLANK([.$E346:.$SI346]) = COLUMN([.$SI346]) - COLUMN([.$E346]) +1; 0; IF(SUM([.$E346:.$SI34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7]); &quot;&quot;; IF( COUNTBLANK([.$E347:.$SI347]) = COLUMN([.$SI347]) - COLUMN([.$E347]) +1; 0; IF(SUM([.$E347:.$SI34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8]); &quot;&quot;; IF( COUNTBLANK([.$E348:.$SI348]) = COLUMN([.$SI348]) - COLUMN([.$E348]) +1; 0; IF(SUM([.$E348:.$SI34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9]); &quot;&quot;; IF( COUNTBLANK([.$E349:.$SI349]) = COLUMN([.$SI349]) - COLUMN([.$E349]) +1; 0; IF(SUM([.$E349:.$SI34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0]); &quot;&quot;; IF( COUNTBLANK([.$E350:.$SI350]) = COLUMN([.$SI350]) - COLUMN([.$E350]) +1; 0; IF(SUM([.$E350:.$SI35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1]); &quot;&quot;; IF( COUNTBLANK([.$E351:.$SI351]) = COLUMN([.$SI351]) - COLUMN([.$E351]) +1; 0; IF(SUM([.$E351:.$SI35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2]); &quot;&quot;; IF( COUNTBLANK([.$E352:.$SI352]) = COLUMN([.$SI352]) - COLUMN([.$E352]) +1; 0; IF(SUM([.$E352:.$SI35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3]); &quot;&quot;; IF( COUNTBLANK([.$E353:.$SI353]) = COLUMN([.$SI353]) - COLUMN([.$E353]) +1; 0; IF(SUM([.$E353:.$SI35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4]); &quot;&quot;; IF( COUNTBLANK([.$E354:.$SI354]) = COLUMN([.$SI354]) - COLUMN([.$E354]) +1; 0; IF(SUM([.$E354:.$SI35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5]); &quot;&quot;; IF( COUNTBLANK([.$E355:.$SI355]) = COLUMN([.$SI355]) - COLUMN([.$E355]) +1; 0; IF(SUM([.$E355:.$SI35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6]); &quot;&quot;; IF( COUNTBLANK([.$E356:.$SI356]) = COLUMN([.$SI356]) - COLUMN([.$E356]) +1; 0; IF(SUM([.$E356:.$SI35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7]); &quot;&quot;; IF( COUNTBLANK([.$E357:.$SI357]) = COLUMN([.$SI357]) - COLUMN([.$E357]) +1; 0; IF(SUM([.$E357:.$SI35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8]); &quot;&quot;; IF( COUNTBLANK([.$E358:.$SI358]) = COLUMN([.$SI358]) - COLUMN([.$E358]) +1; 0; IF(SUM([.$E358:.$SI35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9]); &quot;&quot;; IF( COUNTBLANK([.$E359:.$SI359]) = COLUMN([.$SI359]) - COLUMN([.$E359]) +1; 0; IF(SUM([.$E359:.$SI35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0]); &quot;&quot;; IF( COUNTBLANK([.$E360:.$SI360]) = COLUMN([.$SI360]) - COLUMN([.$E360]) +1; 0; IF(SUM([.$E360:.$SI36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1]); &quot;&quot;; IF( COUNTBLANK([.$E361:.$SI361]) = COLUMN([.$SI361]) - COLUMN([.$E361]) +1; 0; IF(SUM([.$E361:.$SI36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2]); &quot;&quot;; IF( COUNTBLANK([.$E362:.$SI362]) = COLUMN([.$SI362]) - COLUMN([.$E362]) +1; 0; IF(SUM([.$E362:.$SI36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3]); &quot;&quot;; IF( COUNTBLANK([.$E363:.$SI363]) = COLUMN([.$SI363]) - COLUMN([.$E363]) +1; 0; IF(SUM([.$E363:.$SI36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4]); &quot;&quot;; IF( COUNTBLANK([.$E364:.$SI364]) = COLUMN([.$SI364]) - COLUMN([.$E364]) +1; 0; IF(SUM([.$E364:.$SI36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5]); &quot;&quot;; IF( COUNTBLANK([.$E365:.$SI365]) = COLUMN([.$SI365]) - COLUMN([.$E365]) +1; 0; IF(SUM([.$E365:.$SI36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6]); &quot;&quot;; IF( COUNTBLANK([.$E366:.$SI366]) = COLUMN([.$SI366]) - COLUMN([.$E366]) +1; 0; IF(SUM([.$E366:.$SI36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7]); &quot;&quot;; IF( COUNTBLANK([.$E367:.$SI367]) = COLUMN([.$SI367]) - COLUMN([.$E367]) +1; 0; IF(SUM([.$E367:.$SI36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8]); &quot;&quot;; IF( COUNTBLANK([.$E368:.$SI368]) = COLUMN([.$SI368]) - COLUMN([.$E368]) +1; 0; IF(SUM([.$E368:.$SI36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9]); &quot;&quot;; IF( COUNTBLANK([.$E369:.$SI369]) = COLUMN([.$SI369]) - COLUMN([.$E369]) +1; 0; IF(SUM([.$E369:.$SI36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0]); &quot;&quot;; IF( COUNTBLANK([.$E370:.$SI370]) = COLUMN([.$SI370]) - COLUMN([.$E370]) +1; 0; IF(SUM([.$E370:.$SI37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1]); &quot;&quot;; IF( COUNTBLANK([.$E371:.$SI371]) = COLUMN([.$SI371]) - COLUMN([.$E371]) +1; 0; IF(SUM([.$E371:.$SI37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2]); &quot;&quot;; IF( COUNTBLANK([.$E372:.$SI372]) = COLUMN([.$SI372]) - COLUMN([.$E372]) +1; 0; IF(SUM([.$E372:.$SI37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3]); &quot;&quot;; IF( COUNTBLANK([.$E373:.$SI373]) = COLUMN([.$SI373]) - COLUMN([.$E373]) +1; 0; IF(SUM([.$E373:.$SI37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4]); &quot;&quot;; IF( COUNTBLANK([.$E374:.$SI374]) = COLUMN([.$SI374]) - COLUMN([.$E374]) +1; 0; IF(SUM([.$E374:.$SI37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5]); &quot;&quot;; IF( COUNTBLANK([.$E375:.$SI375]) = COLUMN([.$SI375]) - COLUMN([.$E375]) +1; 0; IF(SUM([.$E375:.$SI37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6]); &quot;&quot;; IF( COUNTBLANK([.$E376:.$SI376]) = COLUMN([.$SI376]) - COLUMN([.$E376]) +1; 0; IF(SUM([.$E376:.$SI37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7]); &quot;&quot;; IF( COUNTBLANK([.$E377:.$SI377]) = COLUMN([.$SI377]) - COLUMN([.$E377]) +1; 0; IF(SUM([.$E377:.$SI37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8]); &quot;&quot;; IF( COUNTBLANK([.$E378:.$SI378]) = COLUMN([.$SI378]) - COLUMN([.$E378]) +1; 0; IF(SUM([.$E378:.$SI37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9]); &quot;&quot;; IF( COUNTBLANK([.$E379:.$SI379]) = COLUMN([.$SI379]) - COLUMN([.$E379]) +1; 0; IF(SUM([.$E379:.$SI37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0]); &quot;&quot;; IF( COUNTBLANK([.$E380:.$SI380]) = COLUMN([.$SI380]) - COLUMN([.$E380]) +1; 0; IF(SUM([.$E380:.$SI38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1]); &quot;&quot;; IF( COUNTBLANK([.$E381:.$SI381]) = COLUMN([.$SI381]) - COLUMN([.$E381]) +1; 0; IF(SUM([.$E381:.$SI38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2]); &quot;&quot;; IF( COUNTBLANK([.$E382:.$SI382]) = COLUMN([.$SI382]) - COLUMN([.$E382]) +1; 0; IF(SUM([.$E382:.$SI38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3]); &quot;&quot;; IF( COUNTBLANK([.$E383:.$SI383]) = COLUMN([.$SI383]) - COLUMN([.$E383]) +1; 0; IF(SUM([.$E383:.$SI38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4]); &quot;&quot;; IF( COUNTBLANK([.$E384:.$SI384]) = COLUMN([.$SI384]) - COLUMN([.$E384]) +1; 0; IF(SUM([.$E384:.$SI38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5]); &quot;&quot;; IF( COUNTBLANK([.$E385:.$SI385]) = COLUMN([.$SI385]) - COLUMN([.$E385]) +1; 0; IF(SUM([.$E385:.$SI38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6]); &quot;&quot;; IF( COUNTBLANK([.$E386:.$SI386]) = COLUMN([.$SI386]) - COLUMN([.$E386]) +1; 0; IF(SUM([.$E386:.$SI38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7]); &quot;&quot;; IF( COUNTBLANK([.$E387:.$SI387]) = COLUMN([.$SI387]) - COLUMN([.$E387]) +1; 0; IF(SUM([.$E387:.$SI38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8]); &quot;&quot;; IF( COUNTBLANK([.$E388:.$SI388]) = COLUMN([.$SI388]) - COLUMN([.$E388]) +1; 0; IF(SUM([.$E388:.$SI38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9]); &quot;&quot;; IF( COUNTBLANK([.$E389:.$SI389]) = COLUMN([.$SI389]) - COLUMN([.$E389]) +1; 0; IF(SUM([.$E389:.$SI38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0]); &quot;&quot;; IF( COUNTBLANK([.$E390:.$SI390]) = COLUMN([.$SI390]) - COLUMN([.$E390]) +1; 0; IF(SUM([.$E390:.$SI39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1]); &quot;&quot;; IF( COUNTBLANK([.$E391:.$SI391]) = COLUMN([.$SI391]) - COLUMN([.$E391]) +1; 0; IF(SUM([.$E391:.$SI39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2]); &quot;&quot;; IF( COUNTBLANK([.$E392:.$SI392]) = COLUMN([.$SI392]) - COLUMN([.$E392]) +1; 0; IF(SUM([.$E392:.$SI39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3]); &quot;&quot;; IF( COUNTBLANK([.$E393:.$SI393]) = COLUMN([.$SI393]) - COLUMN([.$E393]) +1; 0; IF(SUM([.$E393:.$SI39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4]); &quot;&quot;; IF( COUNTBLANK([.$E394:.$SI394]) = COLUMN([.$SI394]) - COLUMN([.$E394]) +1; 0; IF(SUM([.$E394:.$SI39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5]); &quot;&quot;; IF( COUNTBLANK([.$E395:.$SI395]) = COLUMN([.$SI395]) - COLUMN([.$E395]) +1; 0; IF(SUM([.$E395:.$SI39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6]); &quot;&quot;; IF( COUNTBLANK([.$E396:.$SI396]) = COLUMN([.$SI396]) - COLUMN([.$E396]) +1; 0; IF(SUM([.$E396:.$SI39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7]); &quot;&quot;; IF( COUNTBLANK([.$E397:.$SI397]) = COLUMN([.$SI397]) - COLUMN([.$E397]) +1; 0; IF(SUM([.$E397:.$SI39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8]); &quot;&quot;; IF( COUNTBLANK([.$E398:.$SI398]) = COLUMN([.$SI398]) - COLUMN([.$E398]) +1; 0; IF(SUM([.$E398:.$SI39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9]); &quot;&quot;; IF( COUNTBLANK([.$E399:.$SI399]) = COLUMN([.$SI399]) - COLUMN([.$E399]) +1; 0; IF(SUM([.$E399:.$SI39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0]); &quot;&quot;; IF( COUNTBLANK([.$E400:.$SI400]) = COLUMN([.$SI400]) - COLUMN([.$E400]) +1; 0; IF(SUM([.$E400:.$SI40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1]); &quot;&quot;; IF( COUNTBLANK([.$E401:.$SI401]) = COLUMN([.$SI401]) - COLUMN([.$E401]) +1; 0; IF(SUM([.$E401:.$SI40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2]); &quot;&quot;; IF( COUNTBLANK([.$E402:.$SI402]) = COLUMN([.$SI402]) - COLUMN([.$E402]) +1; 0; IF(SUM([.$E402:.$SI40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3]); &quot;&quot;; IF( COUNTBLANK([.$E403:.$SI403]) = COLUMN([.$SI403]) - COLUMN([.$E403]) +1; 0; IF(SUM([.$E403:.$SI40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4]); &quot;&quot;; IF( COUNTBLANK([.$E404:.$SI404]) = COLUMN([.$SI404]) - COLUMN([.$E404]) +1; 0; IF(SUM([.$E404:.$SI40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5]); &quot;&quot;; IF( COUNTBLANK([.$E405:.$SI405]) = COLUMN([.$SI405]) - COLUMN([.$E405]) +1; 0; IF(SUM([.$E405:.$SI40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6]); &quot;&quot;; IF( COUNTBLANK([.$E406:.$SI406]) = COLUMN([.$SI406]) - COLUMN([.$E406]) +1; 0; IF(SUM([.$E406:.$SI40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7]); &quot;&quot;; IF( COUNTBLANK([.$E407:.$SI407]) = COLUMN([.$SI407]) - COLUMN([.$E407]) +1; 0; IF(SUM([.$E407:.$SI40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8]); &quot;&quot;; IF( COUNTBLANK([.$E408:.$SI408]) = COLUMN([.$SI408]) - COLUMN([.$E408]) +1; 0; IF(SUM([.$E408:.$SI40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9]); &quot;&quot;; IF( COUNTBLANK([.$E409:.$SI409]) = COLUMN([.$SI409]) - COLUMN([.$E409]) +1; 0; IF(SUM([.$E409:.$SI40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0]); &quot;&quot;; IF( COUNTBLANK([.$E410:.$SI410]) = COLUMN([.$SI410]) - COLUMN([.$E410]) +1; 0; IF(SUM([.$E410:.$SI41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1]); &quot;&quot;; IF( COUNTBLANK([.$E411:.$SI411]) = COLUMN([.$SI411]) - COLUMN([.$E411]) +1; 0; IF(SUM([.$E411:.$SI41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2]); &quot;&quot;; IF( COUNTBLANK([.$E412:.$SI412]) = COLUMN([.$SI412]) - COLUMN([.$E412]) +1; 0; IF(SUM([.$E412:.$SI41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3]); &quot;&quot;; IF( COUNTBLANK([.$E413:.$SI413]) = COLUMN([.$SI413]) - COLUMN([.$E413]) +1; 0; IF(SUM([.$E413:.$SI41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4]); &quot;&quot;; IF( COUNTBLANK([.$E414:.$SI414]) = COLUMN([.$SI414]) - COLUMN([.$E414]) +1; 0; IF(SUM([.$E414:.$SI41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5]); &quot;&quot;; IF( COUNTBLANK([.$E415:.$SI415]) = COLUMN([.$SI415]) - COLUMN([.$E415]) +1; 0; IF(SUM([.$E415:.$SI41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6]); &quot;&quot;; IF( COUNTBLANK([.$E416:.$SI416]) = COLUMN([.$SI416]) - COLUMN([.$E416]) +1; 0; IF(SUM([.$E416:.$SI41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7]); &quot;&quot;; IF( COUNTBLANK([.$E417:.$SI417]) = COLUMN([.$SI417]) - COLUMN([.$E417]) +1; 0; IF(SUM([.$E417:.$SI41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8]); &quot;&quot;; IF( COUNTBLANK([.$E418:.$SI418]) = COLUMN([.$SI418]) - COLUMN([.$E418]) +1; 0; IF(SUM([.$E418:.$SI41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9]); &quot;&quot;; IF( COUNTBLANK([.$E419:.$SI419]) = COLUMN([.$SI419]) - COLUMN([.$E419]) +1; 0; IF(SUM([.$E419:.$SI41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0]); &quot;&quot;; IF( COUNTBLANK([.$E420:.$SI420]) = COLUMN([.$SI420]) - COLUMN([.$E420]) +1; 0; IF(SUM([.$E420:.$SI42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1]); &quot;&quot;; IF( COUNTBLANK([.$E421:.$SI421]) = COLUMN([.$SI421]) - COLUMN([.$E421]) +1; 0; IF(SUM([.$E421:.$SI42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2]); &quot;&quot;; IF( COUNTBLANK([.$E422:.$SI422]) = COLUMN([.$SI422]) - COLUMN([.$E422]) +1; 0; IF(SUM([.$E422:.$SI42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3]); &quot;&quot;; IF( COUNTBLANK([.$E423:.$SI423]) = COLUMN([.$SI423]) - COLUMN([.$E423]) +1; 0; IF(SUM([.$E423:.$SI42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4]); &quot;&quot;; IF( COUNTBLANK([.$E424:.$SI424]) = COLUMN([.$SI424]) - COLUMN([.$E424]) +1; 0; IF(SUM([.$E424:.$SI42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5]); &quot;&quot;; IF( COUNTBLANK([.$E425:.$SI425]) = COLUMN([.$SI425]) - COLUMN([.$E425]) +1; 0; IF(SUM([.$E425:.$SI42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6]); &quot;&quot;; IF( COUNTBLANK([.$E426:.$SI426]) = COLUMN([.$SI426]) - COLUMN([.$E426]) +1; 0; IF(SUM([.$E426:.$SI42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7]); &quot;&quot;; IF( COUNTBLANK([.$E427:.$SI427]) = COLUMN([.$SI427]) - COLUMN([.$E427]) +1; 0; IF(SUM([.$E427:.$SI42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8]); &quot;&quot;; IF( COUNTBLANK([.$E428:.$SI428]) = COLUMN([.$SI428]) - COLUMN([.$E428]) +1; 0; IF(SUM([.$E428:.$SI42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9]); &quot;&quot;; IF( COUNTBLANK([.$E429:.$SI429]) = COLUMN([.$SI429]) - COLUMN([.$E429]) +1; 0; IF(SUM([.$E429:.$SI42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0]); &quot;&quot;; IF( COUNTBLANK([.$E430:.$SI430]) = COLUMN([.$SI430]) - COLUMN([.$E430]) +1; 0; IF(SUM([.$E430:.$SI43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1]); &quot;&quot;; IF( COUNTBLANK([.$E431:.$SI431]) = COLUMN([.$SI431]) - COLUMN([.$E431]) +1; 0; IF(SUM([.$E431:.$SI43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2]); &quot;&quot;; IF( COUNTBLANK([.$E432:.$SI432]) = COLUMN([.$SI432]) - COLUMN([.$E432]) +1; 0; IF(SUM([.$E432:.$SI43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3]); &quot;&quot;; IF( COUNTBLANK([.$E433:.$SI433]) = COLUMN([.$SI433]) - COLUMN([.$E433]) +1; 0; IF(SUM([.$E433:.$SI43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4]); &quot;&quot;; IF( COUNTBLANK([.$E434:.$SI434]) = COLUMN([.$SI434]) - COLUMN([.$E434]) +1; 0; IF(SUM([.$E434:.$SI43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5]); &quot;&quot;; IF( COUNTBLANK([.$E435:.$SI435]) = COLUMN([.$SI435]) - COLUMN([.$E435]) +1; 0; IF(SUM([.$E435:.$SI43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6]); &quot;&quot;; IF( COUNTBLANK([.$E436:.$SI436]) = COLUMN([.$SI436]) - COLUMN([.$E436]) +1; 0; IF(SUM([.$E436:.$SI43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7]); &quot;&quot;; IF( COUNTBLANK([.$E437:.$SI437]) = COLUMN([.$SI437]) - COLUMN([.$E437]) +1; 0; IF(SUM([.$E437:.$SI43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8]); &quot;&quot;; IF( COUNTBLANK([.$E438:.$SI438]) = COLUMN([.$SI438]) - COLUMN([.$E438]) +1; 0; IF(SUM([.$E438:.$SI43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9]); &quot;&quot;; IF( COUNTBLANK([.$E439:.$SI439]) = COLUMN([.$SI439]) - COLUMN([.$E439]) +1; 0; IF(SUM([.$E439:.$SI43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0]); &quot;&quot;; IF( COUNTBLANK([.$E440:.$SI440]) = COLUMN([.$SI440]) - COLUMN([.$E440]) +1; 0; IF(SUM([.$E440:.$SI44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1]); &quot;&quot;; IF( COUNTBLANK([.$E441:.$SI441]) = COLUMN([.$SI441]) - COLUMN([.$E441]) +1; 0; IF(SUM([.$E441:.$SI44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2]); &quot;&quot;; IF( COUNTBLANK([.$E442:.$SI442]) = COLUMN([.$SI442]) - COLUMN([.$E442]) +1; 0; IF(SUM([.$E442:.$SI44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3]); &quot;&quot;; IF( COUNTBLANK([.$E443:.$SI443]) = COLUMN([.$SI443]) - COLUMN([.$E443]) +1; 0; IF(SUM([.$E443:.$SI44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4]); &quot;&quot;; IF( COUNTBLANK([.$E444:.$SI444]) = COLUMN([.$SI444]) - COLUMN([.$E444]) +1; 0; IF(SUM([.$E444:.$SI44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5]); &quot;&quot;; IF( COUNTBLANK([.$E445:.$SI445]) = COLUMN([.$SI445]) - COLUMN([.$E445]) +1; 0; IF(SUM([.$E445:.$SI44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6]); &quot;&quot;; IF( COUNTBLANK([.$E446:.$SI446]) = COLUMN([.$SI446]) - COLUMN([.$E446]) +1; 0; IF(SUM([.$E446:.$SI44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7]); &quot;&quot;; IF( COUNTBLANK([.$E447:.$SI447]) = COLUMN([.$SI447]) - COLUMN([.$E447]) +1; 0; IF(SUM([.$E447:.$SI44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8]); &quot;&quot;; IF( COUNTBLANK([.$E448:.$SI448]) = COLUMN([.$SI448]) - COLUMN([.$E448]) +1; 0; IF(SUM([.$E448:.$SI44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9]); &quot;&quot;; IF( COUNTBLANK([.$E449:.$SI449]) = COLUMN([.$SI449]) - COLUMN([.$E449]) +1; 0; IF(SUM([.$E449:.$SI44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0]); &quot;&quot;; IF( COUNTBLANK([.$E450:.$SI450]) = COLUMN([.$SI450]) - COLUMN([.$E450]) +1; 0; IF(SUM([.$E450:.$SI45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1]); &quot;&quot;; IF( COUNTBLANK([.$E451:.$SI451]) = COLUMN([.$SI451]) - COLUMN([.$E451]) +1; 0; IF(SUM([.$E451:.$SI45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2]); &quot;&quot;; IF( COUNTBLANK([.$E452:.$SI452]) = COLUMN([.$SI452]) - COLUMN([.$E452]) +1; 0; IF(SUM([.$E452:.$SI45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3]); &quot;&quot;; IF( COUNTBLANK([.$E453:.$SI453]) = COLUMN([.$SI453]) - COLUMN([.$E453]) +1; 0; IF(SUM([.$E453:.$SI45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4]); &quot;&quot;; IF( COUNTBLANK([.$E454:.$SI454]) = COLUMN([.$SI454]) - COLUMN([.$E454]) +1; 0; IF(SUM([.$E454:.$SI45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5]); &quot;&quot;; IF( COUNTBLANK([.$E455:.$SI455]) = COLUMN([.$SI455]) - COLUMN([.$E455]) +1; 0; IF(SUM([.$E455:.$SI45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6]); &quot;&quot;; IF( COUNTBLANK([.$E456:.$SI456]) = COLUMN([.$SI456]) - COLUMN([.$E456]) +1; 0; IF(SUM([.$E456:.$SI45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7]); &quot;&quot;; IF( COUNTBLANK([.$E457:.$SI457]) = COLUMN([.$SI457]) - COLUMN([.$E457]) +1; 0; IF(SUM([.$E457:.$SI45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8]); &quot;&quot;; IF( COUNTBLANK([.$E458:.$SI458]) = COLUMN([.$SI458]) - COLUMN([.$E458]) +1; 0; IF(SUM([.$E458:.$SI45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9]); &quot;&quot;; IF( COUNTBLANK([.$E459:.$SI459]) = COLUMN([.$SI459]) - COLUMN([.$E459]) +1; 0; IF(SUM([.$E459:.$SI45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0]); &quot;&quot;; IF( COUNTBLANK([.$E460:.$SI460]) = COLUMN([.$SI460]) - COLUMN([.$E460]) +1; 0; IF(SUM([.$E460:.$SI46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1]); &quot;&quot;; IF( COUNTBLANK([.$E461:.$SI461]) = COLUMN([.$SI461]) - COLUMN([.$E461]) +1; 0; IF(SUM([.$E461:.$SI46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2]); &quot;&quot;; IF( COUNTBLANK([.$E462:.$SI462]) = COLUMN([.$SI462]) - COLUMN([.$E462]) +1; 0; IF(SUM([.$E462:.$SI46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3]); &quot;&quot;; IF( COUNTBLANK([.$E463:.$SI463]) = COLUMN([.$SI463]) - COLUMN([.$E463]) +1; 0; IF(SUM([.$E463:.$SI46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4]); &quot;&quot;; IF( COUNTBLANK([.$E464:.$SI464]) = COLUMN([.$SI464]) - COLUMN([.$E464]) +1; 0; IF(SUM([.$E464:.$SI46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5]); &quot;&quot;; IF( COUNTBLANK([.$E465:.$SI465]) = COLUMN([.$SI465]) - COLUMN([.$E465]) +1; 0; IF(SUM([.$E465:.$SI46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6]); &quot;&quot;; IF( COUNTBLANK([.$E466:.$SI466]) = COLUMN([.$SI466]) - COLUMN([.$E466]) +1; 0; IF(SUM([.$E466:.$SI46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7]); &quot;&quot;; IF( COUNTBLANK([.$E467:.$SI467]) = COLUMN([.$SI467]) - COLUMN([.$E467]) +1; 0; IF(SUM([.$E467:.$SI46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8]); &quot;&quot;; IF( COUNTBLANK([.$E468:.$SI468]) = COLUMN([.$SI468]) - COLUMN([.$E468]) +1; 0; IF(SUM([.$E468:.$SI46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9]); &quot;&quot;; IF( COUNTBLANK([.$E469:.$SI469]) = COLUMN([.$SI469]) - COLUMN([.$E469]) +1; 0; IF(SUM([.$E469:.$SI46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0]); &quot;&quot;; IF( COUNTBLANK([.$E470:.$SI470]) = COLUMN([.$SI470]) - COLUMN([.$E470]) +1; 0; IF(SUM([.$E470:.$SI47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1]); &quot;&quot;; IF( COUNTBLANK([.$E471:.$SI471]) = COLUMN([.$SI471]) - COLUMN([.$E471]) +1; 0; IF(SUM([.$E471:.$SI47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2]); &quot;&quot;; IF( COUNTBLANK([.$E472:.$SI472]) = COLUMN([.$SI472]) - COLUMN([.$E472]) +1; 0; IF(SUM([.$E472:.$SI47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3]); &quot;&quot;; IF( COUNTBLANK([.$E473:.$SI473]) = COLUMN([.$SI473]) - COLUMN([.$E473]) +1; 0; IF(SUM([.$E473:.$SI47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4]); &quot;&quot;; IF( COUNTBLANK([.$E474:.$SI474]) = COLUMN([.$SI474]) - COLUMN([.$E474]) +1; 0; IF(SUM([.$E474:.$SI47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5]); &quot;&quot;; IF( COUNTBLANK([.$E475:.$SI475]) = COLUMN([.$SI475]) - COLUMN([.$E475]) +1; 0; IF(SUM([.$E475:.$SI47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6]); &quot;&quot;; IF( COUNTBLANK([.$E476:.$SI476]) = COLUMN([.$SI476]) - COLUMN([.$E476]) +1; 0; IF(SUM([.$E476:.$SI47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7]); &quot;&quot;; IF( COUNTBLANK([.$E477:.$SI477]) = COLUMN([.$SI477]) - COLUMN([.$E477]) +1; 0; IF(SUM([.$E477:.$SI47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8]); &quot;&quot;; IF( COUNTBLANK([.$E478:.$SI478]) = COLUMN([.$SI478]) - COLUMN([.$E478]) +1; 0; IF(SUM([.$E478:.$SI47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9]); &quot;&quot;; IF( COUNTBLANK([.$E479:.$SI479]) = COLUMN([.$SI479]) - COLUMN([.$E479]) +1; 0; IF(SUM([.$E479:.$SI47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0]); &quot;&quot;; IF( COUNTBLANK([.$E480:.$SI480]) = COLUMN([.$SI480]) - COLUMN([.$E480]) +1; 0; IF(SUM([.$E480:.$SI48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1]); &quot;&quot;; IF( COUNTBLANK([.$E481:.$SI481]) = COLUMN([.$SI481]) - COLUMN([.$E481]) +1; 0; IF(SUM([.$E481:.$SI48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2]); &quot;&quot;; IF( COUNTBLANK([.$E482:.$SI482]) = COLUMN([.$SI482]) - COLUMN([.$E482]) +1; 0; IF(SUM([.$E482:.$SI48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3]); &quot;&quot;; IF( COUNTBLANK([.$E483:.$SI483]) = COLUMN([.$SI483]) - COLUMN([.$E483]) +1; 0; IF(SUM([.$E483:.$SI48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4]); &quot;&quot;; IF( COUNTBLANK([.$E484:.$SI484]) = COLUMN([.$SI484]) - COLUMN([.$E484]) +1; 0; IF(SUM([.$E484:.$SI48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5]); &quot;&quot;; IF( COUNTBLANK([.$E485:.$SI485]) = COLUMN([.$SI485]) - COLUMN([.$E485]) +1; 0; IF(SUM([.$E485:.$SI48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6]); &quot;&quot;; IF( COUNTBLANK([.$E486:.$SI486]) = COLUMN([.$SI486]) - COLUMN([.$E486]) +1; 0; IF(SUM([.$E486:.$SI48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7]); &quot;&quot;; IF( COUNTBLANK([.$E487:.$SI487]) = COLUMN([.$SI487]) - COLUMN([.$E487]) +1; 0; IF(SUM([.$E487:.$SI48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8]); &quot;&quot;; IF( COUNTBLANK([.$E488:.$SI488]) = COLUMN([.$SI488]) - COLUMN([.$E488]) +1; 0; IF(SUM([.$E488:.$SI48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9]); &quot;&quot;; IF( COUNTBLANK([.$E489:.$SI489]) = COLUMN([.$SI489]) - COLUMN([.$E489]) +1; 0; IF(SUM([.$E489:.$SI48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0]); &quot;&quot;; IF( COUNTBLANK([.$E490:.$SI490]) = COLUMN([.$SI490]) - COLUMN([.$E490]) +1; 0; IF(SUM([.$E490:.$SI49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1]); &quot;&quot;; IF( COUNTBLANK([.$E491:.$SI491]) = COLUMN([.$SI491]) - COLUMN([.$E491]) +1; 0; IF(SUM([.$E491:.$SI49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2]); &quot;&quot;; IF( COUNTBLANK([.$E492:.$SI492]) = COLUMN([.$SI492]) - COLUMN([.$E492]) +1; 0; IF(SUM([.$E492:.$SI49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3]); &quot;&quot;; IF( COUNTBLANK([.$E493:.$SI493]) = COLUMN([.$SI493]) - COLUMN([.$E493]) +1; 0; IF(SUM([.$E493:.$SI49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4]); &quot;&quot;; IF( COUNTBLANK([.$E494:.$SI494]) = COLUMN([.$SI494]) - COLUMN([.$E494]) +1; 0; IF(SUM([.$E494:.$SI49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5]); &quot;&quot;; IF( COUNTBLANK([.$E495:.$SI495]) = COLUMN([.$SI495]) - COLUMN([.$E495]) +1; 0; IF(SUM([.$E495:.$SI49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6]); &quot;&quot;; IF( COUNTBLANK([.$E496:.$SI496]) = COLUMN([.$SI496]) - COLUMN([.$E496]) +1; 0; IF(SUM([.$E496:.$SI49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7]); &quot;&quot;; IF( COUNTBLANK([.$E497:.$SI497]) = COLUMN([.$SI497]) - COLUMN([.$E497]) +1; 0; IF(SUM([.$E497:.$SI49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8]); &quot;&quot;; IF( COUNTBLANK([.$E498:.$SI498]) = COLUMN([.$SI498]) - COLUMN([.$E498]) +1; 0; IF(SUM([.$E498:.$SI49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9]); &quot;&quot;; IF( COUNTBLANK([.$E499:.$SI499]) = COLUMN([.$SI499]) - COLUMN([.$E499]) +1; 0; IF(SUM([.$E499:.$SI49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00]); &quot;&quot;; IF( COUNTBLANK([.$E500:.$SI500]) = COLUMN([.$SI500]) - COLUMN([.$E500]) +1; 0; IF(SUM([.$E500:.$SI500])=0; 3;  IF( SUM(OFFSET([.$E$2:.$E$500];0;ROW()-2))=0;1;2) ) ) )">
            <text:p/>
          </table:table-cell>
          <table:table-cell table:number-columns-repeated="499"/>
        </table:table-row>
        <calcext:conditional-formats>
          <calcext:conditional-format calcext:target-range-address="Class.E2:Class.SI19 Class.E26:Class.SI500 Class.E20:Class.V20 Class.X20:Class.SI20 Class.E21:Class.W21 Class.Y21:Class.SI21 Class.E22:Class.X22 Class.Z22:Class.SI22 Class.E23:Class.Y23 Class.AA23:Class.SI23 Class.E24:Class.Z24 Class.AB24:Class.SI24 Class.E25:Class.AA25 Class.AC25:Class.SI25">
            <calcext:condition calcext:apply-style-name="Blocked" calcext:value="formula-is([.$A2]=[.E$1])" calcext:base-cell-address="Class.E2"/>
            <calcext:condition calcext:apply-style-name="Blocked" calcext:value="formula-is(ISBLANK([.$A2]))" calcext:base-cell-address="Class.E2"/>
            <calcext:condition calcext:apply-style-name="Blocked" calcext:value="formula-is(NOT(ISTEXT([.E$1])))" calcext:base-cell-address="Class.E2"/>
          </calcext:conditional-format>
          <calcext:conditional-format calcext:target-range-address="Class.W20:Class.W20">
            <calcext:condition calcext:apply-style-name="Blocked" calcext:value="formula-is([.$A20]=[.W$1])" calcext:base-cell-address="Class.W20"/>
            <calcext:condition calcext:apply-style-name="Blocked" calcext:value="formula-is(ISBLANK([.$A20]))" calcext:base-cell-address="Class.W20"/>
            <calcext:condition calcext:apply-style-name="Blocked" calcext:value="formula-is(NOT(ISTEXT([.W$1])))" calcext:base-cell-address="Class.W20"/>
          </calcext:conditional-format>
          <calcext:conditional-format calcext:target-range-address="Class.X21:Class.X21">
            <calcext:condition calcext:apply-style-name="Blocked" calcext:value="formula-is([.$A21]=[.X$1])" calcext:base-cell-address="Class.X21"/>
            <calcext:condition calcext:apply-style-name="Blocked" calcext:value="formula-is(ISBLANK([.$A21]))" calcext:base-cell-address="Class.X21"/>
            <calcext:condition calcext:apply-style-name="Blocked" calcext:value="formula-is(NOT(ISTEXT([.X$1])))" calcext:base-cell-address="Class.X21"/>
          </calcext:conditional-format>
          <calcext:conditional-format calcext:target-range-address="Class.Y22:Class.Y22">
            <calcext:condition calcext:apply-style-name="Blocked" calcext:value="formula-is([.$A22]=[.Y$1])" calcext:base-cell-address="Class.Y22"/>
            <calcext:condition calcext:apply-style-name="Blocked" calcext:value="formula-is(ISBLANK([.$A22]))" calcext:base-cell-address="Class.Y22"/>
            <calcext:condition calcext:apply-style-name="Blocked" calcext:value="formula-is(NOT(ISTEXT([.Y$1])))" calcext:base-cell-address="Class.Y22"/>
          </calcext:conditional-format>
          <calcext:conditional-format calcext:target-range-address="Class.Z23:Class.Z23">
            <calcext:condition calcext:apply-style-name="Blocked" calcext:value="formula-is([.$A23]=[.Z$1])" calcext:base-cell-address="Class.Z23"/>
            <calcext:condition calcext:apply-style-name="Blocked" calcext:value="formula-is(ISBLANK([.$A23]))" calcext:base-cell-address="Class.Z23"/>
            <calcext:condition calcext:apply-style-name="Blocked" calcext:value="formula-is(NOT(ISTEXT([.Z$1])))" calcext:base-cell-address="Class.Z23"/>
          </calcext:conditional-format>
          <calcext:conditional-format calcext:target-range-address="Class.AA24:Class.AA24">
            <calcext:condition calcext:apply-style-name="Blocked" calcext:value="formula-is([.$A24]=[.AA$1])" calcext:base-cell-address="Class.AA24"/>
            <calcext:condition calcext:apply-style-name="Blocked" calcext:value="formula-is(ISBLANK([.$A24]))" calcext:base-cell-address="Class.AA24"/>
            <calcext:condition calcext:apply-style-name="Blocked" calcext:value="formula-is(NOT(ISTEXT([.AA$1])))" calcext:base-cell-address="Class.AA24"/>
          </calcext:conditional-format>
          <calcext:conditional-format calcext:target-range-address="Class.AB25:Class.AB25">
            <calcext:condition calcext:apply-style-name="Blocked" calcext:value="formula-is([.$A25]=[.AB$1])" calcext:base-cell-address="Class.AB25"/>
            <calcext:condition calcext:apply-style-name="Blocked" calcext:value="formula-is(ISBLANK([.$A25]))" calcext:base-cell-address="Class.AB25"/>
            <calcext:condition calcext:apply-style-name="Blocked" calcext:value="formula-is(NOT(ISTEXT([.AB$1])))" calcext:base-cell-address="Class.AB25"/>
          </calcext:conditional-format>
        </calcext:conditional-formats>
      </table:table>
      <table:table table:name="Codes" table:style-name="ta1" table:print="false">
        <office:forms form:automatic-focus="false" form:apply-design-mode="false"/>
        <table:table-column table:style-name="co10" table:default-cell-style-name="ce6"/>
        <table:table-column table:style-name="co11" table:default-cell-style-name="ce6"/>
        <table:table-column table:style-name="co12" table:default-cell-style-name="ce21"/>
        <table:table-column-group>
          <table:table-column table:style-name="co4" table:number-columns-repeated="5" table:default-cell-style-name="ce7"/>
          <table:table-column table:style-name="co12" table:default-cell-style-name="ce21"/>
        </table:table-column-group>
        <table:table-column-group>
          <table:table-column table:style-name="co4" table:number-columns-repeated="5" table:default-cell-style-name="ce7"/>
          <table:table-column table:style-name="co13" table:default-cell-style-name="ce21"/>
        </table:table-column-group>
        <table:table-column table:style-name="co4" table:number-columns-repeated="5" table:default-cell-style-name="ce7"/>
        <table:table-column table:style-name="co13" table:default-cell-style-name="ce21"/>
        <table:table-row table:style-name="ro3">
          <table:table-cell table:style-name="ce52" office:value-type="string" calcext:value-type="string">
            <text:p>Id</text:p>
          </table:table-cell>
          <table:table-cell table:style-name="ce52" office:value-type="string" calcext:value-type="string">
            <text:p>DisplayName</text:p>
          </table:table-cell>
          <table:table-cell table:style-name="ce52"/>
          <table:table-cell table:style-name="ce52" office:value-type="string" calcext:value-type="string">
            <text:p>SNOMED</text:p>
          </table:table-cell>
          <table:table-cell table:style-name="ce52" table:number-columns-repeated="5"/>
          <table:table-cell table:style-name="ce52" office:value-type="string" calcext:value-type="string">
            <text:p>ICD-10</text:p>
          </table:table-cell>
          <table:table-cell table:style-name="ce52" table:number-columns-repeated="5"/>
          <table:table-cell table:style-name="ce52" office:value-type="string" calcext:value-type="string">
            <text:p>OPCS-4</text:p>
          </table:table-cell>
          <table:table-cell table:style-name="ce52" table:number-columns-repeated="5"/>
        </table:table-row>
        <table:table-row table:style-name="ro4">
          <table:table-cell table:formula="of:=IF(ISBLANK([Synonyms.A2]);&quot;&quot;;[Synonyms.A2])">
            <text:p/>
          </table:table-cell>
          <table:table-cell table:formula="of:=IF(ISBLANK([Synonyms.B2]);&quot;&quot;;[Synonyms.B2]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]);&quot;&quot;;[Synonyms.A3])">
            <text:p/>
          </table:table-cell>
          <table:table-cell table:formula="of:=IF(ISBLANK([Synonyms.B3]);&quot;&quot;;[Synonyms.B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]);&quot;&quot;;[Synonyms.A4])">
            <text:p/>
          </table:table-cell>
          <table:table-cell table:formula="of:=IF(ISBLANK([Synonyms.B4]);&quot;&quot;;[Synonyms.B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]);&quot;&quot;;[Synonyms.A5])">
            <text:p/>
          </table:table-cell>
          <table:table-cell table:formula="of:=IF(ISBLANK([Synonyms.B5]);&quot;&quot;;[Synonyms.B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]);&quot;&quot;;[Synonyms.A6])">
            <text:p/>
          </table:table-cell>
          <table:table-cell table:formula="of:=IF(ISBLANK([Synonyms.B6]);&quot;&quot;;[Synonyms.B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]);&quot;&quot;;[Synonyms.A7])">
            <text:p/>
          </table:table-cell>
          <table:table-cell table:formula="of:=IF(ISBLANK([Synonyms.B7]);&quot;&quot;;[Synonyms.B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]);&quot;&quot;;[Synonyms.A8])">
            <text:p/>
          </table:table-cell>
          <table:table-cell table:formula="of:=IF(ISBLANK([Synonyms.B8]);&quot;&quot;;[Synonyms.B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]);&quot;&quot;;[Synonyms.A9])">
            <text:p/>
          </table:table-cell>
          <table:table-cell table:formula="of:=IF(ISBLANK([Synonyms.B9]);&quot;&quot;;[Synonyms.B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]);&quot;&quot;;[Synonyms.A10])">
            <text:p/>
          </table:table-cell>
          <table:table-cell table:formula="of:=IF(ISBLANK([Synonyms.B10]);&quot;&quot;;[Synonyms.B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]);&quot;&quot;;[Synonyms.A11])">
            <text:p/>
          </table:table-cell>
          <table:table-cell table:formula="of:=IF(ISBLANK([Synonyms.B11]);&quot;&quot;;[Synonyms.B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]);&quot;&quot;;[Synonyms.A12])">
            <text:p/>
          </table:table-cell>
          <table:table-cell table:formula="of:=IF(ISBLANK([Synonyms.B12]);&quot;&quot;;[Synonyms.B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]);&quot;&quot;;[Synonyms.A13])">
            <text:p/>
          </table:table-cell>
          <table:table-cell table:formula="of:=IF(ISBLANK([Synonyms.B13]);&quot;&quot;;[Synonyms.B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]);&quot;&quot;;[Synonyms.A14])">
            <text:p/>
          </table:table-cell>
          <table:table-cell table:formula="of:=IF(ISBLANK([Synonyms.B14]);&quot;&quot;;[Synonyms.B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]);&quot;&quot;;[Synonyms.A15])">
            <text:p/>
          </table:table-cell>
          <table:table-cell table:formula="of:=IF(ISBLANK([Synonyms.B15]);&quot;&quot;;[Synonyms.B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]);&quot;&quot;;[Synonyms.A16])">
            <text:p/>
          </table:table-cell>
          <table:table-cell table:formula="of:=IF(ISBLANK([Synonyms.B16]);&quot;&quot;;[Synonyms.B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]);&quot;&quot;;[Synonyms.A17])">
            <text:p/>
          </table:table-cell>
          <table:table-cell table:formula="of:=IF(ISBLANK([Synonyms.B17]);&quot;&quot;;[Synonyms.B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]);&quot;&quot;;[Synonyms.A18])">
            <text:p/>
          </table:table-cell>
          <table:table-cell table:formula="of:=IF(ISBLANK([Synonyms.B18]);&quot;&quot;;[Synonyms.B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]);&quot;&quot;;[Synonyms.A19])">
            <text:p/>
          </table:table-cell>
          <table:table-cell table:formula="of:=IF(ISBLANK([Synonyms.B19]);&quot;&quot;;[Synonyms.B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]);&quot;&quot;;[Synonyms.A20])">
            <text:p/>
          </table:table-cell>
          <table:table-cell table:formula="of:=IF(ISBLANK([Synonyms.B20]);&quot;&quot;;[Synonyms.B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]);&quot;&quot;;[Synonyms.A21])">
            <text:p/>
          </table:table-cell>
          <table:table-cell table:formula="of:=IF(ISBLANK([Synonyms.B21]);&quot;&quot;;[Synonyms.B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]);&quot;&quot;;[Synonyms.A22])">
            <text:p/>
          </table:table-cell>
          <table:table-cell table:formula="of:=IF(ISBLANK([Synonyms.B22]);&quot;&quot;;[Synonyms.B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]);&quot;&quot;;[Synonyms.A23])">
            <text:p/>
          </table:table-cell>
          <table:table-cell table:formula="of:=IF(ISBLANK([Synonyms.B23]);&quot;&quot;;[Synonyms.B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]);&quot;&quot;;[Synonyms.A24])">
            <text:p/>
          </table:table-cell>
          <table:table-cell table:formula="of:=IF(ISBLANK([Synonyms.B24]);&quot;&quot;;[Synonyms.B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]);&quot;&quot;;[Synonyms.A25])">
            <text:p/>
          </table:table-cell>
          <table:table-cell table:formula="of:=IF(ISBLANK([Synonyms.B25]);&quot;&quot;;[Synonyms.B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]);&quot;&quot;;[Synonyms.A26])">
            <text:p/>
          </table:table-cell>
          <table:table-cell table:formula="of:=IF(ISBLANK([Synonyms.B26]);&quot;&quot;;[Synonyms.B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]);&quot;&quot;;[Synonyms.A27])">
            <text:p/>
          </table:table-cell>
          <table:table-cell table:formula="of:=IF(ISBLANK([Synonyms.B27]);&quot;&quot;;[Synonyms.B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]);&quot;&quot;;[Synonyms.A28])">
            <text:p/>
          </table:table-cell>
          <table:table-cell table:formula="of:=IF(ISBLANK([Synonyms.B28]);&quot;&quot;;[Synonyms.B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]);&quot;&quot;;[Synonyms.A29])">
            <text:p/>
          </table:table-cell>
          <table:table-cell table:formula="of:=IF(ISBLANK([Synonyms.B29]);&quot;&quot;;[Synonyms.B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]);&quot;&quot;;[Synonyms.A30])">
            <text:p/>
          </table:table-cell>
          <table:table-cell table:formula="of:=IF(ISBLANK([Synonyms.B30]);&quot;&quot;;[Synonyms.B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]);&quot;&quot;;[Synonyms.A31])">
            <text:p/>
          </table:table-cell>
          <table:table-cell table:formula="of:=IF(ISBLANK([Synonyms.B31]);&quot;&quot;;[Synonyms.B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]);&quot;&quot;;[Synonyms.A32])">
            <text:p/>
          </table:table-cell>
          <table:table-cell table:formula="of:=IF(ISBLANK([Synonyms.B32]);&quot;&quot;;[Synonyms.B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]);&quot;&quot;;[Synonyms.A33])">
            <text:p/>
          </table:table-cell>
          <table:table-cell table:formula="of:=IF(ISBLANK([Synonyms.B33]);&quot;&quot;;[Synonyms.B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]);&quot;&quot;;[Synonyms.A34])">
            <text:p/>
          </table:table-cell>
          <table:table-cell table:formula="of:=IF(ISBLANK([Synonyms.B34]);&quot;&quot;;[Synonyms.B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]);&quot;&quot;;[Synonyms.A35])">
            <text:p/>
          </table:table-cell>
          <table:table-cell table:formula="of:=IF(ISBLANK([Synonyms.B35]);&quot;&quot;;[Synonyms.B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]);&quot;&quot;;[Synonyms.A36])">
            <text:p/>
          </table:table-cell>
          <table:table-cell table:formula="of:=IF(ISBLANK([Synonyms.B36]);&quot;&quot;;[Synonyms.B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]);&quot;&quot;;[Synonyms.A37])">
            <text:p/>
          </table:table-cell>
          <table:table-cell table:formula="of:=IF(ISBLANK([Synonyms.B37]);&quot;&quot;;[Synonyms.B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]);&quot;&quot;;[Synonyms.A38])">
            <text:p/>
          </table:table-cell>
          <table:table-cell table:formula="of:=IF(ISBLANK([Synonyms.B38]);&quot;&quot;;[Synonyms.B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]);&quot;&quot;;[Synonyms.A39])">
            <text:p/>
          </table:table-cell>
          <table:table-cell table:formula="of:=IF(ISBLANK([Synonyms.B39]);&quot;&quot;;[Synonyms.B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]);&quot;&quot;;[Synonyms.A40])">
            <text:p/>
          </table:table-cell>
          <table:table-cell table:formula="of:=IF(ISBLANK([Synonyms.B40]);&quot;&quot;;[Synonyms.B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]);&quot;&quot;;[Synonyms.A41])">
            <text:p/>
          </table:table-cell>
          <table:table-cell table:formula="of:=IF(ISBLANK([Synonyms.B41]);&quot;&quot;;[Synonyms.B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]);&quot;&quot;;[Synonyms.A42])">
            <text:p/>
          </table:table-cell>
          <table:table-cell table:formula="of:=IF(ISBLANK([Synonyms.B42]);&quot;&quot;;[Synonyms.B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]);&quot;&quot;;[Synonyms.A43])">
            <text:p/>
          </table:table-cell>
          <table:table-cell table:formula="of:=IF(ISBLANK([Synonyms.B43]);&quot;&quot;;[Synonyms.B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]);&quot;&quot;;[Synonyms.A44])">
            <text:p/>
          </table:table-cell>
          <table:table-cell table:formula="of:=IF(ISBLANK([Synonyms.B44]);&quot;&quot;;[Synonyms.B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]);&quot;&quot;;[Synonyms.A45])">
            <text:p/>
          </table:table-cell>
          <table:table-cell table:formula="of:=IF(ISBLANK([Synonyms.B45]);&quot;&quot;;[Synonyms.B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]);&quot;&quot;;[Synonyms.A46])">
            <text:p/>
          </table:table-cell>
          <table:table-cell table:formula="of:=IF(ISBLANK([Synonyms.B46]);&quot;&quot;;[Synonyms.B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]);&quot;&quot;;[Synonyms.A47])">
            <text:p/>
          </table:table-cell>
          <table:table-cell table:formula="of:=IF(ISBLANK([Synonyms.B47]);&quot;&quot;;[Synonyms.B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]);&quot;&quot;;[Synonyms.A48])">
            <text:p/>
          </table:table-cell>
          <table:table-cell table:formula="of:=IF(ISBLANK([Synonyms.B48]);&quot;&quot;;[Synonyms.B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]);&quot;&quot;;[Synonyms.A49])">
            <text:p/>
          </table:table-cell>
          <table:table-cell table:formula="of:=IF(ISBLANK([Synonyms.B49]);&quot;&quot;;[Synonyms.B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0]);&quot;&quot;;[Synonyms.A50])">
            <text:p/>
          </table:table-cell>
          <table:table-cell table:formula="of:=IF(ISBLANK([Synonyms.B50]);&quot;&quot;;[Synonyms.B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1]);&quot;&quot;;[Synonyms.A51])">
            <text:p/>
          </table:table-cell>
          <table:table-cell table:formula="of:=IF(ISBLANK([Synonyms.B51]);&quot;&quot;;[Synonyms.B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2]);&quot;&quot;;[Synonyms.A52])">
            <text:p/>
          </table:table-cell>
          <table:table-cell table:formula="of:=IF(ISBLANK([Synonyms.B52]);&quot;&quot;;[Synonyms.B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3]);&quot;&quot;;[Synonyms.A53])">
            <text:p/>
          </table:table-cell>
          <table:table-cell table:formula="of:=IF(ISBLANK([Synonyms.B53]);&quot;&quot;;[Synonyms.B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4]);&quot;&quot;;[Synonyms.A54])">
            <text:p/>
          </table:table-cell>
          <table:table-cell table:formula="of:=IF(ISBLANK([Synonyms.B54]);&quot;&quot;;[Synonyms.B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5]);&quot;&quot;;[Synonyms.A55])">
            <text:p/>
          </table:table-cell>
          <table:table-cell table:formula="of:=IF(ISBLANK([Synonyms.B55]);&quot;&quot;;[Synonyms.B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6]);&quot;&quot;;[Synonyms.A56])">
            <text:p/>
          </table:table-cell>
          <table:table-cell table:formula="of:=IF(ISBLANK([Synonyms.B56]);&quot;&quot;;[Synonyms.B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7]);&quot;&quot;;[Synonyms.A57])">
            <text:p/>
          </table:table-cell>
          <table:table-cell table:formula="of:=IF(ISBLANK([Synonyms.B57]);&quot;&quot;;[Synonyms.B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8]);&quot;&quot;;[Synonyms.A58])">
            <text:p/>
          </table:table-cell>
          <table:table-cell table:formula="of:=IF(ISBLANK([Synonyms.B58]);&quot;&quot;;[Synonyms.B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9]);&quot;&quot;;[Synonyms.A59])">
            <text:p/>
          </table:table-cell>
          <table:table-cell table:formula="of:=IF(ISBLANK([Synonyms.B59]);&quot;&quot;;[Synonyms.B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0]);&quot;&quot;;[Synonyms.A60])">
            <text:p/>
          </table:table-cell>
          <table:table-cell table:formula="of:=IF(ISBLANK([Synonyms.B60]);&quot;&quot;;[Synonyms.B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1]);&quot;&quot;;[Synonyms.A61])">
            <text:p/>
          </table:table-cell>
          <table:table-cell table:formula="of:=IF(ISBLANK([Synonyms.B61]);&quot;&quot;;[Synonyms.B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2]);&quot;&quot;;[Synonyms.A62])">
            <text:p/>
          </table:table-cell>
          <table:table-cell table:formula="of:=IF(ISBLANK([Synonyms.B62]);&quot;&quot;;[Synonyms.B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3]);&quot;&quot;;[Synonyms.A63])">
            <text:p/>
          </table:table-cell>
          <table:table-cell table:formula="of:=IF(ISBLANK([Synonyms.B63]);&quot;&quot;;[Synonyms.B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4]);&quot;&quot;;[Synonyms.A64])">
            <text:p/>
          </table:table-cell>
          <table:table-cell table:formula="of:=IF(ISBLANK([Synonyms.B64]);&quot;&quot;;[Synonyms.B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5]);&quot;&quot;;[Synonyms.A65])">
            <text:p/>
          </table:table-cell>
          <table:table-cell table:formula="of:=IF(ISBLANK([Synonyms.B65]);&quot;&quot;;[Synonyms.B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6]);&quot;&quot;;[Synonyms.A66])">
            <text:p/>
          </table:table-cell>
          <table:table-cell table:formula="of:=IF(ISBLANK([Synonyms.B66]);&quot;&quot;;[Synonyms.B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7]);&quot;&quot;;[Synonyms.A67])">
            <text:p/>
          </table:table-cell>
          <table:table-cell table:formula="of:=IF(ISBLANK([Synonyms.B67]);&quot;&quot;;[Synonyms.B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8]);&quot;&quot;;[Synonyms.A68])">
            <text:p/>
          </table:table-cell>
          <table:table-cell table:formula="of:=IF(ISBLANK([Synonyms.B68]);&quot;&quot;;[Synonyms.B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9]);&quot;&quot;;[Synonyms.A69])">
            <text:p/>
          </table:table-cell>
          <table:table-cell table:formula="of:=IF(ISBLANK([Synonyms.B69]);&quot;&quot;;[Synonyms.B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0]);&quot;&quot;;[Synonyms.A70])">
            <text:p/>
          </table:table-cell>
          <table:table-cell table:formula="of:=IF(ISBLANK([Synonyms.B70]);&quot;&quot;;[Synonyms.B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1]);&quot;&quot;;[Synonyms.A71])">
            <text:p/>
          </table:table-cell>
          <table:table-cell table:formula="of:=IF(ISBLANK([Synonyms.B71]);&quot;&quot;;[Synonyms.B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2]);&quot;&quot;;[Synonyms.A72])">
            <text:p/>
          </table:table-cell>
          <table:table-cell table:formula="of:=IF(ISBLANK([Synonyms.B72]);&quot;&quot;;[Synonyms.B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3]);&quot;&quot;;[Synonyms.A73])">
            <text:p/>
          </table:table-cell>
          <table:table-cell table:formula="of:=IF(ISBLANK([Synonyms.B73]);&quot;&quot;;[Synonyms.B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4]);&quot;&quot;;[Synonyms.A74])">
            <text:p/>
          </table:table-cell>
          <table:table-cell table:formula="of:=IF(ISBLANK([Synonyms.B74]);&quot;&quot;;[Synonyms.B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5]);&quot;&quot;;[Synonyms.A75])">
            <text:p/>
          </table:table-cell>
          <table:table-cell table:formula="of:=IF(ISBLANK([Synonyms.B75]);&quot;&quot;;[Synonyms.B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6]);&quot;&quot;;[Synonyms.A76])">
            <text:p/>
          </table:table-cell>
          <table:table-cell table:formula="of:=IF(ISBLANK([Synonyms.B76]);&quot;&quot;;[Synonyms.B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7]);&quot;&quot;;[Synonyms.A77])">
            <text:p/>
          </table:table-cell>
          <table:table-cell table:formula="of:=IF(ISBLANK([Synonyms.B77]);&quot;&quot;;[Synonyms.B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8]);&quot;&quot;;[Synonyms.A78])">
            <text:p/>
          </table:table-cell>
          <table:table-cell table:formula="of:=IF(ISBLANK([Synonyms.B78]);&quot;&quot;;[Synonyms.B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9]);&quot;&quot;;[Synonyms.A79])">
            <text:p/>
          </table:table-cell>
          <table:table-cell table:formula="of:=IF(ISBLANK([Synonyms.B79]);&quot;&quot;;[Synonyms.B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0]);&quot;&quot;;[Synonyms.A80])">
            <text:p/>
          </table:table-cell>
          <table:table-cell table:formula="of:=IF(ISBLANK([Synonyms.B80]);&quot;&quot;;[Synonyms.B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1]);&quot;&quot;;[Synonyms.A81])">
            <text:p/>
          </table:table-cell>
          <table:table-cell table:formula="of:=IF(ISBLANK([Synonyms.B81]);&quot;&quot;;[Synonyms.B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2]);&quot;&quot;;[Synonyms.A82])">
            <text:p/>
          </table:table-cell>
          <table:table-cell table:formula="of:=IF(ISBLANK([Synonyms.B82]);&quot;&quot;;[Synonyms.B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3]);&quot;&quot;;[Synonyms.A83])">
            <text:p/>
          </table:table-cell>
          <table:table-cell table:formula="of:=IF(ISBLANK([Synonyms.B83]);&quot;&quot;;[Synonyms.B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4]);&quot;&quot;;[Synonyms.A84])">
            <text:p/>
          </table:table-cell>
          <table:table-cell table:formula="of:=IF(ISBLANK([Synonyms.B84]);&quot;&quot;;[Synonyms.B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5]);&quot;&quot;;[Synonyms.A85])">
            <text:p/>
          </table:table-cell>
          <table:table-cell table:formula="of:=IF(ISBLANK([Synonyms.B85]);&quot;&quot;;[Synonyms.B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6]);&quot;&quot;;[Synonyms.A86])">
            <text:p/>
          </table:table-cell>
          <table:table-cell table:formula="of:=IF(ISBLANK([Synonyms.B86]);&quot;&quot;;[Synonyms.B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7]);&quot;&quot;;[Synonyms.A87])">
            <text:p/>
          </table:table-cell>
          <table:table-cell table:formula="of:=IF(ISBLANK([Synonyms.B87]);&quot;&quot;;[Synonyms.B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8]);&quot;&quot;;[Synonyms.A88])">
            <text:p/>
          </table:table-cell>
          <table:table-cell table:formula="of:=IF(ISBLANK([Synonyms.B88]);&quot;&quot;;[Synonyms.B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9]);&quot;&quot;;[Synonyms.A89])">
            <text:p/>
          </table:table-cell>
          <table:table-cell table:formula="of:=IF(ISBLANK([Synonyms.B89]);&quot;&quot;;[Synonyms.B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0]);&quot;&quot;;[Synonyms.A90])">
            <text:p/>
          </table:table-cell>
          <table:table-cell table:formula="of:=IF(ISBLANK([Synonyms.B90]);&quot;&quot;;[Synonyms.B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1]);&quot;&quot;;[Synonyms.A91])">
            <text:p/>
          </table:table-cell>
          <table:table-cell table:formula="of:=IF(ISBLANK([Synonyms.B91]);&quot;&quot;;[Synonyms.B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2]);&quot;&quot;;[Synonyms.A92])">
            <text:p/>
          </table:table-cell>
          <table:table-cell table:formula="of:=IF(ISBLANK([Synonyms.B92]);&quot;&quot;;[Synonyms.B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3]);&quot;&quot;;[Synonyms.A93])">
            <text:p/>
          </table:table-cell>
          <table:table-cell table:formula="of:=IF(ISBLANK([Synonyms.B93]);&quot;&quot;;[Synonyms.B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4]);&quot;&quot;;[Synonyms.A94])">
            <text:p/>
          </table:table-cell>
          <table:table-cell table:formula="of:=IF(ISBLANK([Synonyms.B94]);&quot;&quot;;[Synonyms.B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5]);&quot;&quot;;[Synonyms.A95])">
            <text:p/>
          </table:table-cell>
          <table:table-cell table:formula="of:=IF(ISBLANK([Synonyms.B95]);&quot;&quot;;[Synonyms.B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6]);&quot;&quot;;[Synonyms.A96])">
            <text:p/>
          </table:table-cell>
          <table:table-cell table:formula="of:=IF(ISBLANK([Synonyms.B96]);&quot;&quot;;[Synonyms.B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7]);&quot;&quot;;[Synonyms.A97])">
            <text:p/>
          </table:table-cell>
          <table:table-cell table:formula="of:=IF(ISBLANK([Synonyms.B97]);&quot;&quot;;[Synonyms.B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8]);&quot;&quot;;[Synonyms.A98])">
            <text:p/>
          </table:table-cell>
          <table:table-cell table:formula="of:=IF(ISBLANK([Synonyms.B98]);&quot;&quot;;[Synonyms.B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9]);&quot;&quot;;[Synonyms.A99])">
            <text:p/>
          </table:table-cell>
          <table:table-cell table:formula="of:=IF(ISBLANK([Synonyms.B99]);&quot;&quot;;[Synonyms.B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0]);&quot;&quot;;[Synonyms.A100])">
            <text:p/>
          </table:table-cell>
          <table:table-cell table:formula="of:=IF(ISBLANK([Synonyms.B100]);&quot;&quot;;[Synonyms.B1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1]);&quot;&quot;;[Synonyms.A101])">
            <text:p/>
          </table:table-cell>
          <table:table-cell table:formula="of:=IF(ISBLANK([Synonyms.B101]);&quot;&quot;;[Synonyms.B1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2]);&quot;&quot;;[Synonyms.A102])">
            <text:p/>
          </table:table-cell>
          <table:table-cell table:formula="of:=IF(ISBLANK([Synonyms.B102]);&quot;&quot;;[Synonyms.B1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3]);&quot;&quot;;[Synonyms.A103])">
            <text:p/>
          </table:table-cell>
          <table:table-cell table:formula="of:=IF(ISBLANK([Synonyms.B103]);&quot;&quot;;[Synonyms.B1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4]);&quot;&quot;;[Synonyms.A104])">
            <text:p/>
          </table:table-cell>
          <table:table-cell table:formula="of:=IF(ISBLANK([Synonyms.B104]);&quot;&quot;;[Synonyms.B1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5]);&quot;&quot;;[Synonyms.A105])">
            <text:p/>
          </table:table-cell>
          <table:table-cell table:formula="of:=IF(ISBLANK([Synonyms.B105]);&quot;&quot;;[Synonyms.B1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6]);&quot;&quot;;[Synonyms.A106])">
            <text:p/>
          </table:table-cell>
          <table:table-cell table:formula="of:=IF(ISBLANK([Synonyms.B106]);&quot;&quot;;[Synonyms.B1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7]);&quot;&quot;;[Synonyms.A107])">
            <text:p/>
          </table:table-cell>
          <table:table-cell table:formula="of:=IF(ISBLANK([Synonyms.B107]);&quot;&quot;;[Synonyms.B1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8]);&quot;&quot;;[Synonyms.A108])">
            <text:p/>
          </table:table-cell>
          <table:table-cell table:formula="of:=IF(ISBLANK([Synonyms.B108]);&quot;&quot;;[Synonyms.B1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9]);&quot;&quot;;[Synonyms.A109])">
            <text:p/>
          </table:table-cell>
          <table:table-cell table:formula="of:=IF(ISBLANK([Synonyms.B109]);&quot;&quot;;[Synonyms.B1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0]);&quot;&quot;;[Synonyms.A110])">
            <text:p/>
          </table:table-cell>
          <table:table-cell table:formula="of:=IF(ISBLANK([Synonyms.B110]);&quot;&quot;;[Synonyms.B1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1]);&quot;&quot;;[Synonyms.A111])">
            <text:p/>
          </table:table-cell>
          <table:table-cell table:formula="of:=IF(ISBLANK([Synonyms.B111]);&quot;&quot;;[Synonyms.B1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2]);&quot;&quot;;[Synonyms.A112])">
            <text:p/>
          </table:table-cell>
          <table:table-cell table:formula="of:=IF(ISBLANK([Synonyms.B112]);&quot;&quot;;[Synonyms.B1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3]);&quot;&quot;;[Synonyms.A113])">
            <text:p/>
          </table:table-cell>
          <table:table-cell table:formula="of:=IF(ISBLANK([Synonyms.B113]);&quot;&quot;;[Synonyms.B1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4]);&quot;&quot;;[Synonyms.A114])">
            <text:p/>
          </table:table-cell>
          <table:table-cell table:formula="of:=IF(ISBLANK([Synonyms.B114]);&quot;&quot;;[Synonyms.B1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5]);&quot;&quot;;[Synonyms.A115])">
            <text:p/>
          </table:table-cell>
          <table:table-cell table:formula="of:=IF(ISBLANK([Synonyms.B115]);&quot;&quot;;[Synonyms.B1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6]);&quot;&quot;;[Synonyms.A116])">
            <text:p/>
          </table:table-cell>
          <table:table-cell table:formula="of:=IF(ISBLANK([Synonyms.B116]);&quot;&quot;;[Synonyms.B1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7]);&quot;&quot;;[Synonyms.A117])">
            <text:p/>
          </table:table-cell>
          <table:table-cell table:formula="of:=IF(ISBLANK([Synonyms.B117]);&quot;&quot;;[Synonyms.B1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8]);&quot;&quot;;[Synonyms.A118])">
            <text:p/>
          </table:table-cell>
          <table:table-cell table:formula="of:=IF(ISBLANK([Synonyms.B118]);&quot;&quot;;[Synonyms.B1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9]);&quot;&quot;;[Synonyms.A119])">
            <text:p/>
          </table:table-cell>
          <table:table-cell table:formula="of:=IF(ISBLANK([Synonyms.B119]);&quot;&quot;;[Synonyms.B1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0]);&quot;&quot;;[Synonyms.A120])">
            <text:p/>
          </table:table-cell>
          <table:table-cell table:formula="of:=IF(ISBLANK([Synonyms.B120]);&quot;&quot;;[Synonyms.B1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1]);&quot;&quot;;[Synonyms.A121])">
            <text:p/>
          </table:table-cell>
          <table:table-cell table:formula="of:=IF(ISBLANK([Synonyms.B121]);&quot;&quot;;[Synonyms.B1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2]);&quot;&quot;;[Synonyms.A122])">
            <text:p/>
          </table:table-cell>
          <table:table-cell table:formula="of:=IF(ISBLANK([Synonyms.B122]);&quot;&quot;;[Synonyms.B1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3]);&quot;&quot;;[Synonyms.A123])">
            <text:p/>
          </table:table-cell>
          <table:table-cell table:formula="of:=IF(ISBLANK([Synonyms.B123]);&quot;&quot;;[Synonyms.B1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4]);&quot;&quot;;[Synonyms.A124])">
            <text:p/>
          </table:table-cell>
          <table:table-cell table:formula="of:=IF(ISBLANK([Synonyms.B124]);&quot;&quot;;[Synonyms.B1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5]);&quot;&quot;;[Synonyms.A125])">
            <text:p/>
          </table:table-cell>
          <table:table-cell table:formula="of:=IF(ISBLANK([Synonyms.B125]);&quot;&quot;;[Synonyms.B1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6]);&quot;&quot;;[Synonyms.A126])">
            <text:p/>
          </table:table-cell>
          <table:table-cell table:formula="of:=IF(ISBLANK([Synonyms.B126]);&quot;&quot;;[Synonyms.B1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7]);&quot;&quot;;[Synonyms.A127])">
            <text:p/>
          </table:table-cell>
          <table:table-cell table:formula="of:=IF(ISBLANK([Synonyms.B127]);&quot;&quot;;[Synonyms.B1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8]);&quot;&quot;;[Synonyms.A128])">
            <text:p/>
          </table:table-cell>
          <table:table-cell table:formula="of:=IF(ISBLANK([Synonyms.B128]);&quot;&quot;;[Synonyms.B1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9]);&quot;&quot;;[Synonyms.A129])">
            <text:p/>
          </table:table-cell>
          <table:table-cell table:formula="of:=IF(ISBLANK([Synonyms.B129]);&quot;&quot;;[Synonyms.B1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0]);&quot;&quot;;[Synonyms.A130])">
            <text:p/>
          </table:table-cell>
          <table:table-cell table:formula="of:=IF(ISBLANK([Synonyms.B130]);&quot;&quot;;[Synonyms.B1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1]);&quot;&quot;;[Synonyms.A131])">
            <text:p/>
          </table:table-cell>
          <table:table-cell table:formula="of:=IF(ISBLANK([Synonyms.B131]);&quot;&quot;;[Synonyms.B1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2]);&quot;&quot;;[Synonyms.A132])">
            <text:p/>
          </table:table-cell>
          <table:table-cell table:formula="of:=IF(ISBLANK([Synonyms.B132]);&quot;&quot;;[Synonyms.B1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3]);&quot;&quot;;[Synonyms.A133])">
            <text:p/>
          </table:table-cell>
          <table:table-cell table:formula="of:=IF(ISBLANK([Synonyms.B133]);&quot;&quot;;[Synonyms.B1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4]);&quot;&quot;;[Synonyms.A134])">
            <text:p/>
          </table:table-cell>
          <table:table-cell table:formula="of:=IF(ISBLANK([Synonyms.B134]);&quot;&quot;;[Synonyms.B1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5]);&quot;&quot;;[Synonyms.A135])">
            <text:p/>
          </table:table-cell>
          <table:table-cell table:formula="of:=IF(ISBLANK([Synonyms.B135]);&quot;&quot;;[Synonyms.B1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6]);&quot;&quot;;[Synonyms.A136])">
            <text:p/>
          </table:table-cell>
          <table:table-cell table:formula="of:=IF(ISBLANK([Synonyms.B136]);&quot;&quot;;[Synonyms.B1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7]);&quot;&quot;;[Synonyms.A137])">
            <text:p/>
          </table:table-cell>
          <table:table-cell table:formula="of:=IF(ISBLANK([Synonyms.B137]);&quot;&quot;;[Synonyms.B1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8]);&quot;&quot;;[Synonyms.A138])">
            <text:p/>
          </table:table-cell>
          <table:table-cell table:formula="of:=IF(ISBLANK([Synonyms.B138]);&quot;&quot;;[Synonyms.B1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9]);&quot;&quot;;[Synonyms.A139])">
            <text:p/>
          </table:table-cell>
          <table:table-cell table:formula="of:=IF(ISBLANK([Synonyms.B139]);&quot;&quot;;[Synonyms.B1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0]);&quot;&quot;;[Synonyms.A140])">
            <text:p/>
          </table:table-cell>
          <table:table-cell table:formula="of:=IF(ISBLANK([Synonyms.B140]);&quot;&quot;;[Synonyms.B1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1]);&quot;&quot;;[Synonyms.A141])">
            <text:p/>
          </table:table-cell>
          <table:table-cell table:formula="of:=IF(ISBLANK([Synonyms.B141]);&quot;&quot;;[Synonyms.B1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2]);&quot;&quot;;[Synonyms.A142])">
            <text:p/>
          </table:table-cell>
          <table:table-cell table:formula="of:=IF(ISBLANK([Synonyms.B142]);&quot;&quot;;[Synonyms.B1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3]);&quot;&quot;;[Synonyms.A143])">
            <text:p/>
          </table:table-cell>
          <table:table-cell table:formula="of:=IF(ISBLANK([Synonyms.B143]);&quot;&quot;;[Synonyms.B1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4]);&quot;&quot;;[Synonyms.A144])">
            <text:p/>
          </table:table-cell>
          <table:table-cell table:formula="of:=IF(ISBLANK([Synonyms.B144]);&quot;&quot;;[Synonyms.B1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5]);&quot;&quot;;[Synonyms.A145])">
            <text:p/>
          </table:table-cell>
          <table:table-cell table:formula="of:=IF(ISBLANK([Synonyms.B145]);&quot;&quot;;[Synonyms.B1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6]);&quot;&quot;;[Synonyms.A146])">
            <text:p/>
          </table:table-cell>
          <table:table-cell table:formula="of:=IF(ISBLANK([Synonyms.B146]);&quot;&quot;;[Synonyms.B1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7]);&quot;&quot;;[Synonyms.A147])">
            <text:p/>
          </table:table-cell>
          <table:table-cell table:formula="of:=IF(ISBLANK([Synonyms.B147]);&quot;&quot;;[Synonyms.B1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8]);&quot;&quot;;[Synonyms.A148])">
            <text:p/>
          </table:table-cell>
          <table:table-cell table:formula="of:=IF(ISBLANK([Synonyms.B148]);&quot;&quot;;[Synonyms.B1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9]);&quot;&quot;;[Synonyms.A149])">
            <text:p/>
          </table:table-cell>
          <table:table-cell table:formula="of:=IF(ISBLANK([Synonyms.B149]);&quot;&quot;;[Synonyms.B1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0]);&quot;&quot;;[Synonyms.A150])">
            <text:p/>
          </table:table-cell>
          <table:table-cell table:formula="of:=IF(ISBLANK([Synonyms.B150]);&quot;&quot;;[Synonyms.B1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1]);&quot;&quot;;[Synonyms.A151])">
            <text:p/>
          </table:table-cell>
          <table:table-cell table:formula="of:=IF(ISBLANK([Synonyms.B151]);&quot;&quot;;[Synonyms.B1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2]);&quot;&quot;;[Synonyms.A152])">
            <text:p/>
          </table:table-cell>
          <table:table-cell table:formula="of:=IF(ISBLANK([Synonyms.B152]);&quot;&quot;;[Synonyms.B1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3]);&quot;&quot;;[Synonyms.A153])">
            <text:p/>
          </table:table-cell>
          <table:table-cell table:formula="of:=IF(ISBLANK([Synonyms.B153]);&quot;&quot;;[Synonyms.B1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4]);&quot;&quot;;[Synonyms.A154])">
            <text:p/>
          </table:table-cell>
          <table:table-cell table:formula="of:=IF(ISBLANK([Synonyms.B154]);&quot;&quot;;[Synonyms.B1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5]);&quot;&quot;;[Synonyms.A155])">
            <text:p/>
          </table:table-cell>
          <table:table-cell table:formula="of:=IF(ISBLANK([Synonyms.B155]);&quot;&quot;;[Synonyms.B1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6]);&quot;&quot;;[Synonyms.A156])">
            <text:p/>
          </table:table-cell>
          <table:table-cell table:formula="of:=IF(ISBLANK([Synonyms.B156]);&quot;&quot;;[Synonyms.B1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7]);&quot;&quot;;[Synonyms.A157])">
            <text:p/>
          </table:table-cell>
          <table:table-cell table:formula="of:=IF(ISBLANK([Synonyms.B157]);&quot;&quot;;[Synonyms.B1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8]);&quot;&quot;;[Synonyms.A158])">
            <text:p/>
          </table:table-cell>
          <table:table-cell table:formula="of:=IF(ISBLANK([Synonyms.B158]);&quot;&quot;;[Synonyms.B1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9]);&quot;&quot;;[Synonyms.A159])">
            <text:p/>
          </table:table-cell>
          <table:table-cell table:formula="of:=IF(ISBLANK([Synonyms.B159]);&quot;&quot;;[Synonyms.B1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0]);&quot;&quot;;[Synonyms.A160])">
            <text:p/>
          </table:table-cell>
          <table:table-cell table:formula="of:=IF(ISBLANK([Synonyms.B160]);&quot;&quot;;[Synonyms.B1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1]);&quot;&quot;;[Synonyms.A161])">
            <text:p/>
          </table:table-cell>
          <table:table-cell table:formula="of:=IF(ISBLANK([Synonyms.B161]);&quot;&quot;;[Synonyms.B1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2]);&quot;&quot;;[Synonyms.A162])">
            <text:p/>
          </table:table-cell>
          <table:table-cell table:formula="of:=IF(ISBLANK([Synonyms.B162]);&quot;&quot;;[Synonyms.B1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3]);&quot;&quot;;[Synonyms.A163])">
            <text:p/>
          </table:table-cell>
          <table:table-cell table:formula="of:=IF(ISBLANK([Synonyms.B163]);&quot;&quot;;[Synonyms.B1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4]);&quot;&quot;;[Synonyms.A164])">
            <text:p/>
          </table:table-cell>
          <table:table-cell table:formula="of:=IF(ISBLANK([Synonyms.B164]);&quot;&quot;;[Synonyms.B1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5]);&quot;&quot;;[Synonyms.A165])">
            <text:p/>
          </table:table-cell>
          <table:table-cell table:formula="of:=IF(ISBLANK([Synonyms.B165]);&quot;&quot;;[Synonyms.B1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6]);&quot;&quot;;[Synonyms.A166])">
            <text:p/>
          </table:table-cell>
          <table:table-cell table:formula="of:=IF(ISBLANK([Synonyms.B166]);&quot;&quot;;[Synonyms.B1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7]);&quot;&quot;;[Synonyms.A167])">
            <text:p/>
          </table:table-cell>
          <table:table-cell table:formula="of:=IF(ISBLANK([Synonyms.B167]);&quot;&quot;;[Synonyms.B1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8]);&quot;&quot;;[Synonyms.A168])">
            <text:p/>
          </table:table-cell>
          <table:table-cell table:formula="of:=IF(ISBLANK([Synonyms.B168]);&quot;&quot;;[Synonyms.B1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9]);&quot;&quot;;[Synonyms.A169])">
            <text:p/>
          </table:table-cell>
          <table:table-cell table:formula="of:=IF(ISBLANK([Synonyms.B169]);&quot;&quot;;[Synonyms.B1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0]);&quot;&quot;;[Synonyms.A170])">
            <text:p/>
          </table:table-cell>
          <table:table-cell table:formula="of:=IF(ISBLANK([Synonyms.B170]);&quot;&quot;;[Synonyms.B1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1]);&quot;&quot;;[Synonyms.A171])">
            <text:p/>
          </table:table-cell>
          <table:table-cell table:formula="of:=IF(ISBLANK([Synonyms.B171]);&quot;&quot;;[Synonyms.B1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2]);&quot;&quot;;[Synonyms.A172])">
            <text:p/>
          </table:table-cell>
          <table:table-cell table:formula="of:=IF(ISBLANK([Synonyms.B172]);&quot;&quot;;[Synonyms.B1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3]);&quot;&quot;;[Synonyms.A173])">
            <text:p/>
          </table:table-cell>
          <table:table-cell table:formula="of:=IF(ISBLANK([Synonyms.B173]);&quot;&quot;;[Synonyms.B1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4]);&quot;&quot;;[Synonyms.A174])">
            <text:p/>
          </table:table-cell>
          <table:table-cell table:formula="of:=IF(ISBLANK([Synonyms.B174]);&quot;&quot;;[Synonyms.B1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5]);&quot;&quot;;[Synonyms.A175])">
            <text:p/>
          </table:table-cell>
          <table:table-cell table:formula="of:=IF(ISBLANK([Synonyms.B175]);&quot;&quot;;[Synonyms.B1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6]);&quot;&quot;;[Synonyms.A176])">
            <text:p/>
          </table:table-cell>
          <table:table-cell table:formula="of:=IF(ISBLANK([Synonyms.B176]);&quot;&quot;;[Synonyms.B1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7]);&quot;&quot;;[Synonyms.A177])">
            <text:p/>
          </table:table-cell>
          <table:table-cell table:formula="of:=IF(ISBLANK([Synonyms.B177]);&quot;&quot;;[Synonyms.B1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8]);&quot;&quot;;[Synonyms.A178])">
            <text:p/>
          </table:table-cell>
          <table:table-cell table:formula="of:=IF(ISBLANK([Synonyms.B178]);&quot;&quot;;[Synonyms.B1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9]);&quot;&quot;;[Synonyms.A179])">
            <text:p/>
          </table:table-cell>
          <table:table-cell table:formula="of:=IF(ISBLANK([Synonyms.B179]);&quot;&quot;;[Synonyms.B1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0]);&quot;&quot;;[Synonyms.A180])">
            <text:p/>
          </table:table-cell>
          <table:table-cell table:formula="of:=IF(ISBLANK([Synonyms.B180]);&quot;&quot;;[Synonyms.B1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1]);&quot;&quot;;[Synonyms.A181])">
            <text:p/>
          </table:table-cell>
          <table:table-cell table:formula="of:=IF(ISBLANK([Synonyms.B181]);&quot;&quot;;[Synonyms.B1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2]);&quot;&quot;;[Synonyms.A182])">
            <text:p/>
          </table:table-cell>
          <table:table-cell table:formula="of:=IF(ISBLANK([Synonyms.B182]);&quot;&quot;;[Synonyms.B1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3]);&quot;&quot;;[Synonyms.A183])">
            <text:p/>
          </table:table-cell>
          <table:table-cell table:formula="of:=IF(ISBLANK([Synonyms.B183]);&quot;&quot;;[Synonyms.B1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4]);&quot;&quot;;[Synonyms.A184])">
            <text:p/>
          </table:table-cell>
          <table:table-cell table:formula="of:=IF(ISBLANK([Synonyms.B184]);&quot;&quot;;[Synonyms.B1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5]);&quot;&quot;;[Synonyms.A185])">
            <text:p/>
          </table:table-cell>
          <table:table-cell table:formula="of:=IF(ISBLANK([Synonyms.B185]);&quot;&quot;;[Synonyms.B1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6]);&quot;&quot;;[Synonyms.A186])">
            <text:p/>
          </table:table-cell>
          <table:table-cell table:formula="of:=IF(ISBLANK([Synonyms.B186]);&quot;&quot;;[Synonyms.B1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7]);&quot;&quot;;[Synonyms.A187])">
            <text:p/>
          </table:table-cell>
          <table:table-cell table:formula="of:=IF(ISBLANK([Synonyms.B187]);&quot;&quot;;[Synonyms.B1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8]);&quot;&quot;;[Synonyms.A188])">
            <text:p/>
          </table:table-cell>
          <table:table-cell table:formula="of:=IF(ISBLANK([Synonyms.B188]);&quot;&quot;;[Synonyms.B1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9]);&quot;&quot;;[Synonyms.A189])">
            <text:p/>
          </table:table-cell>
          <table:table-cell table:formula="of:=IF(ISBLANK([Synonyms.B189]);&quot;&quot;;[Synonyms.B1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0]);&quot;&quot;;[Synonyms.A190])">
            <text:p/>
          </table:table-cell>
          <table:table-cell table:formula="of:=IF(ISBLANK([Synonyms.B190]);&quot;&quot;;[Synonyms.B1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1]);&quot;&quot;;[Synonyms.A191])">
            <text:p/>
          </table:table-cell>
          <table:table-cell table:formula="of:=IF(ISBLANK([Synonyms.B191]);&quot;&quot;;[Synonyms.B1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2]);&quot;&quot;;[Synonyms.A192])">
            <text:p/>
          </table:table-cell>
          <table:table-cell table:formula="of:=IF(ISBLANK([Synonyms.B192]);&quot;&quot;;[Synonyms.B1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3]);&quot;&quot;;[Synonyms.A193])">
            <text:p/>
          </table:table-cell>
          <table:table-cell table:formula="of:=IF(ISBLANK([Synonyms.B193]);&quot;&quot;;[Synonyms.B1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4]);&quot;&quot;;[Synonyms.A194])">
            <text:p/>
          </table:table-cell>
          <table:table-cell table:formula="of:=IF(ISBLANK([Synonyms.B194]);&quot;&quot;;[Synonyms.B1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5]);&quot;&quot;;[Synonyms.A195])">
            <text:p/>
          </table:table-cell>
          <table:table-cell table:formula="of:=IF(ISBLANK([Synonyms.B195]);&quot;&quot;;[Synonyms.B1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6]);&quot;&quot;;[Synonyms.A196])">
            <text:p/>
          </table:table-cell>
          <table:table-cell table:formula="of:=IF(ISBLANK([Synonyms.B196]);&quot;&quot;;[Synonyms.B1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7]);&quot;&quot;;[Synonyms.A197])">
            <text:p/>
          </table:table-cell>
          <table:table-cell table:formula="of:=IF(ISBLANK([Synonyms.B197]);&quot;&quot;;[Synonyms.B1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8]);&quot;&quot;;[Synonyms.A198])">
            <text:p/>
          </table:table-cell>
          <table:table-cell table:formula="of:=IF(ISBLANK([Synonyms.B198]);&quot;&quot;;[Synonyms.B1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9]);&quot;&quot;;[Synonyms.A199])">
            <text:p/>
          </table:table-cell>
          <table:table-cell table:formula="of:=IF(ISBLANK([Synonyms.B199]);&quot;&quot;;[Synonyms.B1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0]);&quot;&quot;;[Synonyms.A200])">
            <text:p/>
          </table:table-cell>
          <table:table-cell table:formula="of:=IF(ISBLANK([Synonyms.B200]);&quot;&quot;;[Synonyms.B2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1]);&quot;&quot;;[Synonyms.A201])">
            <text:p/>
          </table:table-cell>
          <table:table-cell table:formula="of:=IF(ISBLANK([Synonyms.B201]);&quot;&quot;;[Synonyms.B2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2]);&quot;&quot;;[Synonyms.A202])">
            <text:p/>
          </table:table-cell>
          <table:table-cell table:formula="of:=IF(ISBLANK([Synonyms.B202]);&quot;&quot;;[Synonyms.B2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3]);&quot;&quot;;[Synonyms.A203])">
            <text:p/>
          </table:table-cell>
          <table:table-cell table:formula="of:=IF(ISBLANK([Synonyms.B203]);&quot;&quot;;[Synonyms.B2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4]);&quot;&quot;;[Synonyms.A204])">
            <text:p/>
          </table:table-cell>
          <table:table-cell table:formula="of:=IF(ISBLANK([Synonyms.B204]);&quot;&quot;;[Synonyms.B2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5]);&quot;&quot;;[Synonyms.A205])">
            <text:p/>
          </table:table-cell>
          <table:table-cell table:formula="of:=IF(ISBLANK([Synonyms.B205]);&quot;&quot;;[Synonyms.B2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6]);&quot;&quot;;[Synonyms.A206])">
            <text:p/>
          </table:table-cell>
          <table:table-cell table:formula="of:=IF(ISBLANK([Synonyms.B206]);&quot;&quot;;[Synonyms.B2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7]);&quot;&quot;;[Synonyms.A207])">
            <text:p/>
          </table:table-cell>
          <table:table-cell table:formula="of:=IF(ISBLANK([Synonyms.B207]);&quot;&quot;;[Synonyms.B2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8]);&quot;&quot;;[Synonyms.A208])">
            <text:p/>
          </table:table-cell>
          <table:table-cell table:formula="of:=IF(ISBLANK([Synonyms.B208]);&quot;&quot;;[Synonyms.B2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9]);&quot;&quot;;[Synonyms.A209])">
            <text:p/>
          </table:table-cell>
          <table:table-cell table:formula="of:=IF(ISBLANK([Synonyms.B209]);&quot;&quot;;[Synonyms.B2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0]);&quot;&quot;;[Synonyms.A210])">
            <text:p/>
          </table:table-cell>
          <table:table-cell table:formula="of:=IF(ISBLANK([Synonyms.B210]);&quot;&quot;;[Synonyms.B2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1]);&quot;&quot;;[Synonyms.A211])">
            <text:p/>
          </table:table-cell>
          <table:table-cell table:formula="of:=IF(ISBLANK([Synonyms.B211]);&quot;&quot;;[Synonyms.B2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2]);&quot;&quot;;[Synonyms.A212])">
            <text:p/>
          </table:table-cell>
          <table:table-cell table:formula="of:=IF(ISBLANK([Synonyms.B212]);&quot;&quot;;[Synonyms.B2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3]);&quot;&quot;;[Synonyms.A213])">
            <text:p/>
          </table:table-cell>
          <table:table-cell table:formula="of:=IF(ISBLANK([Synonyms.B213]);&quot;&quot;;[Synonyms.B2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4]);&quot;&quot;;[Synonyms.A214])">
            <text:p/>
          </table:table-cell>
          <table:table-cell table:formula="of:=IF(ISBLANK([Synonyms.B214]);&quot;&quot;;[Synonyms.B2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5]);&quot;&quot;;[Synonyms.A215])">
            <text:p/>
          </table:table-cell>
          <table:table-cell table:formula="of:=IF(ISBLANK([Synonyms.B215]);&quot;&quot;;[Synonyms.B2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6]);&quot;&quot;;[Synonyms.A216])">
            <text:p/>
          </table:table-cell>
          <table:table-cell table:formula="of:=IF(ISBLANK([Synonyms.B216]);&quot;&quot;;[Synonyms.B2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7]);&quot;&quot;;[Synonyms.A217])">
            <text:p/>
          </table:table-cell>
          <table:table-cell table:formula="of:=IF(ISBLANK([Synonyms.B217]);&quot;&quot;;[Synonyms.B2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8]);&quot;&quot;;[Synonyms.A218])">
            <text:p/>
          </table:table-cell>
          <table:table-cell table:formula="of:=IF(ISBLANK([Synonyms.B218]);&quot;&quot;;[Synonyms.B2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9]);&quot;&quot;;[Synonyms.A219])">
            <text:p/>
          </table:table-cell>
          <table:table-cell table:formula="of:=IF(ISBLANK([Synonyms.B219]);&quot;&quot;;[Synonyms.B2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0]);&quot;&quot;;[Synonyms.A220])">
            <text:p/>
          </table:table-cell>
          <table:table-cell table:formula="of:=IF(ISBLANK([Synonyms.B220]);&quot;&quot;;[Synonyms.B2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1]);&quot;&quot;;[Synonyms.A221])">
            <text:p/>
          </table:table-cell>
          <table:table-cell table:formula="of:=IF(ISBLANK([Synonyms.B221]);&quot;&quot;;[Synonyms.B2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2]);&quot;&quot;;[Synonyms.A222])">
            <text:p/>
          </table:table-cell>
          <table:table-cell table:formula="of:=IF(ISBLANK([Synonyms.B222]);&quot;&quot;;[Synonyms.B2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3]);&quot;&quot;;[Synonyms.A223])">
            <text:p/>
          </table:table-cell>
          <table:table-cell table:formula="of:=IF(ISBLANK([Synonyms.B223]);&quot;&quot;;[Synonyms.B2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4]);&quot;&quot;;[Synonyms.A224])">
            <text:p/>
          </table:table-cell>
          <table:table-cell table:formula="of:=IF(ISBLANK([Synonyms.B224]);&quot;&quot;;[Synonyms.B2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5]);&quot;&quot;;[Synonyms.A225])">
            <text:p/>
          </table:table-cell>
          <table:table-cell table:formula="of:=IF(ISBLANK([Synonyms.B225]);&quot;&quot;;[Synonyms.B2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6]);&quot;&quot;;[Synonyms.A226])">
            <text:p/>
          </table:table-cell>
          <table:table-cell table:formula="of:=IF(ISBLANK([Synonyms.B226]);&quot;&quot;;[Synonyms.B2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7]);&quot;&quot;;[Synonyms.A227])">
            <text:p/>
          </table:table-cell>
          <table:table-cell table:formula="of:=IF(ISBLANK([Synonyms.B227]);&quot;&quot;;[Synonyms.B2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8]);&quot;&quot;;[Synonyms.A228])">
            <text:p/>
          </table:table-cell>
          <table:table-cell table:formula="of:=IF(ISBLANK([Synonyms.B228]);&quot;&quot;;[Synonyms.B2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9]);&quot;&quot;;[Synonyms.A229])">
            <text:p/>
          </table:table-cell>
          <table:table-cell table:formula="of:=IF(ISBLANK([Synonyms.B229]);&quot;&quot;;[Synonyms.B2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0]);&quot;&quot;;[Synonyms.A230])">
            <text:p/>
          </table:table-cell>
          <table:table-cell table:formula="of:=IF(ISBLANK([Synonyms.B230]);&quot;&quot;;[Synonyms.B2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1]);&quot;&quot;;[Synonyms.A231])">
            <text:p/>
          </table:table-cell>
          <table:table-cell table:formula="of:=IF(ISBLANK([Synonyms.B231]);&quot;&quot;;[Synonyms.B2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2]);&quot;&quot;;[Synonyms.A232])">
            <text:p/>
          </table:table-cell>
          <table:table-cell table:formula="of:=IF(ISBLANK([Synonyms.B232]);&quot;&quot;;[Synonyms.B2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3]);&quot;&quot;;[Synonyms.A233])">
            <text:p/>
          </table:table-cell>
          <table:table-cell table:formula="of:=IF(ISBLANK([Synonyms.B233]);&quot;&quot;;[Synonyms.B2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4]);&quot;&quot;;[Synonyms.A234])">
            <text:p/>
          </table:table-cell>
          <table:table-cell table:formula="of:=IF(ISBLANK([Synonyms.B234]);&quot;&quot;;[Synonyms.B2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5]);&quot;&quot;;[Synonyms.A235])">
            <text:p/>
          </table:table-cell>
          <table:table-cell table:formula="of:=IF(ISBLANK([Synonyms.B235]);&quot;&quot;;[Synonyms.B2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6]);&quot;&quot;;[Synonyms.A236])">
            <text:p/>
          </table:table-cell>
          <table:table-cell table:formula="of:=IF(ISBLANK([Synonyms.B236]);&quot;&quot;;[Synonyms.B2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7]);&quot;&quot;;[Synonyms.A237])">
            <text:p/>
          </table:table-cell>
          <table:table-cell table:formula="of:=IF(ISBLANK([Synonyms.B237]);&quot;&quot;;[Synonyms.B2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8]);&quot;&quot;;[Synonyms.A238])">
            <text:p/>
          </table:table-cell>
          <table:table-cell table:formula="of:=IF(ISBLANK([Synonyms.B238]);&quot;&quot;;[Synonyms.B2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9]);&quot;&quot;;[Synonyms.A239])">
            <text:p/>
          </table:table-cell>
          <table:table-cell table:formula="of:=IF(ISBLANK([Synonyms.B239]);&quot;&quot;;[Synonyms.B2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0]);&quot;&quot;;[Synonyms.A240])">
            <text:p/>
          </table:table-cell>
          <table:table-cell table:formula="of:=IF(ISBLANK([Synonyms.B240]);&quot;&quot;;[Synonyms.B2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1]);&quot;&quot;;[Synonyms.A241])">
            <text:p/>
          </table:table-cell>
          <table:table-cell table:formula="of:=IF(ISBLANK([Synonyms.B241]);&quot;&quot;;[Synonyms.B2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2]);&quot;&quot;;[Synonyms.A242])">
            <text:p/>
          </table:table-cell>
          <table:table-cell table:formula="of:=IF(ISBLANK([Synonyms.B242]);&quot;&quot;;[Synonyms.B2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3]);&quot;&quot;;[Synonyms.A243])">
            <text:p/>
          </table:table-cell>
          <table:table-cell table:formula="of:=IF(ISBLANK([Synonyms.B243]);&quot;&quot;;[Synonyms.B2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4]);&quot;&quot;;[Synonyms.A244])">
            <text:p/>
          </table:table-cell>
          <table:table-cell table:formula="of:=IF(ISBLANK([Synonyms.B244]);&quot;&quot;;[Synonyms.B2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5]);&quot;&quot;;[Synonyms.A245])">
            <text:p/>
          </table:table-cell>
          <table:table-cell table:formula="of:=IF(ISBLANK([Synonyms.B245]);&quot;&quot;;[Synonyms.B2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6]);&quot;&quot;;[Synonyms.A246])">
            <text:p/>
          </table:table-cell>
          <table:table-cell table:formula="of:=IF(ISBLANK([Synonyms.B246]);&quot;&quot;;[Synonyms.B2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7]);&quot;&quot;;[Synonyms.A247])">
            <text:p/>
          </table:table-cell>
          <table:table-cell table:formula="of:=IF(ISBLANK([Synonyms.B247]);&quot;&quot;;[Synonyms.B2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8]);&quot;&quot;;[Synonyms.A248])">
            <text:p/>
          </table:table-cell>
          <table:table-cell table:formula="of:=IF(ISBLANK([Synonyms.B248]);&quot;&quot;;[Synonyms.B2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9]);&quot;&quot;;[Synonyms.A249])">
            <text:p/>
          </table:table-cell>
          <table:table-cell table:formula="of:=IF(ISBLANK([Synonyms.B249]);&quot;&quot;;[Synonyms.B2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0]);&quot;&quot;;[Synonyms.A250])">
            <text:p/>
          </table:table-cell>
          <table:table-cell table:formula="of:=IF(ISBLANK([Synonyms.B250]);&quot;&quot;;[Synonyms.B2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1]);&quot;&quot;;[Synonyms.A251])">
            <text:p/>
          </table:table-cell>
          <table:table-cell table:formula="of:=IF(ISBLANK([Synonyms.B251]);&quot;&quot;;[Synonyms.B2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2]);&quot;&quot;;[Synonyms.A252])">
            <text:p/>
          </table:table-cell>
          <table:table-cell table:formula="of:=IF(ISBLANK([Synonyms.B252]);&quot;&quot;;[Synonyms.B2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3]);&quot;&quot;;[Synonyms.A253])">
            <text:p/>
          </table:table-cell>
          <table:table-cell table:formula="of:=IF(ISBLANK([Synonyms.B253]);&quot;&quot;;[Synonyms.B2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4]);&quot;&quot;;[Synonyms.A254])">
            <text:p/>
          </table:table-cell>
          <table:table-cell table:formula="of:=IF(ISBLANK([Synonyms.B254]);&quot;&quot;;[Synonyms.B2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5]);&quot;&quot;;[Synonyms.A255])">
            <text:p/>
          </table:table-cell>
          <table:table-cell table:formula="of:=IF(ISBLANK([Synonyms.B255]);&quot;&quot;;[Synonyms.B2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6]);&quot;&quot;;[Synonyms.A256])">
            <text:p/>
          </table:table-cell>
          <table:table-cell table:formula="of:=IF(ISBLANK([Synonyms.B256]);&quot;&quot;;[Synonyms.B2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7]);&quot;&quot;;[Synonyms.A257])">
            <text:p/>
          </table:table-cell>
          <table:table-cell table:formula="of:=IF(ISBLANK([Synonyms.B257]);&quot;&quot;;[Synonyms.B2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8]);&quot;&quot;;[Synonyms.A258])">
            <text:p/>
          </table:table-cell>
          <table:table-cell table:formula="of:=IF(ISBLANK([Synonyms.B258]);&quot;&quot;;[Synonyms.B2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9]);&quot;&quot;;[Synonyms.A259])">
            <text:p/>
          </table:table-cell>
          <table:table-cell table:formula="of:=IF(ISBLANK([Synonyms.B259]);&quot;&quot;;[Synonyms.B2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0]);&quot;&quot;;[Synonyms.A260])">
            <text:p/>
          </table:table-cell>
          <table:table-cell table:formula="of:=IF(ISBLANK([Synonyms.B260]);&quot;&quot;;[Synonyms.B2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1]);&quot;&quot;;[Synonyms.A261])">
            <text:p/>
          </table:table-cell>
          <table:table-cell table:formula="of:=IF(ISBLANK([Synonyms.B261]);&quot;&quot;;[Synonyms.B2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2]);&quot;&quot;;[Synonyms.A262])">
            <text:p/>
          </table:table-cell>
          <table:table-cell table:formula="of:=IF(ISBLANK([Synonyms.B262]);&quot;&quot;;[Synonyms.B2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3]);&quot;&quot;;[Synonyms.A263])">
            <text:p/>
          </table:table-cell>
          <table:table-cell table:formula="of:=IF(ISBLANK([Synonyms.B263]);&quot;&quot;;[Synonyms.B2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4]);&quot;&quot;;[Synonyms.A264])">
            <text:p/>
          </table:table-cell>
          <table:table-cell table:formula="of:=IF(ISBLANK([Synonyms.B264]);&quot;&quot;;[Synonyms.B2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5]);&quot;&quot;;[Synonyms.A265])">
            <text:p/>
          </table:table-cell>
          <table:table-cell table:formula="of:=IF(ISBLANK([Synonyms.B265]);&quot;&quot;;[Synonyms.B2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6]);&quot;&quot;;[Synonyms.A266])">
            <text:p/>
          </table:table-cell>
          <table:table-cell table:formula="of:=IF(ISBLANK([Synonyms.B266]);&quot;&quot;;[Synonyms.B2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7]);&quot;&quot;;[Synonyms.A267])">
            <text:p/>
          </table:table-cell>
          <table:table-cell table:formula="of:=IF(ISBLANK([Synonyms.B267]);&quot;&quot;;[Synonyms.B2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8]);&quot;&quot;;[Synonyms.A268])">
            <text:p/>
          </table:table-cell>
          <table:table-cell table:formula="of:=IF(ISBLANK([Synonyms.B268]);&quot;&quot;;[Synonyms.B2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9]);&quot;&quot;;[Synonyms.A269])">
            <text:p/>
          </table:table-cell>
          <table:table-cell table:formula="of:=IF(ISBLANK([Synonyms.B269]);&quot;&quot;;[Synonyms.B2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0]);&quot;&quot;;[Synonyms.A270])">
            <text:p/>
          </table:table-cell>
          <table:table-cell table:formula="of:=IF(ISBLANK([Synonyms.B270]);&quot;&quot;;[Synonyms.B2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1]);&quot;&quot;;[Synonyms.A271])">
            <text:p/>
          </table:table-cell>
          <table:table-cell table:formula="of:=IF(ISBLANK([Synonyms.B271]);&quot;&quot;;[Synonyms.B2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2]);&quot;&quot;;[Synonyms.A272])">
            <text:p/>
          </table:table-cell>
          <table:table-cell table:formula="of:=IF(ISBLANK([Synonyms.B272]);&quot;&quot;;[Synonyms.B2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3]);&quot;&quot;;[Synonyms.A273])">
            <text:p/>
          </table:table-cell>
          <table:table-cell table:formula="of:=IF(ISBLANK([Synonyms.B273]);&quot;&quot;;[Synonyms.B2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4]);&quot;&quot;;[Synonyms.A274])">
            <text:p/>
          </table:table-cell>
          <table:table-cell table:formula="of:=IF(ISBLANK([Synonyms.B274]);&quot;&quot;;[Synonyms.B2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5]);&quot;&quot;;[Synonyms.A275])">
            <text:p/>
          </table:table-cell>
          <table:table-cell table:formula="of:=IF(ISBLANK([Synonyms.B275]);&quot;&quot;;[Synonyms.B2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6]);&quot;&quot;;[Synonyms.A276])">
            <text:p/>
          </table:table-cell>
          <table:table-cell table:formula="of:=IF(ISBLANK([Synonyms.B276]);&quot;&quot;;[Synonyms.B2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7]);&quot;&quot;;[Synonyms.A277])">
            <text:p/>
          </table:table-cell>
          <table:table-cell table:formula="of:=IF(ISBLANK([Synonyms.B277]);&quot;&quot;;[Synonyms.B2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8]);&quot;&quot;;[Synonyms.A278])">
            <text:p/>
          </table:table-cell>
          <table:table-cell table:formula="of:=IF(ISBLANK([Synonyms.B278]);&quot;&quot;;[Synonyms.B2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9]);&quot;&quot;;[Synonyms.A279])">
            <text:p/>
          </table:table-cell>
          <table:table-cell table:formula="of:=IF(ISBLANK([Synonyms.B279]);&quot;&quot;;[Synonyms.B2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0]);&quot;&quot;;[Synonyms.A280])">
            <text:p/>
          </table:table-cell>
          <table:table-cell table:formula="of:=IF(ISBLANK([Synonyms.B280]);&quot;&quot;;[Synonyms.B2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1]);&quot;&quot;;[Synonyms.A281])">
            <text:p/>
          </table:table-cell>
          <table:table-cell table:formula="of:=IF(ISBLANK([Synonyms.B281]);&quot;&quot;;[Synonyms.B2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2]);&quot;&quot;;[Synonyms.A282])">
            <text:p/>
          </table:table-cell>
          <table:table-cell table:formula="of:=IF(ISBLANK([Synonyms.B282]);&quot;&quot;;[Synonyms.B2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3]);&quot;&quot;;[Synonyms.A283])">
            <text:p/>
          </table:table-cell>
          <table:table-cell table:formula="of:=IF(ISBLANK([Synonyms.B283]);&quot;&quot;;[Synonyms.B2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4]);&quot;&quot;;[Synonyms.A284])">
            <text:p/>
          </table:table-cell>
          <table:table-cell table:formula="of:=IF(ISBLANK([Synonyms.B284]);&quot;&quot;;[Synonyms.B2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5]);&quot;&quot;;[Synonyms.A285])">
            <text:p/>
          </table:table-cell>
          <table:table-cell table:formula="of:=IF(ISBLANK([Synonyms.B285]);&quot;&quot;;[Synonyms.B2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6]);&quot;&quot;;[Synonyms.A286])">
            <text:p/>
          </table:table-cell>
          <table:table-cell table:formula="of:=IF(ISBLANK([Synonyms.B286]);&quot;&quot;;[Synonyms.B2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7]);&quot;&quot;;[Synonyms.A287])">
            <text:p/>
          </table:table-cell>
          <table:table-cell table:formula="of:=IF(ISBLANK([Synonyms.B287]);&quot;&quot;;[Synonyms.B2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8]);&quot;&quot;;[Synonyms.A288])">
            <text:p/>
          </table:table-cell>
          <table:table-cell table:formula="of:=IF(ISBLANK([Synonyms.B288]);&quot;&quot;;[Synonyms.B2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9]);&quot;&quot;;[Synonyms.A289])">
            <text:p/>
          </table:table-cell>
          <table:table-cell table:formula="of:=IF(ISBLANK([Synonyms.B289]);&quot;&quot;;[Synonyms.B2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0]);&quot;&quot;;[Synonyms.A290])">
            <text:p/>
          </table:table-cell>
          <table:table-cell table:formula="of:=IF(ISBLANK([Synonyms.B290]);&quot;&quot;;[Synonyms.B2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1]);&quot;&quot;;[Synonyms.A291])">
            <text:p/>
          </table:table-cell>
          <table:table-cell table:formula="of:=IF(ISBLANK([Synonyms.B291]);&quot;&quot;;[Synonyms.B2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2]);&quot;&quot;;[Synonyms.A292])">
            <text:p/>
          </table:table-cell>
          <table:table-cell table:formula="of:=IF(ISBLANK([Synonyms.B292]);&quot;&quot;;[Synonyms.B2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3]);&quot;&quot;;[Synonyms.A293])">
            <text:p/>
          </table:table-cell>
          <table:table-cell table:formula="of:=IF(ISBLANK([Synonyms.B293]);&quot;&quot;;[Synonyms.B2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4]);&quot;&quot;;[Synonyms.A294])">
            <text:p/>
          </table:table-cell>
          <table:table-cell table:formula="of:=IF(ISBLANK([Synonyms.B294]);&quot;&quot;;[Synonyms.B2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5]);&quot;&quot;;[Synonyms.A295])">
            <text:p/>
          </table:table-cell>
          <table:table-cell table:formula="of:=IF(ISBLANK([Synonyms.B295]);&quot;&quot;;[Synonyms.B2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6]);&quot;&quot;;[Synonyms.A296])">
            <text:p/>
          </table:table-cell>
          <table:table-cell table:formula="of:=IF(ISBLANK([Synonyms.B296]);&quot;&quot;;[Synonyms.B2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7]);&quot;&quot;;[Synonyms.A297])">
            <text:p/>
          </table:table-cell>
          <table:table-cell table:formula="of:=IF(ISBLANK([Synonyms.B297]);&quot;&quot;;[Synonyms.B2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8]);&quot;&quot;;[Synonyms.A298])">
            <text:p/>
          </table:table-cell>
          <table:table-cell table:formula="of:=IF(ISBLANK([Synonyms.B298]);&quot;&quot;;[Synonyms.B2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9]);&quot;&quot;;[Synonyms.A299])">
            <text:p/>
          </table:table-cell>
          <table:table-cell table:formula="of:=IF(ISBLANK([Synonyms.B299]);&quot;&quot;;[Synonyms.B2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0]);&quot;&quot;;[Synonyms.A300])">
            <text:p/>
          </table:table-cell>
          <table:table-cell table:formula="of:=IF(ISBLANK([Synonyms.B300]);&quot;&quot;;[Synonyms.B3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1]);&quot;&quot;;[Synonyms.A301])">
            <text:p/>
          </table:table-cell>
          <table:table-cell table:formula="of:=IF(ISBLANK([Synonyms.B301]);&quot;&quot;;[Synonyms.B3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2]);&quot;&quot;;[Synonyms.A302])">
            <text:p/>
          </table:table-cell>
          <table:table-cell table:formula="of:=IF(ISBLANK([Synonyms.B302]);&quot;&quot;;[Synonyms.B3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3]);&quot;&quot;;[Synonyms.A303])">
            <text:p/>
          </table:table-cell>
          <table:table-cell table:formula="of:=IF(ISBLANK([Synonyms.B303]);&quot;&quot;;[Synonyms.B3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4]);&quot;&quot;;[Synonyms.A304])">
            <text:p/>
          </table:table-cell>
          <table:table-cell table:formula="of:=IF(ISBLANK([Synonyms.B304]);&quot;&quot;;[Synonyms.B3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5]);&quot;&quot;;[Synonyms.A305])">
            <text:p/>
          </table:table-cell>
          <table:table-cell table:formula="of:=IF(ISBLANK([Synonyms.B305]);&quot;&quot;;[Synonyms.B3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6]);&quot;&quot;;[Synonyms.A306])">
            <text:p/>
          </table:table-cell>
          <table:table-cell table:formula="of:=IF(ISBLANK([Synonyms.B306]);&quot;&quot;;[Synonyms.B3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7]);&quot;&quot;;[Synonyms.A307])">
            <text:p/>
          </table:table-cell>
          <table:table-cell table:formula="of:=IF(ISBLANK([Synonyms.B307]);&quot;&quot;;[Synonyms.B3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8]);&quot;&quot;;[Synonyms.A308])">
            <text:p/>
          </table:table-cell>
          <table:table-cell table:formula="of:=IF(ISBLANK([Synonyms.B308]);&quot;&quot;;[Synonyms.B3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9]);&quot;&quot;;[Synonyms.A309])">
            <text:p/>
          </table:table-cell>
          <table:table-cell table:formula="of:=IF(ISBLANK([Synonyms.B309]);&quot;&quot;;[Synonyms.B3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0]);&quot;&quot;;[Synonyms.A310])">
            <text:p/>
          </table:table-cell>
          <table:table-cell table:formula="of:=IF(ISBLANK([Synonyms.B310]);&quot;&quot;;[Synonyms.B3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1]);&quot;&quot;;[Synonyms.A311])">
            <text:p/>
          </table:table-cell>
          <table:table-cell table:formula="of:=IF(ISBLANK([Synonyms.B311]);&quot;&quot;;[Synonyms.B3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2]);&quot;&quot;;[Synonyms.A312])">
            <text:p/>
          </table:table-cell>
          <table:table-cell table:formula="of:=IF(ISBLANK([Synonyms.B312]);&quot;&quot;;[Synonyms.B3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3]);&quot;&quot;;[Synonyms.A313])">
            <text:p/>
          </table:table-cell>
          <table:table-cell table:formula="of:=IF(ISBLANK([Synonyms.B313]);&quot;&quot;;[Synonyms.B3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4]);&quot;&quot;;[Synonyms.A314])">
            <text:p/>
          </table:table-cell>
          <table:table-cell table:formula="of:=IF(ISBLANK([Synonyms.B314]);&quot;&quot;;[Synonyms.B3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5]);&quot;&quot;;[Synonyms.A315])">
            <text:p/>
          </table:table-cell>
          <table:table-cell table:formula="of:=IF(ISBLANK([Synonyms.B315]);&quot;&quot;;[Synonyms.B3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6]);&quot;&quot;;[Synonyms.A316])">
            <text:p/>
          </table:table-cell>
          <table:table-cell table:formula="of:=IF(ISBLANK([Synonyms.B316]);&quot;&quot;;[Synonyms.B3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7]);&quot;&quot;;[Synonyms.A317])">
            <text:p/>
          </table:table-cell>
          <table:table-cell table:formula="of:=IF(ISBLANK([Synonyms.B317]);&quot;&quot;;[Synonyms.B3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8]);&quot;&quot;;[Synonyms.A318])">
            <text:p/>
          </table:table-cell>
          <table:table-cell table:formula="of:=IF(ISBLANK([Synonyms.B318]);&quot;&quot;;[Synonyms.B3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9]);&quot;&quot;;[Synonyms.A319])">
            <text:p/>
          </table:table-cell>
          <table:table-cell table:formula="of:=IF(ISBLANK([Synonyms.B319]);&quot;&quot;;[Synonyms.B3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0]);&quot;&quot;;[Synonyms.A320])">
            <text:p/>
          </table:table-cell>
          <table:table-cell table:formula="of:=IF(ISBLANK([Synonyms.B320]);&quot;&quot;;[Synonyms.B3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1]);&quot;&quot;;[Synonyms.A321])">
            <text:p/>
          </table:table-cell>
          <table:table-cell table:formula="of:=IF(ISBLANK([Synonyms.B321]);&quot;&quot;;[Synonyms.B3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2]);&quot;&quot;;[Synonyms.A322])">
            <text:p/>
          </table:table-cell>
          <table:table-cell table:formula="of:=IF(ISBLANK([Synonyms.B322]);&quot;&quot;;[Synonyms.B3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3]);&quot;&quot;;[Synonyms.A323])">
            <text:p/>
          </table:table-cell>
          <table:table-cell table:formula="of:=IF(ISBLANK([Synonyms.B323]);&quot;&quot;;[Synonyms.B3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4]);&quot;&quot;;[Synonyms.A324])">
            <text:p/>
          </table:table-cell>
          <table:table-cell table:formula="of:=IF(ISBLANK([Synonyms.B324]);&quot;&quot;;[Synonyms.B3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5]);&quot;&quot;;[Synonyms.A325])">
            <text:p/>
          </table:table-cell>
          <table:table-cell table:formula="of:=IF(ISBLANK([Synonyms.B325]);&quot;&quot;;[Synonyms.B3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6]);&quot;&quot;;[Synonyms.A326])">
            <text:p/>
          </table:table-cell>
          <table:table-cell table:formula="of:=IF(ISBLANK([Synonyms.B326]);&quot;&quot;;[Synonyms.B3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7]);&quot;&quot;;[Synonyms.A327])">
            <text:p/>
          </table:table-cell>
          <table:table-cell table:formula="of:=IF(ISBLANK([Synonyms.B327]);&quot;&quot;;[Synonyms.B3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8]);&quot;&quot;;[Synonyms.A328])">
            <text:p/>
          </table:table-cell>
          <table:table-cell table:formula="of:=IF(ISBLANK([Synonyms.B328]);&quot;&quot;;[Synonyms.B3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9]);&quot;&quot;;[Synonyms.A329])">
            <text:p/>
          </table:table-cell>
          <table:table-cell table:formula="of:=IF(ISBLANK([Synonyms.B329]);&quot;&quot;;[Synonyms.B3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0]);&quot;&quot;;[Synonyms.A330])">
            <text:p/>
          </table:table-cell>
          <table:table-cell table:formula="of:=IF(ISBLANK([Synonyms.B330]);&quot;&quot;;[Synonyms.B3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1]);&quot;&quot;;[Synonyms.A331])">
            <text:p/>
          </table:table-cell>
          <table:table-cell table:formula="of:=IF(ISBLANK([Synonyms.B331]);&quot;&quot;;[Synonyms.B3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2]);&quot;&quot;;[Synonyms.A332])">
            <text:p/>
          </table:table-cell>
          <table:table-cell table:formula="of:=IF(ISBLANK([Synonyms.B332]);&quot;&quot;;[Synonyms.B3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3]);&quot;&quot;;[Synonyms.A333])">
            <text:p/>
          </table:table-cell>
          <table:table-cell table:formula="of:=IF(ISBLANK([Synonyms.B333]);&quot;&quot;;[Synonyms.B3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4]);&quot;&quot;;[Synonyms.A334])">
            <text:p/>
          </table:table-cell>
          <table:table-cell table:formula="of:=IF(ISBLANK([Synonyms.B334]);&quot;&quot;;[Synonyms.B3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5]);&quot;&quot;;[Synonyms.A335])">
            <text:p/>
          </table:table-cell>
          <table:table-cell table:formula="of:=IF(ISBLANK([Synonyms.B335]);&quot;&quot;;[Synonyms.B3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6]);&quot;&quot;;[Synonyms.A336])">
            <text:p/>
          </table:table-cell>
          <table:table-cell table:formula="of:=IF(ISBLANK([Synonyms.B336]);&quot;&quot;;[Synonyms.B3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7]);&quot;&quot;;[Synonyms.A337])">
            <text:p/>
          </table:table-cell>
          <table:table-cell table:formula="of:=IF(ISBLANK([Synonyms.B337]);&quot;&quot;;[Synonyms.B3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8]);&quot;&quot;;[Synonyms.A338])">
            <text:p/>
          </table:table-cell>
          <table:table-cell table:formula="of:=IF(ISBLANK([Synonyms.B338]);&quot;&quot;;[Synonyms.B3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9]);&quot;&quot;;[Synonyms.A339])">
            <text:p/>
          </table:table-cell>
          <table:table-cell table:formula="of:=IF(ISBLANK([Synonyms.B339]);&quot;&quot;;[Synonyms.B3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0]);&quot;&quot;;[Synonyms.A340])">
            <text:p/>
          </table:table-cell>
          <table:table-cell table:formula="of:=IF(ISBLANK([Synonyms.B340]);&quot;&quot;;[Synonyms.B3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1]);&quot;&quot;;[Synonyms.A341])">
            <text:p/>
          </table:table-cell>
          <table:table-cell table:formula="of:=IF(ISBLANK([Synonyms.B341]);&quot;&quot;;[Synonyms.B3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2]);&quot;&quot;;[Synonyms.A342])">
            <text:p/>
          </table:table-cell>
          <table:table-cell table:formula="of:=IF(ISBLANK([Synonyms.B342]);&quot;&quot;;[Synonyms.B3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3]);&quot;&quot;;[Synonyms.A343])">
            <text:p/>
          </table:table-cell>
          <table:table-cell table:formula="of:=IF(ISBLANK([Synonyms.B343]);&quot;&quot;;[Synonyms.B3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4]);&quot;&quot;;[Synonyms.A344])">
            <text:p/>
          </table:table-cell>
          <table:table-cell table:formula="of:=IF(ISBLANK([Synonyms.B344]);&quot;&quot;;[Synonyms.B3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5]);&quot;&quot;;[Synonyms.A345])">
            <text:p/>
          </table:table-cell>
          <table:table-cell table:formula="of:=IF(ISBLANK([Synonyms.B345]);&quot;&quot;;[Synonyms.B3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6]);&quot;&quot;;[Synonyms.A346])">
            <text:p/>
          </table:table-cell>
          <table:table-cell table:formula="of:=IF(ISBLANK([Synonyms.B346]);&quot;&quot;;[Synonyms.B3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7]);&quot;&quot;;[Synonyms.A347])">
            <text:p/>
          </table:table-cell>
          <table:table-cell table:formula="of:=IF(ISBLANK([Synonyms.B347]);&quot;&quot;;[Synonyms.B3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8]);&quot;&quot;;[Synonyms.A348])">
            <text:p/>
          </table:table-cell>
          <table:table-cell table:formula="of:=IF(ISBLANK([Synonyms.B348]);&quot;&quot;;[Synonyms.B3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9]);&quot;&quot;;[Synonyms.A349])">
            <text:p/>
          </table:table-cell>
          <table:table-cell table:formula="of:=IF(ISBLANK([Synonyms.B349]);&quot;&quot;;[Synonyms.B3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0]);&quot;&quot;;[Synonyms.A350])">
            <text:p/>
          </table:table-cell>
          <table:table-cell table:formula="of:=IF(ISBLANK([Synonyms.B350]);&quot;&quot;;[Synonyms.B3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1]);&quot;&quot;;[Synonyms.A351])">
            <text:p/>
          </table:table-cell>
          <table:table-cell table:formula="of:=IF(ISBLANK([Synonyms.B351]);&quot;&quot;;[Synonyms.B3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2]);&quot;&quot;;[Synonyms.A352])">
            <text:p/>
          </table:table-cell>
          <table:table-cell table:formula="of:=IF(ISBLANK([Synonyms.B352]);&quot;&quot;;[Synonyms.B3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3]);&quot;&quot;;[Synonyms.A353])">
            <text:p/>
          </table:table-cell>
          <table:table-cell table:formula="of:=IF(ISBLANK([Synonyms.B353]);&quot;&quot;;[Synonyms.B3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4]);&quot;&quot;;[Synonyms.A354])">
            <text:p/>
          </table:table-cell>
          <table:table-cell table:formula="of:=IF(ISBLANK([Synonyms.B354]);&quot;&quot;;[Synonyms.B3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5]);&quot;&quot;;[Synonyms.A355])">
            <text:p/>
          </table:table-cell>
          <table:table-cell table:formula="of:=IF(ISBLANK([Synonyms.B355]);&quot;&quot;;[Synonyms.B3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6]);&quot;&quot;;[Synonyms.A356])">
            <text:p/>
          </table:table-cell>
          <table:table-cell table:formula="of:=IF(ISBLANK([Synonyms.B356]);&quot;&quot;;[Synonyms.B3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7]);&quot;&quot;;[Synonyms.A357])">
            <text:p/>
          </table:table-cell>
          <table:table-cell table:formula="of:=IF(ISBLANK([Synonyms.B357]);&quot;&quot;;[Synonyms.B3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8]);&quot;&quot;;[Synonyms.A358])">
            <text:p/>
          </table:table-cell>
          <table:table-cell table:formula="of:=IF(ISBLANK([Synonyms.B358]);&quot;&quot;;[Synonyms.B3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9]);&quot;&quot;;[Synonyms.A359])">
            <text:p/>
          </table:table-cell>
          <table:table-cell table:formula="of:=IF(ISBLANK([Synonyms.B359]);&quot;&quot;;[Synonyms.B3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0]);&quot;&quot;;[Synonyms.A360])">
            <text:p/>
          </table:table-cell>
          <table:table-cell table:formula="of:=IF(ISBLANK([Synonyms.B360]);&quot;&quot;;[Synonyms.B3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1]);&quot;&quot;;[Synonyms.A361])">
            <text:p/>
          </table:table-cell>
          <table:table-cell table:formula="of:=IF(ISBLANK([Synonyms.B361]);&quot;&quot;;[Synonyms.B3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2]);&quot;&quot;;[Synonyms.A362])">
            <text:p/>
          </table:table-cell>
          <table:table-cell table:formula="of:=IF(ISBLANK([Synonyms.B362]);&quot;&quot;;[Synonyms.B3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3]);&quot;&quot;;[Synonyms.A363])">
            <text:p/>
          </table:table-cell>
          <table:table-cell table:formula="of:=IF(ISBLANK([Synonyms.B363]);&quot;&quot;;[Synonyms.B3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4]);&quot;&quot;;[Synonyms.A364])">
            <text:p/>
          </table:table-cell>
          <table:table-cell table:formula="of:=IF(ISBLANK([Synonyms.B364]);&quot;&quot;;[Synonyms.B3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5]);&quot;&quot;;[Synonyms.A365])">
            <text:p/>
          </table:table-cell>
          <table:table-cell table:formula="of:=IF(ISBLANK([Synonyms.B365]);&quot;&quot;;[Synonyms.B3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6]);&quot;&quot;;[Synonyms.A366])">
            <text:p/>
          </table:table-cell>
          <table:table-cell table:formula="of:=IF(ISBLANK([Synonyms.B366]);&quot;&quot;;[Synonyms.B3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7]);&quot;&quot;;[Synonyms.A367])">
            <text:p/>
          </table:table-cell>
          <table:table-cell table:formula="of:=IF(ISBLANK([Synonyms.B367]);&quot;&quot;;[Synonyms.B3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8]);&quot;&quot;;[Synonyms.A368])">
            <text:p/>
          </table:table-cell>
          <table:table-cell table:formula="of:=IF(ISBLANK([Synonyms.B368]);&quot;&quot;;[Synonyms.B3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9]);&quot;&quot;;[Synonyms.A369])">
            <text:p/>
          </table:table-cell>
          <table:table-cell table:formula="of:=IF(ISBLANK([Synonyms.B369]);&quot;&quot;;[Synonyms.B3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0]);&quot;&quot;;[Synonyms.A370])">
            <text:p/>
          </table:table-cell>
          <table:table-cell table:formula="of:=IF(ISBLANK([Synonyms.B370]);&quot;&quot;;[Synonyms.B3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1]);&quot;&quot;;[Synonyms.A371])">
            <text:p/>
          </table:table-cell>
          <table:table-cell table:formula="of:=IF(ISBLANK([Synonyms.B371]);&quot;&quot;;[Synonyms.B3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2]);&quot;&quot;;[Synonyms.A372])">
            <text:p/>
          </table:table-cell>
          <table:table-cell table:formula="of:=IF(ISBLANK([Synonyms.B372]);&quot;&quot;;[Synonyms.B3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3]);&quot;&quot;;[Synonyms.A373])">
            <text:p/>
          </table:table-cell>
          <table:table-cell table:formula="of:=IF(ISBLANK([Synonyms.B373]);&quot;&quot;;[Synonyms.B3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4]);&quot;&quot;;[Synonyms.A374])">
            <text:p/>
          </table:table-cell>
          <table:table-cell table:formula="of:=IF(ISBLANK([Synonyms.B374]);&quot;&quot;;[Synonyms.B3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5]);&quot;&quot;;[Synonyms.A375])">
            <text:p/>
          </table:table-cell>
          <table:table-cell table:formula="of:=IF(ISBLANK([Synonyms.B375]);&quot;&quot;;[Synonyms.B3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6]);&quot;&quot;;[Synonyms.A376])">
            <text:p/>
          </table:table-cell>
          <table:table-cell table:formula="of:=IF(ISBLANK([Synonyms.B376]);&quot;&quot;;[Synonyms.B3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7]);&quot;&quot;;[Synonyms.A377])">
            <text:p/>
          </table:table-cell>
          <table:table-cell table:formula="of:=IF(ISBLANK([Synonyms.B377]);&quot;&quot;;[Synonyms.B3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8]);&quot;&quot;;[Synonyms.A378])">
            <text:p/>
          </table:table-cell>
          <table:table-cell table:formula="of:=IF(ISBLANK([Synonyms.B378]);&quot;&quot;;[Synonyms.B3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9]);&quot;&quot;;[Synonyms.A379])">
            <text:p/>
          </table:table-cell>
          <table:table-cell table:formula="of:=IF(ISBLANK([Synonyms.B379]);&quot;&quot;;[Synonyms.B3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0]);&quot;&quot;;[Synonyms.A380])">
            <text:p/>
          </table:table-cell>
          <table:table-cell table:formula="of:=IF(ISBLANK([Synonyms.B380]);&quot;&quot;;[Synonyms.B3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1]);&quot;&quot;;[Synonyms.A381])">
            <text:p/>
          </table:table-cell>
          <table:table-cell table:formula="of:=IF(ISBLANK([Synonyms.B381]);&quot;&quot;;[Synonyms.B3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2]);&quot;&quot;;[Synonyms.A382])">
            <text:p/>
          </table:table-cell>
          <table:table-cell table:formula="of:=IF(ISBLANK([Synonyms.B382]);&quot;&quot;;[Synonyms.B3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3]);&quot;&quot;;[Synonyms.A383])">
            <text:p/>
          </table:table-cell>
          <table:table-cell table:formula="of:=IF(ISBLANK([Synonyms.B383]);&quot;&quot;;[Synonyms.B3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4]);&quot;&quot;;[Synonyms.A384])">
            <text:p/>
          </table:table-cell>
          <table:table-cell table:formula="of:=IF(ISBLANK([Synonyms.B384]);&quot;&quot;;[Synonyms.B3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5]);&quot;&quot;;[Synonyms.A385])">
            <text:p/>
          </table:table-cell>
          <table:table-cell table:formula="of:=IF(ISBLANK([Synonyms.B385]);&quot;&quot;;[Synonyms.B3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6]);&quot;&quot;;[Synonyms.A386])">
            <text:p/>
          </table:table-cell>
          <table:table-cell table:formula="of:=IF(ISBLANK([Synonyms.B386]);&quot;&quot;;[Synonyms.B3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7]);&quot;&quot;;[Synonyms.A387])">
            <text:p/>
          </table:table-cell>
          <table:table-cell table:formula="of:=IF(ISBLANK([Synonyms.B387]);&quot;&quot;;[Synonyms.B3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8]);&quot;&quot;;[Synonyms.A388])">
            <text:p/>
          </table:table-cell>
          <table:table-cell table:formula="of:=IF(ISBLANK([Synonyms.B388]);&quot;&quot;;[Synonyms.B3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9]);&quot;&quot;;[Synonyms.A389])">
            <text:p/>
          </table:table-cell>
          <table:table-cell table:formula="of:=IF(ISBLANK([Synonyms.B389]);&quot;&quot;;[Synonyms.B3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0]);&quot;&quot;;[Synonyms.A390])">
            <text:p/>
          </table:table-cell>
          <table:table-cell table:formula="of:=IF(ISBLANK([Synonyms.B390]);&quot;&quot;;[Synonyms.B3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1]);&quot;&quot;;[Synonyms.A391])">
            <text:p/>
          </table:table-cell>
          <table:table-cell table:formula="of:=IF(ISBLANK([Synonyms.B391]);&quot;&quot;;[Synonyms.B3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2]);&quot;&quot;;[Synonyms.A392])">
            <text:p/>
          </table:table-cell>
          <table:table-cell table:formula="of:=IF(ISBLANK([Synonyms.B392]);&quot;&quot;;[Synonyms.B3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3]);&quot;&quot;;[Synonyms.A393])">
            <text:p/>
          </table:table-cell>
          <table:table-cell table:formula="of:=IF(ISBLANK([Synonyms.B393]);&quot;&quot;;[Synonyms.B3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4]);&quot;&quot;;[Synonyms.A394])">
            <text:p/>
          </table:table-cell>
          <table:table-cell table:formula="of:=IF(ISBLANK([Synonyms.B394]);&quot;&quot;;[Synonyms.B3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5]);&quot;&quot;;[Synonyms.A395])">
            <text:p/>
          </table:table-cell>
          <table:table-cell table:formula="of:=IF(ISBLANK([Synonyms.B395]);&quot;&quot;;[Synonyms.B3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6]);&quot;&quot;;[Synonyms.A396])">
            <text:p/>
          </table:table-cell>
          <table:table-cell table:formula="of:=IF(ISBLANK([Synonyms.B396]);&quot;&quot;;[Synonyms.B3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7]);&quot;&quot;;[Synonyms.A397])">
            <text:p/>
          </table:table-cell>
          <table:table-cell table:formula="of:=IF(ISBLANK([Synonyms.B397]);&quot;&quot;;[Synonyms.B3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8]);&quot;&quot;;[Synonyms.A398])">
            <text:p/>
          </table:table-cell>
          <table:table-cell table:formula="of:=IF(ISBLANK([Synonyms.B398]);&quot;&quot;;[Synonyms.B3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9]);&quot;&quot;;[Synonyms.A399])">
            <text:p/>
          </table:table-cell>
          <table:table-cell table:formula="of:=IF(ISBLANK([Synonyms.B399]);&quot;&quot;;[Synonyms.B3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0]);&quot;&quot;;[Synonyms.A400])">
            <text:p/>
          </table:table-cell>
          <table:table-cell table:formula="of:=IF(ISBLANK([Synonyms.B400]);&quot;&quot;;[Synonyms.B4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1]);&quot;&quot;;[Synonyms.A401])">
            <text:p/>
          </table:table-cell>
          <table:table-cell table:formula="of:=IF(ISBLANK([Synonyms.B401]);&quot;&quot;;[Synonyms.B4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2]);&quot;&quot;;[Synonyms.A402])">
            <text:p/>
          </table:table-cell>
          <table:table-cell table:formula="of:=IF(ISBLANK([Synonyms.B402]);&quot;&quot;;[Synonyms.B4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3]);&quot;&quot;;[Synonyms.A403])">
            <text:p/>
          </table:table-cell>
          <table:table-cell table:formula="of:=IF(ISBLANK([Synonyms.B403]);&quot;&quot;;[Synonyms.B4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4]);&quot;&quot;;[Synonyms.A404])">
            <text:p/>
          </table:table-cell>
          <table:table-cell table:formula="of:=IF(ISBLANK([Synonyms.B404]);&quot;&quot;;[Synonyms.B4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5]);&quot;&quot;;[Synonyms.A405])">
            <text:p/>
          </table:table-cell>
          <table:table-cell table:formula="of:=IF(ISBLANK([Synonyms.B405]);&quot;&quot;;[Synonyms.B4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6]);&quot;&quot;;[Synonyms.A406])">
            <text:p/>
          </table:table-cell>
          <table:table-cell table:formula="of:=IF(ISBLANK([Synonyms.B406]);&quot;&quot;;[Synonyms.B4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7]);&quot;&quot;;[Synonyms.A407])">
            <text:p/>
          </table:table-cell>
          <table:table-cell table:formula="of:=IF(ISBLANK([Synonyms.B407]);&quot;&quot;;[Synonyms.B4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8]);&quot;&quot;;[Synonyms.A408])">
            <text:p/>
          </table:table-cell>
          <table:table-cell table:formula="of:=IF(ISBLANK([Synonyms.B408]);&quot;&quot;;[Synonyms.B4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9]);&quot;&quot;;[Synonyms.A409])">
            <text:p/>
          </table:table-cell>
          <table:table-cell table:formula="of:=IF(ISBLANK([Synonyms.B409]);&quot;&quot;;[Synonyms.B4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0]);&quot;&quot;;[Synonyms.A410])">
            <text:p/>
          </table:table-cell>
          <table:table-cell table:formula="of:=IF(ISBLANK([Synonyms.B410]);&quot;&quot;;[Synonyms.B4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1]);&quot;&quot;;[Synonyms.A411])">
            <text:p/>
          </table:table-cell>
          <table:table-cell table:formula="of:=IF(ISBLANK([Synonyms.B411]);&quot;&quot;;[Synonyms.B4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2]);&quot;&quot;;[Synonyms.A412])">
            <text:p/>
          </table:table-cell>
          <table:table-cell table:formula="of:=IF(ISBLANK([Synonyms.B412]);&quot;&quot;;[Synonyms.B4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3]);&quot;&quot;;[Synonyms.A413])">
            <text:p/>
          </table:table-cell>
          <table:table-cell table:formula="of:=IF(ISBLANK([Synonyms.B413]);&quot;&quot;;[Synonyms.B4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4]);&quot;&quot;;[Synonyms.A414])">
            <text:p/>
          </table:table-cell>
          <table:table-cell table:formula="of:=IF(ISBLANK([Synonyms.B414]);&quot;&quot;;[Synonyms.B4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5]);&quot;&quot;;[Synonyms.A415])">
            <text:p/>
          </table:table-cell>
          <table:table-cell table:formula="of:=IF(ISBLANK([Synonyms.B415]);&quot;&quot;;[Synonyms.B4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6]);&quot;&quot;;[Synonyms.A416])">
            <text:p/>
          </table:table-cell>
          <table:table-cell table:formula="of:=IF(ISBLANK([Synonyms.B416]);&quot;&quot;;[Synonyms.B4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7]);&quot;&quot;;[Synonyms.A417])">
            <text:p/>
          </table:table-cell>
          <table:table-cell table:formula="of:=IF(ISBLANK([Synonyms.B417]);&quot;&quot;;[Synonyms.B4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8]);&quot;&quot;;[Synonyms.A418])">
            <text:p/>
          </table:table-cell>
          <table:table-cell table:formula="of:=IF(ISBLANK([Synonyms.B418]);&quot;&quot;;[Synonyms.B4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9]);&quot;&quot;;[Synonyms.A419])">
            <text:p/>
          </table:table-cell>
          <table:table-cell table:formula="of:=IF(ISBLANK([Synonyms.B419]);&quot;&quot;;[Synonyms.B4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0]);&quot;&quot;;[Synonyms.A420])">
            <text:p/>
          </table:table-cell>
          <table:table-cell table:formula="of:=IF(ISBLANK([Synonyms.B420]);&quot;&quot;;[Synonyms.B4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1]);&quot;&quot;;[Synonyms.A421])">
            <text:p/>
          </table:table-cell>
          <table:table-cell table:formula="of:=IF(ISBLANK([Synonyms.B421]);&quot;&quot;;[Synonyms.B4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2]);&quot;&quot;;[Synonyms.A422])">
            <text:p/>
          </table:table-cell>
          <table:table-cell table:formula="of:=IF(ISBLANK([Synonyms.B422]);&quot;&quot;;[Synonyms.B4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3]);&quot;&quot;;[Synonyms.A423])">
            <text:p/>
          </table:table-cell>
          <table:table-cell table:formula="of:=IF(ISBLANK([Synonyms.B423]);&quot;&quot;;[Synonyms.B4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4]);&quot;&quot;;[Synonyms.A424])">
            <text:p/>
          </table:table-cell>
          <table:table-cell table:formula="of:=IF(ISBLANK([Synonyms.B424]);&quot;&quot;;[Synonyms.B4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5]);&quot;&quot;;[Synonyms.A425])">
            <text:p/>
          </table:table-cell>
          <table:table-cell table:formula="of:=IF(ISBLANK([Synonyms.B425]);&quot;&quot;;[Synonyms.B4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6]);&quot;&quot;;[Synonyms.A426])">
            <text:p/>
          </table:table-cell>
          <table:table-cell table:formula="of:=IF(ISBLANK([Synonyms.B426]);&quot;&quot;;[Synonyms.B4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7]);&quot;&quot;;[Synonyms.A427])">
            <text:p/>
          </table:table-cell>
          <table:table-cell table:formula="of:=IF(ISBLANK([Synonyms.B427]);&quot;&quot;;[Synonyms.B4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8]);&quot;&quot;;[Synonyms.A428])">
            <text:p/>
          </table:table-cell>
          <table:table-cell table:formula="of:=IF(ISBLANK([Synonyms.B428]);&quot;&quot;;[Synonyms.B4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9]);&quot;&quot;;[Synonyms.A429])">
            <text:p/>
          </table:table-cell>
          <table:table-cell table:formula="of:=IF(ISBLANK([Synonyms.B429]);&quot;&quot;;[Synonyms.B4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0]);&quot;&quot;;[Synonyms.A430])">
            <text:p/>
          </table:table-cell>
          <table:table-cell table:formula="of:=IF(ISBLANK([Synonyms.B430]);&quot;&quot;;[Synonyms.B4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1]);&quot;&quot;;[Synonyms.A431])">
            <text:p/>
          </table:table-cell>
          <table:table-cell table:formula="of:=IF(ISBLANK([Synonyms.B431]);&quot;&quot;;[Synonyms.B4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2]);&quot;&quot;;[Synonyms.A432])">
            <text:p/>
          </table:table-cell>
          <table:table-cell table:formula="of:=IF(ISBLANK([Synonyms.B432]);&quot;&quot;;[Synonyms.B4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3]);&quot;&quot;;[Synonyms.A433])">
            <text:p/>
          </table:table-cell>
          <table:table-cell table:formula="of:=IF(ISBLANK([Synonyms.B433]);&quot;&quot;;[Synonyms.B4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4]);&quot;&quot;;[Synonyms.A434])">
            <text:p/>
          </table:table-cell>
          <table:table-cell table:formula="of:=IF(ISBLANK([Synonyms.B434]);&quot;&quot;;[Synonyms.B4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5]);&quot;&quot;;[Synonyms.A435])">
            <text:p/>
          </table:table-cell>
          <table:table-cell table:formula="of:=IF(ISBLANK([Synonyms.B435]);&quot;&quot;;[Synonyms.B4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6]);&quot;&quot;;[Synonyms.A436])">
            <text:p/>
          </table:table-cell>
          <table:table-cell table:formula="of:=IF(ISBLANK([Synonyms.B436]);&quot;&quot;;[Synonyms.B4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7]);&quot;&quot;;[Synonyms.A437])">
            <text:p/>
          </table:table-cell>
          <table:table-cell table:formula="of:=IF(ISBLANK([Synonyms.B437]);&quot;&quot;;[Synonyms.B4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8]);&quot;&quot;;[Synonyms.A438])">
            <text:p/>
          </table:table-cell>
          <table:table-cell table:formula="of:=IF(ISBLANK([Synonyms.B438]);&quot;&quot;;[Synonyms.B4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9]);&quot;&quot;;[Synonyms.A439])">
            <text:p/>
          </table:table-cell>
          <table:table-cell table:formula="of:=IF(ISBLANK([Synonyms.B439]);&quot;&quot;;[Synonyms.B4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0]);&quot;&quot;;[Synonyms.A440])">
            <text:p/>
          </table:table-cell>
          <table:table-cell table:formula="of:=IF(ISBLANK([Synonyms.B440]);&quot;&quot;;[Synonyms.B4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1]);&quot;&quot;;[Synonyms.A441])">
            <text:p/>
          </table:table-cell>
          <table:table-cell table:formula="of:=IF(ISBLANK([Synonyms.B441]);&quot;&quot;;[Synonyms.B4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2]);&quot;&quot;;[Synonyms.A442])">
            <text:p/>
          </table:table-cell>
          <table:table-cell table:formula="of:=IF(ISBLANK([Synonyms.B442]);&quot;&quot;;[Synonyms.B4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3]);&quot;&quot;;[Synonyms.A443])">
            <text:p/>
          </table:table-cell>
          <table:table-cell table:formula="of:=IF(ISBLANK([Synonyms.B443]);&quot;&quot;;[Synonyms.B4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4]);&quot;&quot;;[Synonyms.A444])">
            <text:p/>
          </table:table-cell>
          <table:table-cell table:formula="of:=IF(ISBLANK([Synonyms.B444]);&quot;&quot;;[Synonyms.B4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5]);&quot;&quot;;[Synonyms.A445])">
            <text:p/>
          </table:table-cell>
          <table:table-cell table:formula="of:=IF(ISBLANK([Synonyms.B445]);&quot;&quot;;[Synonyms.B4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6]);&quot;&quot;;[Synonyms.A446])">
            <text:p/>
          </table:table-cell>
          <table:table-cell table:formula="of:=IF(ISBLANK([Synonyms.B446]);&quot;&quot;;[Synonyms.B4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7]);&quot;&quot;;[Synonyms.A447])">
            <text:p/>
          </table:table-cell>
          <table:table-cell table:formula="of:=IF(ISBLANK([Synonyms.B447]);&quot;&quot;;[Synonyms.B4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8]);&quot;&quot;;[Synonyms.A448])">
            <text:p/>
          </table:table-cell>
          <table:table-cell table:formula="of:=IF(ISBLANK([Synonyms.B448]);&quot;&quot;;[Synonyms.B4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9]);&quot;&quot;;[Synonyms.A449])">
            <text:p/>
          </table:table-cell>
          <table:table-cell table:formula="of:=IF(ISBLANK([Synonyms.B449]);&quot;&quot;;[Synonyms.B4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0]);&quot;&quot;;[Synonyms.A450])">
            <text:p/>
          </table:table-cell>
          <table:table-cell table:formula="of:=IF(ISBLANK([Synonyms.B450]);&quot;&quot;;[Synonyms.B4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1]);&quot;&quot;;[Synonyms.A451])">
            <text:p/>
          </table:table-cell>
          <table:table-cell table:formula="of:=IF(ISBLANK([Synonyms.B451]);&quot;&quot;;[Synonyms.B4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2]);&quot;&quot;;[Synonyms.A452])">
            <text:p/>
          </table:table-cell>
          <table:table-cell table:formula="of:=IF(ISBLANK([Synonyms.B452]);&quot;&quot;;[Synonyms.B4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3]);&quot;&quot;;[Synonyms.A453])">
            <text:p/>
          </table:table-cell>
          <table:table-cell table:formula="of:=IF(ISBLANK([Synonyms.B453]);&quot;&quot;;[Synonyms.B4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4]);&quot;&quot;;[Synonyms.A454])">
            <text:p/>
          </table:table-cell>
          <table:table-cell table:formula="of:=IF(ISBLANK([Synonyms.B454]);&quot;&quot;;[Synonyms.B4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5]);&quot;&quot;;[Synonyms.A455])">
            <text:p/>
          </table:table-cell>
          <table:table-cell table:formula="of:=IF(ISBLANK([Synonyms.B455]);&quot;&quot;;[Synonyms.B4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6]);&quot;&quot;;[Synonyms.A456])">
            <text:p/>
          </table:table-cell>
          <table:table-cell table:formula="of:=IF(ISBLANK([Synonyms.B456]);&quot;&quot;;[Synonyms.B4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7]);&quot;&quot;;[Synonyms.A457])">
            <text:p/>
          </table:table-cell>
          <table:table-cell table:formula="of:=IF(ISBLANK([Synonyms.B457]);&quot;&quot;;[Synonyms.B4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8]);&quot;&quot;;[Synonyms.A458])">
            <text:p/>
          </table:table-cell>
          <table:table-cell table:formula="of:=IF(ISBLANK([Synonyms.B458]);&quot;&quot;;[Synonyms.B4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9]);&quot;&quot;;[Synonyms.A459])">
            <text:p/>
          </table:table-cell>
          <table:table-cell table:formula="of:=IF(ISBLANK([Synonyms.B459]);&quot;&quot;;[Synonyms.B4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0]);&quot;&quot;;[Synonyms.A460])">
            <text:p/>
          </table:table-cell>
          <table:table-cell table:formula="of:=IF(ISBLANK([Synonyms.B460]);&quot;&quot;;[Synonyms.B4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1]);&quot;&quot;;[Synonyms.A461])">
            <text:p/>
          </table:table-cell>
          <table:table-cell table:formula="of:=IF(ISBLANK([Synonyms.B461]);&quot;&quot;;[Synonyms.B4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2]);&quot;&quot;;[Synonyms.A462])">
            <text:p/>
          </table:table-cell>
          <table:table-cell table:formula="of:=IF(ISBLANK([Synonyms.B462]);&quot;&quot;;[Synonyms.B4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3]);&quot;&quot;;[Synonyms.A463])">
            <text:p/>
          </table:table-cell>
          <table:table-cell table:formula="of:=IF(ISBLANK([Synonyms.B463]);&quot;&quot;;[Synonyms.B4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4]);&quot;&quot;;[Synonyms.A464])">
            <text:p/>
          </table:table-cell>
          <table:table-cell table:formula="of:=IF(ISBLANK([Synonyms.B464]);&quot;&quot;;[Synonyms.B4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5]);&quot;&quot;;[Synonyms.A465])">
            <text:p/>
          </table:table-cell>
          <table:table-cell table:formula="of:=IF(ISBLANK([Synonyms.B465]);&quot;&quot;;[Synonyms.B4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6]);&quot;&quot;;[Synonyms.A466])">
            <text:p/>
          </table:table-cell>
          <table:table-cell table:formula="of:=IF(ISBLANK([Synonyms.B466]);&quot;&quot;;[Synonyms.B4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7]);&quot;&quot;;[Synonyms.A467])">
            <text:p/>
          </table:table-cell>
          <table:table-cell table:formula="of:=IF(ISBLANK([Synonyms.B467]);&quot;&quot;;[Synonyms.B4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8]);&quot;&quot;;[Synonyms.A468])">
            <text:p/>
          </table:table-cell>
          <table:table-cell table:formula="of:=IF(ISBLANK([Synonyms.B468]);&quot;&quot;;[Synonyms.B4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9]);&quot;&quot;;[Synonyms.A469])">
            <text:p/>
          </table:table-cell>
          <table:table-cell table:formula="of:=IF(ISBLANK([Synonyms.B469]);&quot;&quot;;[Synonyms.B4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0]);&quot;&quot;;[Synonyms.A470])">
            <text:p/>
          </table:table-cell>
          <table:table-cell table:formula="of:=IF(ISBLANK([Synonyms.B470]);&quot;&quot;;[Synonyms.B4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1]);&quot;&quot;;[Synonyms.A471])">
            <text:p/>
          </table:table-cell>
          <table:table-cell table:formula="of:=IF(ISBLANK([Synonyms.B471]);&quot;&quot;;[Synonyms.B4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2]);&quot;&quot;;[Synonyms.A472])">
            <text:p/>
          </table:table-cell>
          <table:table-cell table:formula="of:=IF(ISBLANK([Synonyms.B472]);&quot;&quot;;[Synonyms.B4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3]);&quot;&quot;;[Synonyms.A473])">
            <text:p/>
          </table:table-cell>
          <table:table-cell table:formula="of:=IF(ISBLANK([Synonyms.B473]);&quot;&quot;;[Synonyms.B4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4]);&quot;&quot;;[Synonyms.A474])">
            <text:p/>
          </table:table-cell>
          <table:table-cell table:formula="of:=IF(ISBLANK([Synonyms.B474]);&quot;&quot;;[Synonyms.B4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5]);&quot;&quot;;[Synonyms.A475])">
            <text:p/>
          </table:table-cell>
          <table:table-cell table:formula="of:=IF(ISBLANK([Synonyms.B475]);&quot;&quot;;[Synonyms.B4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6]);&quot;&quot;;[Synonyms.A476])">
            <text:p/>
          </table:table-cell>
          <table:table-cell table:formula="of:=IF(ISBLANK([Synonyms.B476]);&quot;&quot;;[Synonyms.B4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7]);&quot;&quot;;[Synonyms.A477])">
            <text:p/>
          </table:table-cell>
          <table:table-cell table:formula="of:=IF(ISBLANK([Synonyms.B477]);&quot;&quot;;[Synonyms.B4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8]);&quot;&quot;;[Synonyms.A478])">
            <text:p/>
          </table:table-cell>
          <table:table-cell table:formula="of:=IF(ISBLANK([Synonyms.B478]);&quot;&quot;;[Synonyms.B4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9]);&quot;&quot;;[Synonyms.A479])">
            <text:p/>
          </table:table-cell>
          <table:table-cell table:formula="of:=IF(ISBLANK([Synonyms.B479]);&quot;&quot;;[Synonyms.B4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0]);&quot;&quot;;[Synonyms.A480])">
            <text:p/>
          </table:table-cell>
          <table:table-cell table:formula="of:=IF(ISBLANK([Synonyms.B480]);&quot;&quot;;[Synonyms.B4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1]);&quot;&quot;;[Synonyms.A481])">
            <text:p/>
          </table:table-cell>
          <table:table-cell table:formula="of:=IF(ISBLANK([Synonyms.B481]);&quot;&quot;;[Synonyms.B4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2]);&quot;&quot;;[Synonyms.A482])">
            <text:p/>
          </table:table-cell>
          <table:table-cell table:formula="of:=IF(ISBLANK([Synonyms.B482]);&quot;&quot;;[Synonyms.B4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3]);&quot;&quot;;[Synonyms.A483])">
            <text:p/>
          </table:table-cell>
          <table:table-cell table:formula="of:=IF(ISBLANK([Synonyms.B483]);&quot;&quot;;[Synonyms.B4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4]);&quot;&quot;;[Synonyms.A484])">
            <text:p/>
          </table:table-cell>
          <table:table-cell table:formula="of:=IF(ISBLANK([Synonyms.B484]);&quot;&quot;;[Synonyms.B4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5]);&quot;&quot;;[Synonyms.A485])">
            <text:p/>
          </table:table-cell>
          <table:table-cell table:formula="of:=IF(ISBLANK([Synonyms.B485]);&quot;&quot;;[Synonyms.B4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6]);&quot;&quot;;[Synonyms.A486])">
            <text:p/>
          </table:table-cell>
          <table:table-cell table:formula="of:=IF(ISBLANK([Synonyms.B486]);&quot;&quot;;[Synonyms.B4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7]);&quot;&quot;;[Synonyms.A487])">
            <text:p/>
          </table:table-cell>
          <table:table-cell table:formula="of:=IF(ISBLANK([Synonyms.B487]);&quot;&quot;;[Synonyms.B4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8]);&quot;&quot;;[Synonyms.A488])">
            <text:p/>
          </table:table-cell>
          <table:table-cell table:formula="of:=IF(ISBLANK([Synonyms.B488]);&quot;&quot;;[Synonyms.B4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9]);&quot;&quot;;[Synonyms.A489])">
            <text:p/>
          </table:table-cell>
          <table:table-cell table:formula="of:=IF(ISBLANK([Synonyms.B489]);&quot;&quot;;[Synonyms.B4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0]);&quot;&quot;;[Synonyms.A490])">
            <text:p/>
          </table:table-cell>
          <table:table-cell table:formula="of:=IF(ISBLANK([Synonyms.B490]);&quot;&quot;;[Synonyms.B4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1]);&quot;&quot;;[Synonyms.A491])">
            <text:p/>
          </table:table-cell>
          <table:table-cell table:formula="of:=IF(ISBLANK([Synonyms.B491]);&quot;&quot;;[Synonyms.B4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2]);&quot;&quot;;[Synonyms.A492])">
            <text:p/>
          </table:table-cell>
          <table:table-cell table:formula="of:=IF(ISBLANK([Synonyms.B492]);&quot;&quot;;[Synonyms.B4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3]);&quot;&quot;;[Synonyms.A493])">
            <text:p/>
          </table:table-cell>
          <table:table-cell table:formula="of:=IF(ISBLANK([Synonyms.B493]);&quot;&quot;;[Synonyms.B4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4]);&quot;&quot;;[Synonyms.A494])">
            <text:p/>
          </table:table-cell>
          <table:table-cell table:formula="of:=IF(ISBLANK([Synonyms.B494]);&quot;&quot;;[Synonyms.B4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5]);&quot;&quot;;[Synonyms.A495])">
            <text:p/>
          </table:table-cell>
          <table:table-cell table:formula="of:=IF(ISBLANK([Synonyms.B495]);&quot;&quot;;[Synonyms.B4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6]);&quot;&quot;;[Synonyms.A496])">
            <text:p/>
          </table:table-cell>
          <table:table-cell table:formula="of:=IF(ISBLANK([Synonyms.B496]);&quot;&quot;;[Synonyms.B4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7]);&quot;&quot;;[Synonyms.A497])">
            <text:p/>
          </table:table-cell>
          <table:table-cell table:formula="of:=IF(ISBLANK([Synonyms.B497]);&quot;&quot;;[Synonyms.B4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8]);&quot;&quot;;[Synonyms.A498])">
            <text:p/>
          </table:table-cell>
          <table:table-cell table:formula="of:=IF(ISBLANK([Synonyms.B498]);&quot;&quot;;[Synonyms.B4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9]);&quot;&quot;;[Synonyms.A499])">
            <text:p/>
          </table:table-cell>
          <table:table-cell table:formula="of:=IF(ISBLANK([Synonyms.B499]);&quot;&quot;;[Synonyms.B4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00]);&quot;&quot;;[Synonyms.A500])">
            <text:p/>
          </table:table-cell>
          <table:table-cell table:formula="of:=IF(ISBLANK([Synonyms.B500]);&quot;&quot;;[Synonyms.B5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</table:table>
      <table:table table:name="Synonyms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7" table:number-columns-repeated="2" table:default-cell-style-name="ce6"/>
        <table:table-column table:style-name="co12" table:default-cell-style-name="ce21"/>
        <table:table-column table:style-name="co4" table:number-columns-repeated="23" table:default-cell-style-name="ce7"/>
        <table:table-row table:style-name="ro4">
          <table:table-cell table:style-name="ce52" office:value-type="string" calcext:value-type="string">
            <text:p>Id</text:p>
          </table:table-cell>
          <table:table-cell table:style-name="ce52" office:value-type="string" calcext:value-type="string">
            <text:p>DisplayName</text:p>
          </table:table-cell>
          <table:table-cell table:style-name="ce52"/>
          <table:table-cell table:style-name="ce52" office:value-type="string" calcext:value-type="string">
            <text:p>Synonyms</text:p>
          </table:table-cell>
          <table:table-cell table:style-name="ce52" table:number-columns-repeated="22"/>
        </table:table-row>
        <table:table-row table:style-name="ro4">
          <table:table-cell table:formula="of:=IF(ISBLANK([Class.A2]);&quot;&quot;;[Class.A2])">
            <text:p/>
          </table:table-cell>
          <table:table-cell table:formula="of:=IF(ISBLANK([Class.B2]);&quot;&quot;;[Class.B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Class.A3]);&quot;&quot;;[Class.A3])">
            <text:p/>
          </table:table-cell>
          <table:table-cell table:formula="of:=IF(ISBLANK([Class.B3]);&quot;&quot;;[Class.B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]);&quot;&quot;;[Class.A4])">
            <text:p/>
          </table:table-cell>
          <table:table-cell table:formula="of:=IF(ISBLANK([Class.B4]);&quot;&quot;;[Class.B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]);&quot;&quot;;[Class.A5])">
            <text:p/>
          </table:table-cell>
          <table:table-cell table:formula="of:=IF(ISBLANK([Class.B5]);&quot;&quot;;[Class.B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]);&quot;&quot;;[Class.A6])">
            <text:p/>
          </table:table-cell>
          <table:table-cell table:formula="of:=IF(ISBLANK([Class.B6]);&quot;&quot;;[Class.B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]);&quot;&quot;;[Class.A7])">
            <text:p/>
          </table:table-cell>
          <table:table-cell table:formula="of:=IF(ISBLANK([Class.B7]);&quot;&quot;;[Class.B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]);&quot;&quot;;[Class.A8])">
            <text:p/>
          </table:table-cell>
          <table:table-cell table:formula="of:=IF(ISBLANK([Class.B8]);&quot;&quot;;[Class.B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]);&quot;&quot;;[Class.A9])">
            <text:p/>
          </table:table-cell>
          <table:table-cell table:formula="of:=IF(ISBLANK([Class.B9]);&quot;&quot;;[Class.B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]);&quot;&quot;;[Class.A10])">
            <text:p/>
          </table:table-cell>
          <table:table-cell table:formula="of:=IF(ISBLANK([Class.B10]);&quot;&quot;;[Class.B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]);&quot;&quot;;[Class.A11])">
            <text:p/>
          </table:table-cell>
          <table:table-cell table:formula="of:=IF(ISBLANK([Class.B11]);&quot;&quot;;[Class.B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]);&quot;&quot;;[Class.A12])">
            <text:p/>
          </table:table-cell>
          <table:table-cell table:formula="of:=IF(ISBLANK([Class.B12]);&quot;&quot;;[Class.B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]);&quot;&quot;;[Class.A13])">
            <text:p/>
          </table:table-cell>
          <table:table-cell table:formula="of:=IF(ISBLANK([Class.B13]);&quot;&quot;;[Class.B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]);&quot;&quot;;[Class.A14])">
            <text:p/>
          </table:table-cell>
          <table:table-cell table:formula="of:=IF(ISBLANK([Class.B14]);&quot;&quot;;[Class.B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]);&quot;&quot;;[Class.A15])">
            <text:p/>
          </table:table-cell>
          <table:table-cell table:formula="of:=IF(ISBLANK([Class.B15]);&quot;&quot;;[Class.B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]);&quot;&quot;;[Class.A16])">
            <text:p/>
          </table:table-cell>
          <table:table-cell table:formula="of:=IF(ISBLANK([Class.B16]);&quot;&quot;;[Class.B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]);&quot;&quot;;[Class.A17])">
            <text:p/>
          </table:table-cell>
          <table:table-cell table:formula="of:=IF(ISBLANK([Class.B17]);&quot;&quot;;[Class.B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]);&quot;&quot;;[Class.A18])">
            <text:p/>
          </table:table-cell>
          <table:table-cell table:formula="of:=IF(ISBLANK([Class.B18]);&quot;&quot;;[Class.B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]);&quot;&quot;;[Class.A19])">
            <text:p/>
          </table:table-cell>
          <table:table-cell table:formula="of:=IF(ISBLANK([Class.B19]);&quot;&quot;;[Class.B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]);&quot;&quot;;[Class.A20])">
            <text:p/>
          </table:table-cell>
          <table:table-cell table:formula="of:=IF(ISBLANK([Class.B20]);&quot;&quot;;[Class.B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]);&quot;&quot;;[Class.A21])">
            <text:p/>
          </table:table-cell>
          <table:table-cell table:formula="of:=IF(ISBLANK([Class.B21]);&quot;&quot;;[Class.B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]);&quot;&quot;;[Class.A22])">
            <text:p/>
          </table:table-cell>
          <table:table-cell table:formula="of:=IF(ISBLANK([Class.B22]);&quot;&quot;;[Class.B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]);&quot;&quot;;[Class.A23])">
            <text:p/>
          </table:table-cell>
          <table:table-cell table:formula="of:=IF(ISBLANK([Class.B23]);&quot;&quot;;[Class.B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]);&quot;&quot;;[Class.A24])">
            <text:p/>
          </table:table-cell>
          <table:table-cell table:formula="of:=IF(ISBLANK([Class.B24]);&quot;&quot;;[Class.B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]);&quot;&quot;;[Class.A25])">
            <text:p/>
          </table:table-cell>
          <table:table-cell table:formula="of:=IF(ISBLANK([Class.B25]);&quot;&quot;;[Class.B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]);&quot;&quot;;[Class.A26])">
            <text:p/>
          </table:table-cell>
          <table:table-cell table:formula="of:=IF(ISBLANK([Class.B26]);&quot;&quot;;[Class.B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]);&quot;&quot;;[Class.A27])">
            <text:p/>
          </table:table-cell>
          <table:table-cell table:formula="of:=IF(ISBLANK([Class.B27]);&quot;&quot;;[Class.B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]);&quot;&quot;;[Class.A28])">
            <text:p/>
          </table:table-cell>
          <table:table-cell table:formula="of:=IF(ISBLANK([Class.B28]);&quot;&quot;;[Class.B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]);&quot;&quot;;[Class.A29])">
            <text:p/>
          </table:table-cell>
          <table:table-cell table:formula="of:=IF(ISBLANK([Class.B29]);&quot;&quot;;[Class.B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]);&quot;&quot;;[Class.A30])">
            <text:p/>
          </table:table-cell>
          <table:table-cell table:formula="of:=IF(ISBLANK([Class.B30]);&quot;&quot;;[Class.B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]);&quot;&quot;;[Class.A31])">
            <text:p/>
          </table:table-cell>
          <table:table-cell table:formula="of:=IF(ISBLANK([Class.B31]);&quot;&quot;;[Class.B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]);&quot;&quot;;[Class.A32])">
            <text:p/>
          </table:table-cell>
          <table:table-cell table:formula="of:=IF(ISBLANK([Class.B32]);&quot;&quot;;[Class.B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]);&quot;&quot;;[Class.A33])">
            <text:p/>
          </table:table-cell>
          <table:table-cell table:formula="of:=IF(ISBLANK([Class.B33]);&quot;&quot;;[Class.B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]);&quot;&quot;;[Class.A34])">
            <text:p/>
          </table:table-cell>
          <table:table-cell table:formula="of:=IF(ISBLANK([Class.B34]);&quot;&quot;;[Class.B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]);&quot;&quot;;[Class.A35])">
            <text:p/>
          </table:table-cell>
          <table:table-cell table:formula="of:=IF(ISBLANK([Class.B35]);&quot;&quot;;[Class.B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]);&quot;&quot;;[Class.A36])">
            <text:p/>
          </table:table-cell>
          <table:table-cell table:formula="of:=IF(ISBLANK([Class.B36]);&quot;&quot;;[Class.B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]);&quot;&quot;;[Class.A37])">
            <text:p/>
          </table:table-cell>
          <table:table-cell table:formula="of:=IF(ISBLANK([Class.B37]);&quot;&quot;;[Class.B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]);&quot;&quot;;[Class.A38])">
            <text:p/>
          </table:table-cell>
          <table:table-cell table:formula="of:=IF(ISBLANK([Class.B38]);&quot;&quot;;[Class.B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]);&quot;&quot;;[Class.A39])">
            <text:p/>
          </table:table-cell>
          <table:table-cell table:formula="of:=IF(ISBLANK([Class.B39]);&quot;&quot;;[Class.B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]);&quot;&quot;;[Class.A40])">
            <text:p/>
          </table:table-cell>
          <table:table-cell table:formula="of:=IF(ISBLANK([Class.B40]);&quot;&quot;;[Class.B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]);&quot;&quot;;[Class.A41])">
            <text:p/>
          </table:table-cell>
          <table:table-cell table:formula="of:=IF(ISBLANK([Class.B41]);&quot;&quot;;[Class.B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]);&quot;&quot;;[Class.A42])">
            <text:p/>
          </table:table-cell>
          <table:table-cell table:formula="of:=IF(ISBLANK([Class.B42]);&quot;&quot;;[Class.B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]);&quot;&quot;;[Class.A43])">
            <text:p/>
          </table:table-cell>
          <table:table-cell table:formula="of:=IF(ISBLANK([Class.B43]);&quot;&quot;;[Class.B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]);&quot;&quot;;[Class.A44])">
            <text:p/>
          </table:table-cell>
          <table:table-cell table:formula="of:=IF(ISBLANK([Class.B44]);&quot;&quot;;[Class.B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]);&quot;&quot;;[Class.A45])">
            <text:p/>
          </table:table-cell>
          <table:table-cell table:formula="of:=IF(ISBLANK([Class.B45]);&quot;&quot;;[Class.B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]);&quot;&quot;;[Class.A46])">
            <text:p/>
          </table:table-cell>
          <table:table-cell table:formula="of:=IF(ISBLANK([Class.B46]);&quot;&quot;;[Class.B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]);&quot;&quot;;[Class.A47])">
            <text:p/>
          </table:table-cell>
          <table:table-cell table:formula="of:=IF(ISBLANK([Class.B47]);&quot;&quot;;[Class.B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]);&quot;&quot;;[Class.A48])">
            <text:p/>
          </table:table-cell>
          <table:table-cell table:formula="of:=IF(ISBLANK([Class.B48]);&quot;&quot;;[Class.B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]);&quot;&quot;;[Class.A49])">
            <text:p/>
          </table:table-cell>
          <table:table-cell table:formula="of:=IF(ISBLANK([Class.B49]);&quot;&quot;;[Class.B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0]);&quot;&quot;;[Class.A50])">
            <text:p/>
          </table:table-cell>
          <table:table-cell table:formula="of:=IF(ISBLANK([Class.B50]);&quot;&quot;;[Class.B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1]);&quot;&quot;;[Class.A51])">
            <text:p/>
          </table:table-cell>
          <table:table-cell table:formula="of:=IF(ISBLANK([Class.B51]);&quot;&quot;;[Class.B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2]);&quot;&quot;;[Class.A52])">
            <text:p/>
          </table:table-cell>
          <table:table-cell table:formula="of:=IF(ISBLANK([Class.B52]);&quot;&quot;;[Class.B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3]);&quot;&quot;;[Class.A53])">
            <text:p/>
          </table:table-cell>
          <table:table-cell table:formula="of:=IF(ISBLANK([Class.B53]);&quot;&quot;;[Class.B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4]);&quot;&quot;;[Class.A54])">
            <text:p/>
          </table:table-cell>
          <table:table-cell table:formula="of:=IF(ISBLANK([Class.B54]);&quot;&quot;;[Class.B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5]);&quot;&quot;;[Class.A55])">
            <text:p/>
          </table:table-cell>
          <table:table-cell table:formula="of:=IF(ISBLANK([Class.B55]);&quot;&quot;;[Class.B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6]);&quot;&quot;;[Class.A56])">
            <text:p/>
          </table:table-cell>
          <table:table-cell table:formula="of:=IF(ISBLANK([Class.B56]);&quot;&quot;;[Class.B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7]);&quot;&quot;;[Class.A57])">
            <text:p/>
          </table:table-cell>
          <table:table-cell table:formula="of:=IF(ISBLANK([Class.B57]);&quot;&quot;;[Class.B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8]);&quot;&quot;;[Class.A58])">
            <text:p/>
          </table:table-cell>
          <table:table-cell table:formula="of:=IF(ISBLANK([Class.B58]);&quot;&quot;;[Class.B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9]);&quot;&quot;;[Class.A59])">
            <text:p/>
          </table:table-cell>
          <table:table-cell table:formula="of:=IF(ISBLANK([Class.B59]);&quot;&quot;;[Class.B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0]);&quot;&quot;;[Class.A60])">
            <text:p/>
          </table:table-cell>
          <table:table-cell table:formula="of:=IF(ISBLANK([Class.B60]);&quot;&quot;;[Class.B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1]);&quot;&quot;;[Class.A61])">
            <text:p/>
          </table:table-cell>
          <table:table-cell table:formula="of:=IF(ISBLANK([Class.B61]);&quot;&quot;;[Class.B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2]);&quot;&quot;;[Class.A62])">
            <text:p/>
          </table:table-cell>
          <table:table-cell table:formula="of:=IF(ISBLANK([Class.B62]);&quot;&quot;;[Class.B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3]);&quot;&quot;;[Class.A63])">
            <text:p/>
          </table:table-cell>
          <table:table-cell table:formula="of:=IF(ISBLANK([Class.B63]);&quot;&quot;;[Class.B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4]);&quot;&quot;;[Class.A64])">
            <text:p/>
          </table:table-cell>
          <table:table-cell table:formula="of:=IF(ISBLANK([Class.B64]);&quot;&quot;;[Class.B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5]);&quot;&quot;;[Class.A65])">
            <text:p/>
          </table:table-cell>
          <table:table-cell table:formula="of:=IF(ISBLANK([Class.B65]);&quot;&quot;;[Class.B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6]);&quot;&quot;;[Class.A66])">
            <text:p/>
          </table:table-cell>
          <table:table-cell table:formula="of:=IF(ISBLANK([Class.B66]);&quot;&quot;;[Class.B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7]);&quot;&quot;;[Class.A67])">
            <text:p/>
          </table:table-cell>
          <table:table-cell table:formula="of:=IF(ISBLANK([Class.B67]);&quot;&quot;;[Class.B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8]);&quot;&quot;;[Class.A68])">
            <text:p/>
          </table:table-cell>
          <table:table-cell table:formula="of:=IF(ISBLANK([Class.B68]);&quot;&quot;;[Class.B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9]);&quot;&quot;;[Class.A69])">
            <text:p/>
          </table:table-cell>
          <table:table-cell table:formula="of:=IF(ISBLANK([Class.B69]);&quot;&quot;;[Class.B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0]);&quot;&quot;;[Class.A70])">
            <text:p/>
          </table:table-cell>
          <table:table-cell table:formula="of:=IF(ISBLANK([Class.B70]);&quot;&quot;;[Class.B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1]);&quot;&quot;;[Class.A71])">
            <text:p/>
          </table:table-cell>
          <table:table-cell table:formula="of:=IF(ISBLANK([Class.B71]);&quot;&quot;;[Class.B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2]);&quot;&quot;;[Class.A72])">
            <text:p/>
          </table:table-cell>
          <table:table-cell table:formula="of:=IF(ISBLANK([Class.B72]);&quot;&quot;;[Class.B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3]);&quot;&quot;;[Class.A73])">
            <text:p/>
          </table:table-cell>
          <table:table-cell table:formula="of:=IF(ISBLANK([Class.B73]);&quot;&quot;;[Class.B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4]);&quot;&quot;;[Class.A74])">
            <text:p/>
          </table:table-cell>
          <table:table-cell table:formula="of:=IF(ISBLANK([Class.B74]);&quot;&quot;;[Class.B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5]);&quot;&quot;;[Class.A75])">
            <text:p/>
          </table:table-cell>
          <table:table-cell table:formula="of:=IF(ISBLANK([Class.B75]);&quot;&quot;;[Class.B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6]);&quot;&quot;;[Class.A76])">
            <text:p/>
          </table:table-cell>
          <table:table-cell table:formula="of:=IF(ISBLANK([Class.B76]);&quot;&quot;;[Class.B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7]);&quot;&quot;;[Class.A77])">
            <text:p/>
          </table:table-cell>
          <table:table-cell table:formula="of:=IF(ISBLANK([Class.B77]);&quot;&quot;;[Class.B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8]);&quot;&quot;;[Class.A78])">
            <text:p/>
          </table:table-cell>
          <table:table-cell table:formula="of:=IF(ISBLANK([Class.B78]);&quot;&quot;;[Class.B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9]);&quot;&quot;;[Class.A79])">
            <text:p/>
          </table:table-cell>
          <table:table-cell table:formula="of:=IF(ISBLANK([Class.B79]);&quot;&quot;;[Class.B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0]);&quot;&quot;;[Class.A80])">
            <text:p/>
          </table:table-cell>
          <table:table-cell table:formula="of:=IF(ISBLANK([Class.B80]);&quot;&quot;;[Class.B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1]);&quot;&quot;;[Class.A81])">
            <text:p/>
          </table:table-cell>
          <table:table-cell table:formula="of:=IF(ISBLANK([Class.B81]);&quot;&quot;;[Class.B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2]);&quot;&quot;;[Class.A82])">
            <text:p/>
          </table:table-cell>
          <table:table-cell table:formula="of:=IF(ISBLANK([Class.B82]);&quot;&quot;;[Class.B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3]);&quot;&quot;;[Class.A83])">
            <text:p/>
          </table:table-cell>
          <table:table-cell table:formula="of:=IF(ISBLANK([Class.B83]);&quot;&quot;;[Class.B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4]);&quot;&quot;;[Class.A84])">
            <text:p/>
          </table:table-cell>
          <table:table-cell table:formula="of:=IF(ISBLANK([Class.B84]);&quot;&quot;;[Class.B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5]);&quot;&quot;;[Class.A85])">
            <text:p/>
          </table:table-cell>
          <table:table-cell table:formula="of:=IF(ISBLANK([Class.B85]);&quot;&quot;;[Class.B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6]);&quot;&quot;;[Class.A86])">
            <text:p/>
          </table:table-cell>
          <table:table-cell table:formula="of:=IF(ISBLANK([Class.B86]);&quot;&quot;;[Class.B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7]);&quot;&quot;;[Class.A87])">
            <text:p/>
          </table:table-cell>
          <table:table-cell table:formula="of:=IF(ISBLANK([Class.B87]);&quot;&quot;;[Class.B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8]);&quot;&quot;;[Class.A88])">
            <text:p/>
          </table:table-cell>
          <table:table-cell table:formula="of:=IF(ISBLANK([Class.B88]);&quot;&quot;;[Class.B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9]);&quot;&quot;;[Class.A89])">
            <text:p/>
          </table:table-cell>
          <table:table-cell table:formula="of:=IF(ISBLANK([Class.B89]);&quot;&quot;;[Class.B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0]);&quot;&quot;;[Class.A90])">
            <text:p/>
          </table:table-cell>
          <table:table-cell table:formula="of:=IF(ISBLANK([Class.B90]);&quot;&quot;;[Class.B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1]);&quot;&quot;;[Class.A91])">
            <text:p/>
          </table:table-cell>
          <table:table-cell table:formula="of:=IF(ISBLANK([Class.B91]);&quot;&quot;;[Class.B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2]);&quot;&quot;;[Class.A92])">
            <text:p/>
          </table:table-cell>
          <table:table-cell table:formula="of:=IF(ISBLANK([Class.B92]);&quot;&quot;;[Class.B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3]);&quot;&quot;;[Class.A93])">
            <text:p/>
          </table:table-cell>
          <table:table-cell table:formula="of:=IF(ISBLANK([Class.B93]);&quot;&quot;;[Class.B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4]);&quot;&quot;;[Class.A94])">
            <text:p/>
          </table:table-cell>
          <table:table-cell table:formula="of:=IF(ISBLANK([Class.B94]);&quot;&quot;;[Class.B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5]);&quot;&quot;;[Class.A95])">
            <text:p/>
          </table:table-cell>
          <table:table-cell table:formula="of:=IF(ISBLANK([Class.B95]);&quot;&quot;;[Class.B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6]);&quot;&quot;;[Class.A96])">
            <text:p/>
          </table:table-cell>
          <table:table-cell table:formula="of:=IF(ISBLANK([Class.B96]);&quot;&quot;;[Class.B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7]);&quot;&quot;;[Class.A97])">
            <text:p/>
          </table:table-cell>
          <table:table-cell table:formula="of:=IF(ISBLANK([Class.B97]);&quot;&quot;;[Class.B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8]);&quot;&quot;;[Class.A98])">
            <text:p/>
          </table:table-cell>
          <table:table-cell table:formula="of:=IF(ISBLANK([Class.B98]);&quot;&quot;;[Class.B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9]);&quot;&quot;;[Class.A99])">
            <text:p/>
          </table:table-cell>
          <table:table-cell table:formula="of:=IF(ISBLANK([Class.B99]);&quot;&quot;;[Class.B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0]);&quot;&quot;;[Class.A100])">
            <text:p/>
          </table:table-cell>
          <table:table-cell table:formula="of:=IF(ISBLANK([Class.B100]);&quot;&quot;;[Class.B1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1]);&quot;&quot;;[Class.A101])">
            <text:p/>
          </table:table-cell>
          <table:table-cell table:formula="of:=IF(ISBLANK([Class.B101]);&quot;&quot;;[Class.B1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2]);&quot;&quot;;[Class.A102])">
            <text:p/>
          </table:table-cell>
          <table:table-cell table:formula="of:=IF(ISBLANK([Class.B102]);&quot;&quot;;[Class.B1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3]);&quot;&quot;;[Class.A103])">
            <text:p/>
          </table:table-cell>
          <table:table-cell table:formula="of:=IF(ISBLANK([Class.B103]);&quot;&quot;;[Class.B1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4]);&quot;&quot;;[Class.A104])">
            <text:p/>
          </table:table-cell>
          <table:table-cell table:formula="of:=IF(ISBLANK([Class.B104]);&quot;&quot;;[Class.B1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5]);&quot;&quot;;[Class.A105])">
            <text:p/>
          </table:table-cell>
          <table:table-cell table:formula="of:=IF(ISBLANK([Class.B105]);&quot;&quot;;[Class.B1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6]);&quot;&quot;;[Class.A106])">
            <text:p/>
          </table:table-cell>
          <table:table-cell table:formula="of:=IF(ISBLANK([Class.B106]);&quot;&quot;;[Class.B1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7]);&quot;&quot;;[Class.A107])">
            <text:p/>
          </table:table-cell>
          <table:table-cell table:formula="of:=IF(ISBLANK([Class.B107]);&quot;&quot;;[Class.B1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8]);&quot;&quot;;[Class.A108])">
            <text:p/>
          </table:table-cell>
          <table:table-cell table:formula="of:=IF(ISBLANK([Class.B108]);&quot;&quot;;[Class.B1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9]);&quot;&quot;;[Class.A109])">
            <text:p/>
          </table:table-cell>
          <table:table-cell table:formula="of:=IF(ISBLANK([Class.B109]);&quot;&quot;;[Class.B1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0]);&quot;&quot;;[Class.A110])">
            <text:p/>
          </table:table-cell>
          <table:table-cell table:formula="of:=IF(ISBLANK([Class.B110]);&quot;&quot;;[Class.B1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1]);&quot;&quot;;[Class.A111])">
            <text:p/>
          </table:table-cell>
          <table:table-cell table:formula="of:=IF(ISBLANK([Class.B111]);&quot;&quot;;[Class.B1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2]);&quot;&quot;;[Class.A112])">
            <text:p/>
          </table:table-cell>
          <table:table-cell table:formula="of:=IF(ISBLANK([Class.B112]);&quot;&quot;;[Class.B1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3]);&quot;&quot;;[Class.A113])">
            <text:p/>
          </table:table-cell>
          <table:table-cell table:formula="of:=IF(ISBLANK([Class.B113]);&quot;&quot;;[Class.B1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4]);&quot;&quot;;[Class.A114])">
            <text:p/>
          </table:table-cell>
          <table:table-cell table:formula="of:=IF(ISBLANK([Class.B114]);&quot;&quot;;[Class.B1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5]);&quot;&quot;;[Class.A115])">
            <text:p/>
          </table:table-cell>
          <table:table-cell table:formula="of:=IF(ISBLANK([Class.B115]);&quot;&quot;;[Class.B1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6]);&quot;&quot;;[Class.A116])">
            <text:p/>
          </table:table-cell>
          <table:table-cell table:formula="of:=IF(ISBLANK([Class.B116]);&quot;&quot;;[Class.B1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7]);&quot;&quot;;[Class.A117])">
            <text:p/>
          </table:table-cell>
          <table:table-cell table:formula="of:=IF(ISBLANK([Class.B117]);&quot;&quot;;[Class.B1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8]);&quot;&quot;;[Class.A118])">
            <text:p/>
          </table:table-cell>
          <table:table-cell table:formula="of:=IF(ISBLANK([Class.B118]);&quot;&quot;;[Class.B1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9]);&quot;&quot;;[Class.A119])">
            <text:p/>
          </table:table-cell>
          <table:table-cell table:formula="of:=IF(ISBLANK([Class.B119]);&quot;&quot;;[Class.B1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0]);&quot;&quot;;[Class.A120])">
            <text:p/>
          </table:table-cell>
          <table:table-cell table:formula="of:=IF(ISBLANK([Class.B120]);&quot;&quot;;[Class.B1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1]);&quot;&quot;;[Class.A121])">
            <text:p/>
          </table:table-cell>
          <table:table-cell table:formula="of:=IF(ISBLANK([Class.B121]);&quot;&quot;;[Class.B1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2]);&quot;&quot;;[Class.A122])">
            <text:p/>
          </table:table-cell>
          <table:table-cell table:formula="of:=IF(ISBLANK([Class.B122]);&quot;&quot;;[Class.B1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3]);&quot;&quot;;[Class.A123])">
            <text:p/>
          </table:table-cell>
          <table:table-cell table:formula="of:=IF(ISBLANK([Class.B123]);&quot;&quot;;[Class.B1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4]);&quot;&quot;;[Class.A124])">
            <text:p/>
          </table:table-cell>
          <table:table-cell table:formula="of:=IF(ISBLANK([Class.B124]);&quot;&quot;;[Class.B1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5]);&quot;&quot;;[Class.A125])">
            <text:p/>
          </table:table-cell>
          <table:table-cell table:formula="of:=IF(ISBLANK([Class.B125]);&quot;&quot;;[Class.B1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6]);&quot;&quot;;[Class.A126])">
            <text:p/>
          </table:table-cell>
          <table:table-cell table:formula="of:=IF(ISBLANK([Class.B126]);&quot;&quot;;[Class.B1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7]);&quot;&quot;;[Class.A127])">
            <text:p/>
          </table:table-cell>
          <table:table-cell table:formula="of:=IF(ISBLANK([Class.B127]);&quot;&quot;;[Class.B1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8]);&quot;&quot;;[Class.A128])">
            <text:p/>
          </table:table-cell>
          <table:table-cell table:formula="of:=IF(ISBLANK([Class.B128]);&quot;&quot;;[Class.B1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9]);&quot;&quot;;[Class.A129])">
            <text:p/>
          </table:table-cell>
          <table:table-cell table:formula="of:=IF(ISBLANK([Class.B129]);&quot;&quot;;[Class.B1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0]);&quot;&quot;;[Class.A130])">
            <text:p/>
          </table:table-cell>
          <table:table-cell table:formula="of:=IF(ISBLANK([Class.B130]);&quot;&quot;;[Class.B1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1]);&quot;&quot;;[Class.A131])">
            <text:p/>
          </table:table-cell>
          <table:table-cell table:formula="of:=IF(ISBLANK([Class.B131]);&quot;&quot;;[Class.B1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2]);&quot;&quot;;[Class.A132])">
            <text:p/>
          </table:table-cell>
          <table:table-cell table:formula="of:=IF(ISBLANK([Class.B132]);&quot;&quot;;[Class.B1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3]);&quot;&quot;;[Class.A133])">
            <text:p/>
          </table:table-cell>
          <table:table-cell table:formula="of:=IF(ISBLANK([Class.B133]);&quot;&quot;;[Class.B1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4]);&quot;&quot;;[Class.A134])">
            <text:p/>
          </table:table-cell>
          <table:table-cell table:formula="of:=IF(ISBLANK([Class.B134]);&quot;&quot;;[Class.B1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5]);&quot;&quot;;[Class.A135])">
            <text:p/>
          </table:table-cell>
          <table:table-cell table:formula="of:=IF(ISBLANK([Class.B135]);&quot;&quot;;[Class.B1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6]);&quot;&quot;;[Class.A136])">
            <text:p/>
          </table:table-cell>
          <table:table-cell table:formula="of:=IF(ISBLANK([Class.B136]);&quot;&quot;;[Class.B1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7]);&quot;&quot;;[Class.A137])">
            <text:p/>
          </table:table-cell>
          <table:table-cell table:formula="of:=IF(ISBLANK([Class.B137]);&quot;&quot;;[Class.B1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8]);&quot;&quot;;[Class.A138])">
            <text:p/>
          </table:table-cell>
          <table:table-cell table:formula="of:=IF(ISBLANK([Class.B138]);&quot;&quot;;[Class.B1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9]);&quot;&quot;;[Class.A139])">
            <text:p/>
          </table:table-cell>
          <table:table-cell table:formula="of:=IF(ISBLANK([Class.B139]);&quot;&quot;;[Class.B1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0]);&quot;&quot;;[Class.A140])">
            <text:p/>
          </table:table-cell>
          <table:table-cell table:formula="of:=IF(ISBLANK([Class.B140]);&quot;&quot;;[Class.B1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1]);&quot;&quot;;[Class.A141])">
            <text:p/>
          </table:table-cell>
          <table:table-cell table:formula="of:=IF(ISBLANK([Class.B141]);&quot;&quot;;[Class.B1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2]);&quot;&quot;;[Class.A142])">
            <text:p/>
          </table:table-cell>
          <table:table-cell table:formula="of:=IF(ISBLANK([Class.B142]);&quot;&quot;;[Class.B1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3]);&quot;&quot;;[Class.A143])">
            <text:p/>
          </table:table-cell>
          <table:table-cell table:formula="of:=IF(ISBLANK([Class.B143]);&quot;&quot;;[Class.B1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4]);&quot;&quot;;[Class.A144])">
            <text:p/>
          </table:table-cell>
          <table:table-cell table:formula="of:=IF(ISBLANK([Class.B144]);&quot;&quot;;[Class.B1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5]);&quot;&quot;;[Class.A145])">
            <text:p/>
          </table:table-cell>
          <table:table-cell table:formula="of:=IF(ISBLANK([Class.B145]);&quot;&quot;;[Class.B1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6]);&quot;&quot;;[Class.A146])">
            <text:p/>
          </table:table-cell>
          <table:table-cell table:formula="of:=IF(ISBLANK([Class.B146]);&quot;&quot;;[Class.B1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7]);&quot;&quot;;[Class.A147])">
            <text:p/>
          </table:table-cell>
          <table:table-cell table:formula="of:=IF(ISBLANK([Class.B147]);&quot;&quot;;[Class.B1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8]);&quot;&quot;;[Class.A148])">
            <text:p/>
          </table:table-cell>
          <table:table-cell table:formula="of:=IF(ISBLANK([Class.B148]);&quot;&quot;;[Class.B1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9]);&quot;&quot;;[Class.A149])">
            <text:p/>
          </table:table-cell>
          <table:table-cell table:formula="of:=IF(ISBLANK([Class.B149]);&quot;&quot;;[Class.B1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0]);&quot;&quot;;[Class.A150])">
            <text:p/>
          </table:table-cell>
          <table:table-cell table:formula="of:=IF(ISBLANK([Class.B150]);&quot;&quot;;[Class.B1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1]);&quot;&quot;;[Class.A151])">
            <text:p/>
          </table:table-cell>
          <table:table-cell table:formula="of:=IF(ISBLANK([Class.B151]);&quot;&quot;;[Class.B1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2]);&quot;&quot;;[Class.A152])">
            <text:p/>
          </table:table-cell>
          <table:table-cell table:formula="of:=IF(ISBLANK([Class.B152]);&quot;&quot;;[Class.B1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3]);&quot;&quot;;[Class.A153])">
            <text:p/>
          </table:table-cell>
          <table:table-cell table:formula="of:=IF(ISBLANK([Class.B153]);&quot;&quot;;[Class.B1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4]);&quot;&quot;;[Class.A154])">
            <text:p/>
          </table:table-cell>
          <table:table-cell table:formula="of:=IF(ISBLANK([Class.B154]);&quot;&quot;;[Class.B1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5]);&quot;&quot;;[Class.A155])">
            <text:p/>
          </table:table-cell>
          <table:table-cell table:formula="of:=IF(ISBLANK([Class.B155]);&quot;&quot;;[Class.B1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6]);&quot;&quot;;[Class.A156])">
            <text:p/>
          </table:table-cell>
          <table:table-cell table:formula="of:=IF(ISBLANK([Class.B156]);&quot;&quot;;[Class.B1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7]);&quot;&quot;;[Class.A157])">
            <text:p/>
          </table:table-cell>
          <table:table-cell table:formula="of:=IF(ISBLANK([Class.B157]);&quot;&quot;;[Class.B1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8]);&quot;&quot;;[Class.A158])">
            <text:p/>
          </table:table-cell>
          <table:table-cell table:formula="of:=IF(ISBLANK([Class.B158]);&quot;&quot;;[Class.B1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9]);&quot;&quot;;[Class.A159])">
            <text:p/>
          </table:table-cell>
          <table:table-cell table:formula="of:=IF(ISBLANK([Class.B159]);&quot;&quot;;[Class.B1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0]);&quot;&quot;;[Class.A160])">
            <text:p/>
          </table:table-cell>
          <table:table-cell table:formula="of:=IF(ISBLANK([Class.B160]);&quot;&quot;;[Class.B1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1]);&quot;&quot;;[Class.A161])">
            <text:p/>
          </table:table-cell>
          <table:table-cell table:formula="of:=IF(ISBLANK([Class.B161]);&quot;&quot;;[Class.B1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2]);&quot;&quot;;[Class.A162])">
            <text:p/>
          </table:table-cell>
          <table:table-cell table:formula="of:=IF(ISBLANK([Class.B162]);&quot;&quot;;[Class.B1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3]);&quot;&quot;;[Class.A163])">
            <text:p/>
          </table:table-cell>
          <table:table-cell table:formula="of:=IF(ISBLANK([Class.B163]);&quot;&quot;;[Class.B1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4]);&quot;&quot;;[Class.A164])">
            <text:p/>
          </table:table-cell>
          <table:table-cell table:formula="of:=IF(ISBLANK([Class.B164]);&quot;&quot;;[Class.B1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5]);&quot;&quot;;[Class.A165])">
            <text:p/>
          </table:table-cell>
          <table:table-cell table:formula="of:=IF(ISBLANK([Class.B165]);&quot;&quot;;[Class.B1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6]);&quot;&quot;;[Class.A166])">
            <text:p/>
          </table:table-cell>
          <table:table-cell table:formula="of:=IF(ISBLANK([Class.B166]);&quot;&quot;;[Class.B1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7]);&quot;&quot;;[Class.A167])">
            <text:p/>
          </table:table-cell>
          <table:table-cell table:formula="of:=IF(ISBLANK([Class.B167]);&quot;&quot;;[Class.B1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8]);&quot;&quot;;[Class.A168])">
            <text:p/>
          </table:table-cell>
          <table:table-cell table:formula="of:=IF(ISBLANK([Class.B168]);&quot;&quot;;[Class.B1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9]);&quot;&quot;;[Class.A169])">
            <text:p/>
          </table:table-cell>
          <table:table-cell table:formula="of:=IF(ISBLANK([Class.B169]);&quot;&quot;;[Class.B1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0]);&quot;&quot;;[Class.A170])">
            <text:p/>
          </table:table-cell>
          <table:table-cell table:formula="of:=IF(ISBLANK([Class.B170]);&quot;&quot;;[Class.B1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1]);&quot;&quot;;[Class.A171])">
            <text:p/>
          </table:table-cell>
          <table:table-cell table:formula="of:=IF(ISBLANK([Class.B171]);&quot;&quot;;[Class.B1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2]);&quot;&quot;;[Class.A172])">
            <text:p/>
          </table:table-cell>
          <table:table-cell table:formula="of:=IF(ISBLANK([Class.B172]);&quot;&quot;;[Class.B1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3]);&quot;&quot;;[Class.A173])">
            <text:p/>
          </table:table-cell>
          <table:table-cell table:formula="of:=IF(ISBLANK([Class.B173]);&quot;&quot;;[Class.B1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4]);&quot;&quot;;[Class.A174])">
            <text:p/>
          </table:table-cell>
          <table:table-cell table:formula="of:=IF(ISBLANK([Class.B174]);&quot;&quot;;[Class.B1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5]);&quot;&quot;;[Class.A175])">
            <text:p/>
          </table:table-cell>
          <table:table-cell table:formula="of:=IF(ISBLANK([Class.B175]);&quot;&quot;;[Class.B1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6]);&quot;&quot;;[Class.A176])">
            <text:p/>
          </table:table-cell>
          <table:table-cell table:formula="of:=IF(ISBLANK([Class.B176]);&quot;&quot;;[Class.B1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7]);&quot;&quot;;[Class.A177])">
            <text:p/>
          </table:table-cell>
          <table:table-cell table:formula="of:=IF(ISBLANK([Class.B177]);&quot;&quot;;[Class.B1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8]);&quot;&quot;;[Class.A178])">
            <text:p/>
          </table:table-cell>
          <table:table-cell table:formula="of:=IF(ISBLANK([Class.B178]);&quot;&quot;;[Class.B1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9]);&quot;&quot;;[Class.A179])">
            <text:p/>
          </table:table-cell>
          <table:table-cell table:formula="of:=IF(ISBLANK([Class.B179]);&quot;&quot;;[Class.B1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0]);&quot;&quot;;[Class.A180])">
            <text:p/>
          </table:table-cell>
          <table:table-cell table:formula="of:=IF(ISBLANK([Class.B180]);&quot;&quot;;[Class.B1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1]);&quot;&quot;;[Class.A181])">
            <text:p/>
          </table:table-cell>
          <table:table-cell table:formula="of:=IF(ISBLANK([Class.B181]);&quot;&quot;;[Class.B1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2]);&quot;&quot;;[Class.A182])">
            <text:p/>
          </table:table-cell>
          <table:table-cell table:formula="of:=IF(ISBLANK([Class.B182]);&quot;&quot;;[Class.B1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3]);&quot;&quot;;[Class.A183])">
            <text:p/>
          </table:table-cell>
          <table:table-cell table:formula="of:=IF(ISBLANK([Class.B183]);&quot;&quot;;[Class.B1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4]);&quot;&quot;;[Class.A184])">
            <text:p/>
          </table:table-cell>
          <table:table-cell table:formula="of:=IF(ISBLANK([Class.B184]);&quot;&quot;;[Class.B1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5]);&quot;&quot;;[Class.A185])">
            <text:p/>
          </table:table-cell>
          <table:table-cell table:formula="of:=IF(ISBLANK([Class.B185]);&quot;&quot;;[Class.B1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6]);&quot;&quot;;[Class.A186])">
            <text:p/>
          </table:table-cell>
          <table:table-cell table:formula="of:=IF(ISBLANK([Class.B186]);&quot;&quot;;[Class.B1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7]);&quot;&quot;;[Class.A187])">
            <text:p/>
          </table:table-cell>
          <table:table-cell table:formula="of:=IF(ISBLANK([Class.B187]);&quot;&quot;;[Class.B1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8]);&quot;&quot;;[Class.A188])">
            <text:p/>
          </table:table-cell>
          <table:table-cell table:formula="of:=IF(ISBLANK([Class.B188]);&quot;&quot;;[Class.B1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9]);&quot;&quot;;[Class.A189])">
            <text:p/>
          </table:table-cell>
          <table:table-cell table:formula="of:=IF(ISBLANK([Class.B189]);&quot;&quot;;[Class.B1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0]);&quot;&quot;;[Class.A190])">
            <text:p/>
          </table:table-cell>
          <table:table-cell table:formula="of:=IF(ISBLANK([Class.B190]);&quot;&quot;;[Class.B1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1]);&quot;&quot;;[Class.A191])">
            <text:p/>
          </table:table-cell>
          <table:table-cell table:formula="of:=IF(ISBLANK([Class.B191]);&quot;&quot;;[Class.B1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2]);&quot;&quot;;[Class.A192])">
            <text:p/>
          </table:table-cell>
          <table:table-cell table:formula="of:=IF(ISBLANK([Class.B192]);&quot;&quot;;[Class.B1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3]);&quot;&quot;;[Class.A193])">
            <text:p/>
          </table:table-cell>
          <table:table-cell table:formula="of:=IF(ISBLANK([Class.B193]);&quot;&quot;;[Class.B1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4]);&quot;&quot;;[Class.A194])">
            <text:p/>
          </table:table-cell>
          <table:table-cell table:formula="of:=IF(ISBLANK([Class.B194]);&quot;&quot;;[Class.B1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5]);&quot;&quot;;[Class.A195])">
            <text:p/>
          </table:table-cell>
          <table:table-cell table:formula="of:=IF(ISBLANK([Class.B195]);&quot;&quot;;[Class.B1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6]);&quot;&quot;;[Class.A196])">
            <text:p/>
          </table:table-cell>
          <table:table-cell table:formula="of:=IF(ISBLANK([Class.B196]);&quot;&quot;;[Class.B1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7]);&quot;&quot;;[Class.A197])">
            <text:p/>
          </table:table-cell>
          <table:table-cell table:formula="of:=IF(ISBLANK([Class.B197]);&quot;&quot;;[Class.B1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8]);&quot;&quot;;[Class.A198])">
            <text:p/>
          </table:table-cell>
          <table:table-cell table:formula="of:=IF(ISBLANK([Class.B198]);&quot;&quot;;[Class.B1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9]);&quot;&quot;;[Class.A199])">
            <text:p/>
          </table:table-cell>
          <table:table-cell table:formula="of:=IF(ISBLANK([Class.B199]);&quot;&quot;;[Class.B1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0]);&quot;&quot;;[Class.A200])">
            <text:p/>
          </table:table-cell>
          <table:table-cell table:formula="of:=IF(ISBLANK([Class.B200]);&quot;&quot;;[Class.B2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1]);&quot;&quot;;[Class.A201])">
            <text:p/>
          </table:table-cell>
          <table:table-cell table:formula="of:=IF(ISBLANK([Class.B201]);&quot;&quot;;[Class.B2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2]);&quot;&quot;;[Class.A202])">
            <text:p/>
          </table:table-cell>
          <table:table-cell table:formula="of:=IF(ISBLANK([Class.B202]);&quot;&quot;;[Class.B2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3]);&quot;&quot;;[Class.A203])">
            <text:p/>
          </table:table-cell>
          <table:table-cell table:formula="of:=IF(ISBLANK([Class.B203]);&quot;&quot;;[Class.B2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4]);&quot;&quot;;[Class.A204])">
            <text:p/>
          </table:table-cell>
          <table:table-cell table:formula="of:=IF(ISBLANK([Class.B204]);&quot;&quot;;[Class.B2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5]);&quot;&quot;;[Class.A205])">
            <text:p/>
          </table:table-cell>
          <table:table-cell table:formula="of:=IF(ISBLANK([Class.B205]);&quot;&quot;;[Class.B2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6]);&quot;&quot;;[Class.A206])">
            <text:p/>
          </table:table-cell>
          <table:table-cell table:formula="of:=IF(ISBLANK([Class.B206]);&quot;&quot;;[Class.B2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7]);&quot;&quot;;[Class.A207])">
            <text:p/>
          </table:table-cell>
          <table:table-cell table:formula="of:=IF(ISBLANK([Class.B207]);&quot;&quot;;[Class.B2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8]);&quot;&quot;;[Class.A208])">
            <text:p/>
          </table:table-cell>
          <table:table-cell table:formula="of:=IF(ISBLANK([Class.B208]);&quot;&quot;;[Class.B2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9]);&quot;&quot;;[Class.A209])">
            <text:p/>
          </table:table-cell>
          <table:table-cell table:formula="of:=IF(ISBLANK([Class.B209]);&quot;&quot;;[Class.B2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0]);&quot;&quot;;[Class.A210])">
            <text:p/>
          </table:table-cell>
          <table:table-cell table:formula="of:=IF(ISBLANK([Class.B210]);&quot;&quot;;[Class.B2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1]);&quot;&quot;;[Class.A211])">
            <text:p/>
          </table:table-cell>
          <table:table-cell table:formula="of:=IF(ISBLANK([Class.B211]);&quot;&quot;;[Class.B2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2]);&quot;&quot;;[Class.A212])">
            <text:p/>
          </table:table-cell>
          <table:table-cell table:formula="of:=IF(ISBLANK([Class.B212]);&quot;&quot;;[Class.B2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3]);&quot;&quot;;[Class.A213])">
            <text:p/>
          </table:table-cell>
          <table:table-cell table:formula="of:=IF(ISBLANK([Class.B213]);&quot;&quot;;[Class.B2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4]);&quot;&quot;;[Class.A214])">
            <text:p/>
          </table:table-cell>
          <table:table-cell table:formula="of:=IF(ISBLANK([Class.B214]);&quot;&quot;;[Class.B2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5]);&quot;&quot;;[Class.A215])">
            <text:p/>
          </table:table-cell>
          <table:table-cell table:formula="of:=IF(ISBLANK([Class.B215]);&quot;&quot;;[Class.B2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6]);&quot;&quot;;[Class.A216])">
            <text:p/>
          </table:table-cell>
          <table:table-cell table:formula="of:=IF(ISBLANK([Class.B216]);&quot;&quot;;[Class.B2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7]);&quot;&quot;;[Class.A217])">
            <text:p/>
          </table:table-cell>
          <table:table-cell table:formula="of:=IF(ISBLANK([Class.B217]);&quot;&quot;;[Class.B2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8]);&quot;&quot;;[Class.A218])">
            <text:p/>
          </table:table-cell>
          <table:table-cell table:formula="of:=IF(ISBLANK([Class.B218]);&quot;&quot;;[Class.B2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9]);&quot;&quot;;[Class.A219])">
            <text:p/>
          </table:table-cell>
          <table:table-cell table:formula="of:=IF(ISBLANK([Class.B219]);&quot;&quot;;[Class.B2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0]);&quot;&quot;;[Class.A220])">
            <text:p/>
          </table:table-cell>
          <table:table-cell table:formula="of:=IF(ISBLANK([Class.B220]);&quot;&quot;;[Class.B2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1]);&quot;&quot;;[Class.A221])">
            <text:p/>
          </table:table-cell>
          <table:table-cell table:formula="of:=IF(ISBLANK([Class.B221]);&quot;&quot;;[Class.B2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2]);&quot;&quot;;[Class.A222])">
            <text:p/>
          </table:table-cell>
          <table:table-cell table:formula="of:=IF(ISBLANK([Class.B222]);&quot;&quot;;[Class.B2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3]);&quot;&quot;;[Class.A223])">
            <text:p/>
          </table:table-cell>
          <table:table-cell table:formula="of:=IF(ISBLANK([Class.B223]);&quot;&quot;;[Class.B2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4]);&quot;&quot;;[Class.A224])">
            <text:p/>
          </table:table-cell>
          <table:table-cell table:formula="of:=IF(ISBLANK([Class.B224]);&quot;&quot;;[Class.B2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5]);&quot;&quot;;[Class.A225])">
            <text:p/>
          </table:table-cell>
          <table:table-cell table:formula="of:=IF(ISBLANK([Class.B225]);&quot;&quot;;[Class.B2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6]);&quot;&quot;;[Class.A226])">
            <text:p/>
          </table:table-cell>
          <table:table-cell table:formula="of:=IF(ISBLANK([Class.B226]);&quot;&quot;;[Class.B2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7]);&quot;&quot;;[Class.A227])">
            <text:p/>
          </table:table-cell>
          <table:table-cell table:formula="of:=IF(ISBLANK([Class.B227]);&quot;&quot;;[Class.B2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8]);&quot;&quot;;[Class.A228])">
            <text:p/>
          </table:table-cell>
          <table:table-cell table:formula="of:=IF(ISBLANK([Class.B228]);&quot;&quot;;[Class.B2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9]);&quot;&quot;;[Class.A229])">
            <text:p/>
          </table:table-cell>
          <table:table-cell table:formula="of:=IF(ISBLANK([Class.B229]);&quot;&quot;;[Class.B2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0]);&quot;&quot;;[Class.A230])">
            <text:p/>
          </table:table-cell>
          <table:table-cell table:formula="of:=IF(ISBLANK([Class.B230]);&quot;&quot;;[Class.B2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1]);&quot;&quot;;[Class.A231])">
            <text:p/>
          </table:table-cell>
          <table:table-cell table:formula="of:=IF(ISBLANK([Class.B231]);&quot;&quot;;[Class.B2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2]);&quot;&quot;;[Class.A232])">
            <text:p/>
          </table:table-cell>
          <table:table-cell table:formula="of:=IF(ISBLANK([Class.B232]);&quot;&quot;;[Class.B2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3]);&quot;&quot;;[Class.A233])">
            <text:p/>
          </table:table-cell>
          <table:table-cell table:formula="of:=IF(ISBLANK([Class.B233]);&quot;&quot;;[Class.B2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4]);&quot;&quot;;[Class.A234])">
            <text:p/>
          </table:table-cell>
          <table:table-cell table:formula="of:=IF(ISBLANK([Class.B234]);&quot;&quot;;[Class.B2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5]);&quot;&quot;;[Class.A235])">
            <text:p/>
          </table:table-cell>
          <table:table-cell table:formula="of:=IF(ISBLANK([Class.B235]);&quot;&quot;;[Class.B2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6]);&quot;&quot;;[Class.A236])">
            <text:p/>
          </table:table-cell>
          <table:table-cell table:formula="of:=IF(ISBLANK([Class.B236]);&quot;&quot;;[Class.B2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7]);&quot;&quot;;[Class.A237])">
            <text:p/>
          </table:table-cell>
          <table:table-cell table:formula="of:=IF(ISBLANK([Class.B237]);&quot;&quot;;[Class.B2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8]);&quot;&quot;;[Class.A238])">
            <text:p/>
          </table:table-cell>
          <table:table-cell table:formula="of:=IF(ISBLANK([Class.B238]);&quot;&quot;;[Class.B2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9]);&quot;&quot;;[Class.A239])">
            <text:p/>
          </table:table-cell>
          <table:table-cell table:formula="of:=IF(ISBLANK([Class.B239]);&quot;&quot;;[Class.B2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0]);&quot;&quot;;[Class.A240])">
            <text:p/>
          </table:table-cell>
          <table:table-cell table:formula="of:=IF(ISBLANK([Class.B240]);&quot;&quot;;[Class.B2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1]);&quot;&quot;;[Class.A241])">
            <text:p/>
          </table:table-cell>
          <table:table-cell table:formula="of:=IF(ISBLANK([Class.B241]);&quot;&quot;;[Class.B2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2]);&quot;&quot;;[Class.A242])">
            <text:p/>
          </table:table-cell>
          <table:table-cell table:formula="of:=IF(ISBLANK([Class.B242]);&quot;&quot;;[Class.B2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3]);&quot;&quot;;[Class.A243])">
            <text:p/>
          </table:table-cell>
          <table:table-cell table:formula="of:=IF(ISBLANK([Class.B243]);&quot;&quot;;[Class.B2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4]);&quot;&quot;;[Class.A244])">
            <text:p/>
          </table:table-cell>
          <table:table-cell table:formula="of:=IF(ISBLANK([Class.B244]);&quot;&quot;;[Class.B2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5]);&quot;&quot;;[Class.A245])">
            <text:p/>
          </table:table-cell>
          <table:table-cell table:formula="of:=IF(ISBLANK([Class.B245]);&quot;&quot;;[Class.B2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6]);&quot;&quot;;[Class.A246])">
            <text:p/>
          </table:table-cell>
          <table:table-cell table:formula="of:=IF(ISBLANK([Class.B246]);&quot;&quot;;[Class.B2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7]);&quot;&quot;;[Class.A247])">
            <text:p/>
          </table:table-cell>
          <table:table-cell table:formula="of:=IF(ISBLANK([Class.B247]);&quot;&quot;;[Class.B2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8]);&quot;&quot;;[Class.A248])">
            <text:p/>
          </table:table-cell>
          <table:table-cell table:formula="of:=IF(ISBLANK([Class.B248]);&quot;&quot;;[Class.B2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9]);&quot;&quot;;[Class.A249])">
            <text:p/>
          </table:table-cell>
          <table:table-cell table:formula="of:=IF(ISBLANK([Class.B249]);&quot;&quot;;[Class.B2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0]);&quot;&quot;;[Class.A250])">
            <text:p/>
          </table:table-cell>
          <table:table-cell table:formula="of:=IF(ISBLANK([Class.B250]);&quot;&quot;;[Class.B2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1]);&quot;&quot;;[Class.A251])">
            <text:p/>
          </table:table-cell>
          <table:table-cell table:formula="of:=IF(ISBLANK([Class.B251]);&quot;&quot;;[Class.B2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2]);&quot;&quot;;[Class.A252])">
            <text:p/>
          </table:table-cell>
          <table:table-cell table:formula="of:=IF(ISBLANK([Class.B252]);&quot;&quot;;[Class.B2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3]);&quot;&quot;;[Class.A253])">
            <text:p/>
          </table:table-cell>
          <table:table-cell table:formula="of:=IF(ISBLANK([Class.B253]);&quot;&quot;;[Class.B2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4]);&quot;&quot;;[Class.A254])">
            <text:p/>
          </table:table-cell>
          <table:table-cell table:formula="of:=IF(ISBLANK([Class.B254]);&quot;&quot;;[Class.B2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5]);&quot;&quot;;[Class.A255])">
            <text:p/>
          </table:table-cell>
          <table:table-cell table:formula="of:=IF(ISBLANK([Class.B255]);&quot;&quot;;[Class.B2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6]);&quot;&quot;;[Class.A256])">
            <text:p/>
          </table:table-cell>
          <table:table-cell table:formula="of:=IF(ISBLANK([Class.B256]);&quot;&quot;;[Class.B2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7]);&quot;&quot;;[Class.A257])">
            <text:p/>
          </table:table-cell>
          <table:table-cell table:formula="of:=IF(ISBLANK([Class.B257]);&quot;&quot;;[Class.B2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8]);&quot;&quot;;[Class.A258])">
            <text:p/>
          </table:table-cell>
          <table:table-cell table:formula="of:=IF(ISBLANK([Class.B258]);&quot;&quot;;[Class.B2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9]);&quot;&quot;;[Class.A259])">
            <text:p/>
          </table:table-cell>
          <table:table-cell table:formula="of:=IF(ISBLANK([Class.B259]);&quot;&quot;;[Class.B2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0]);&quot;&quot;;[Class.A260])">
            <text:p/>
          </table:table-cell>
          <table:table-cell table:formula="of:=IF(ISBLANK([Class.B260]);&quot;&quot;;[Class.B2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1]);&quot;&quot;;[Class.A261])">
            <text:p/>
          </table:table-cell>
          <table:table-cell table:formula="of:=IF(ISBLANK([Class.B261]);&quot;&quot;;[Class.B2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2]);&quot;&quot;;[Class.A262])">
            <text:p/>
          </table:table-cell>
          <table:table-cell table:formula="of:=IF(ISBLANK([Class.B262]);&quot;&quot;;[Class.B2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3]);&quot;&quot;;[Class.A263])">
            <text:p/>
          </table:table-cell>
          <table:table-cell table:formula="of:=IF(ISBLANK([Class.B263]);&quot;&quot;;[Class.B2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4]);&quot;&quot;;[Class.A264])">
            <text:p/>
          </table:table-cell>
          <table:table-cell table:formula="of:=IF(ISBLANK([Class.B264]);&quot;&quot;;[Class.B2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5]);&quot;&quot;;[Class.A265])">
            <text:p/>
          </table:table-cell>
          <table:table-cell table:formula="of:=IF(ISBLANK([Class.B265]);&quot;&quot;;[Class.B2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6]);&quot;&quot;;[Class.A266])">
            <text:p/>
          </table:table-cell>
          <table:table-cell table:formula="of:=IF(ISBLANK([Class.B266]);&quot;&quot;;[Class.B2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7]);&quot;&quot;;[Class.A267])">
            <text:p/>
          </table:table-cell>
          <table:table-cell table:formula="of:=IF(ISBLANK([Class.B267]);&quot;&quot;;[Class.B2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8]);&quot;&quot;;[Class.A268])">
            <text:p/>
          </table:table-cell>
          <table:table-cell table:formula="of:=IF(ISBLANK([Class.B268]);&quot;&quot;;[Class.B2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9]);&quot;&quot;;[Class.A269])">
            <text:p/>
          </table:table-cell>
          <table:table-cell table:formula="of:=IF(ISBLANK([Class.B269]);&quot;&quot;;[Class.B2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0]);&quot;&quot;;[Class.A270])">
            <text:p/>
          </table:table-cell>
          <table:table-cell table:formula="of:=IF(ISBLANK([Class.B270]);&quot;&quot;;[Class.B2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1]);&quot;&quot;;[Class.A271])">
            <text:p/>
          </table:table-cell>
          <table:table-cell table:formula="of:=IF(ISBLANK([Class.B271]);&quot;&quot;;[Class.B2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2]);&quot;&quot;;[Class.A272])">
            <text:p/>
          </table:table-cell>
          <table:table-cell table:formula="of:=IF(ISBLANK([Class.B272]);&quot;&quot;;[Class.B2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3]);&quot;&quot;;[Class.A273])">
            <text:p/>
          </table:table-cell>
          <table:table-cell table:formula="of:=IF(ISBLANK([Class.B273]);&quot;&quot;;[Class.B2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4]);&quot;&quot;;[Class.A274])">
            <text:p/>
          </table:table-cell>
          <table:table-cell table:formula="of:=IF(ISBLANK([Class.B274]);&quot;&quot;;[Class.B2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5]);&quot;&quot;;[Class.A275])">
            <text:p/>
          </table:table-cell>
          <table:table-cell table:formula="of:=IF(ISBLANK([Class.B275]);&quot;&quot;;[Class.B2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6]);&quot;&quot;;[Class.A276])">
            <text:p/>
          </table:table-cell>
          <table:table-cell table:formula="of:=IF(ISBLANK([Class.B276]);&quot;&quot;;[Class.B2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7]);&quot;&quot;;[Class.A277])">
            <text:p/>
          </table:table-cell>
          <table:table-cell table:formula="of:=IF(ISBLANK([Class.B277]);&quot;&quot;;[Class.B2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8]);&quot;&quot;;[Class.A278])">
            <text:p/>
          </table:table-cell>
          <table:table-cell table:formula="of:=IF(ISBLANK([Class.B278]);&quot;&quot;;[Class.B2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9]);&quot;&quot;;[Class.A279])">
            <text:p/>
          </table:table-cell>
          <table:table-cell table:formula="of:=IF(ISBLANK([Class.B279]);&quot;&quot;;[Class.B2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0]);&quot;&quot;;[Class.A280])">
            <text:p/>
          </table:table-cell>
          <table:table-cell table:formula="of:=IF(ISBLANK([Class.B280]);&quot;&quot;;[Class.B2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1]);&quot;&quot;;[Class.A281])">
            <text:p/>
          </table:table-cell>
          <table:table-cell table:formula="of:=IF(ISBLANK([Class.B281]);&quot;&quot;;[Class.B2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2]);&quot;&quot;;[Class.A282])">
            <text:p/>
          </table:table-cell>
          <table:table-cell table:formula="of:=IF(ISBLANK([Class.B282]);&quot;&quot;;[Class.B2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3]);&quot;&quot;;[Class.A283])">
            <text:p/>
          </table:table-cell>
          <table:table-cell table:formula="of:=IF(ISBLANK([Class.B283]);&quot;&quot;;[Class.B2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4]);&quot;&quot;;[Class.A284])">
            <text:p/>
          </table:table-cell>
          <table:table-cell table:formula="of:=IF(ISBLANK([Class.B284]);&quot;&quot;;[Class.B2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5]);&quot;&quot;;[Class.A285])">
            <text:p/>
          </table:table-cell>
          <table:table-cell table:formula="of:=IF(ISBLANK([Class.B285]);&quot;&quot;;[Class.B2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6]);&quot;&quot;;[Class.A286])">
            <text:p/>
          </table:table-cell>
          <table:table-cell table:formula="of:=IF(ISBLANK([Class.B286]);&quot;&quot;;[Class.B2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7]);&quot;&quot;;[Class.A287])">
            <text:p/>
          </table:table-cell>
          <table:table-cell table:formula="of:=IF(ISBLANK([Class.B287]);&quot;&quot;;[Class.B2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8]);&quot;&quot;;[Class.A288])">
            <text:p/>
          </table:table-cell>
          <table:table-cell table:formula="of:=IF(ISBLANK([Class.B288]);&quot;&quot;;[Class.B2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9]);&quot;&quot;;[Class.A289])">
            <text:p/>
          </table:table-cell>
          <table:table-cell table:formula="of:=IF(ISBLANK([Class.B289]);&quot;&quot;;[Class.B2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0]);&quot;&quot;;[Class.A290])">
            <text:p/>
          </table:table-cell>
          <table:table-cell table:formula="of:=IF(ISBLANK([Class.B290]);&quot;&quot;;[Class.B2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1]);&quot;&quot;;[Class.A291])">
            <text:p/>
          </table:table-cell>
          <table:table-cell table:formula="of:=IF(ISBLANK([Class.B291]);&quot;&quot;;[Class.B2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2]);&quot;&quot;;[Class.A292])">
            <text:p/>
          </table:table-cell>
          <table:table-cell table:formula="of:=IF(ISBLANK([Class.B292]);&quot;&quot;;[Class.B2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3]);&quot;&quot;;[Class.A293])">
            <text:p/>
          </table:table-cell>
          <table:table-cell table:formula="of:=IF(ISBLANK([Class.B293]);&quot;&quot;;[Class.B2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4]);&quot;&quot;;[Class.A294])">
            <text:p/>
          </table:table-cell>
          <table:table-cell table:formula="of:=IF(ISBLANK([Class.B294]);&quot;&quot;;[Class.B2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5]);&quot;&quot;;[Class.A295])">
            <text:p/>
          </table:table-cell>
          <table:table-cell table:formula="of:=IF(ISBLANK([Class.B295]);&quot;&quot;;[Class.B2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6]);&quot;&quot;;[Class.A296])">
            <text:p/>
          </table:table-cell>
          <table:table-cell table:formula="of:=IF(ISBLANK([Class.B296]);&quot;&quot;;[Class.B2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7]);&quot;&quot;;[Class.A297])">
            <text:p/>
          </table:table-cell>
          <table:table-cell table:formula="of:=IF(ISBLANK([Class.B297]);&quot;&quot;;[Class.B2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8]);&quot;&quot;;[Class.A298])">
            <text:p/>
          </table:table-cell>
          <table:table-cell table:formula="of:=IF(ISBLANK([Class.B298]);&quot;&quot;;[Class.B2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9]);&quot;&quot;;[Class.A299])">
            <text:p/>
          </table:table-cell>
          <table:table-cell table:formula="of:=IF(ISBLANK([Class.B299]);&quot;&quot;;[Class.B2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0]);&quot;&quot;;[Class.A300])">
            <text:p/>
          </table:table-cell>
          <table:table-cell table:formula="of:=IF(ISBLANK([Class.B300]);&quot;&quot;;[Class.B3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1]);&quot;&quot;;[Class.A301])">
            <text:p/>
          </table:table-cell>
          <table:table-cell table:formula="of:=IF(ISBLANK([Class.B301]);&quot;&quot;;[Class.B3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2]);&quot;&quot;;[Class.A302])">
            <text:p/>
          </table:table-cell>
          <table:table-cell table:formula="of:=IF(ISBLANK([Class.B302]);&quot;&quot;;[Class.B3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3]);&quot;&quot;;[Class.A303])">
            <text:p/>
          </table:table-cell>
          <table:table-cell table:formula="of:=IF(ISBLANK([Class.B303]);&quot;&quot;;[Class.B3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4]);&quot;&quot;;[Class.A304])">
            <text:p/>
          </table:table-cell>
          <table:table-cell table:formula="of:=IF(ISBLANK([Class.B304]);&quot;&quot;;[Class.B3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5]);&quot;&quot;;[Class.A305])">
            <text:p/>
          </table:table-cell>
          <table:table-cell table:formula="of:=IF(ISBLANK([Class.B305]);&quot;&quot;;[Class.B3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6]);&quot;&quot;;[Class.A306])">
            <text:p/>
          </table:table-cell>
          <table:table-cell table:formula="of:=IF(ISBLANK([Class.B306]);&quot;&quot;;[Class.B3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7]);&quot;&quot;;[Class.A307])">
            <text:p/>
          </table:table-cell>
          <table:table-cell table:formula="of:=IF(ISBLANK([Class.B307]);&quot;&quot;;[Class.B3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8]);&quot;&quot;;[Class.A308])">
            <text:p/>
          </table:table-cell>
          <table:table-cell table:formula="of:=IF(ISBLANK([Class.B308]);&quot;&quot;;[Class.B3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9]);&quot;&quot;;[Class.A309])">
            <text:p/>
          </table:table-cell>
          <table:table-cell table:formula="of:=IF(ISBLANK([Class.B309]);&quot;&quot;;[Class.B3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0]);&quot;&quot;;[Class.A310])">
            <text:p/>
          </table:table-cell>
          <table:table-cell table:formula="of:=IF(ISBLANK([Class.B310]);&quot;&quot;;[Class.B3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1]);&quot;&quot;;[Class.A311])">
            <text:p/>
          </table:table-cell>
          <table:table-cell table:formula="of:=IF(ISBLANK([Class.B311]);&quot;&quot;;[Class.B3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2]);&quot;&quot;;[Class.A312])">
            <text:p/>
          </table:table-cell>
          <table:table-cell table:formula="of:=IF(ISBLANK([Class.B312]);&quot;&quot;;[Class.B3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3]);&quot;&quot;;[Class.A313])">
            <text:p/>
          </table:table-cell>
          <table:table-cell table:formula="of:=IF(ISBLANK([Class.B313]);&quot;&quot;;[Class.B3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4]);&quot;&quot;;[Class.A314])">
            <text:p/>
          </table:table-cell>
          <table:table-cell table:formula="of:=IF(ISBLANK([Class.B314]);&quot;&quot;;[Class.B3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5]);&quot;&quot;;[Class.A315])">
            <text:p/>
          </table:table-cell>
          <table:table-cell table:formula="of:=IF(ISBLANK([Class.B315]);&quot;&quot;;[Class.B3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6]);&quot;&quot;;[Class.A316])">
            <text:p/>
          </table:table-cell>
          <table:table-cell table:formula="of:=IF(ISBLANK([Class.B316]);&quot;&quot;;[Class.B3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7]);&quot;&quot;;[Class.A317])">
            <text:p/>
          </table:table-cell>
          <table:table-cell table:formula="of:=IF(ISBLANK([Class.B317]);&quot;&quot;;[Class.B3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8]);&quot;&quot;;[Class.A318])">
            <text:p/>
          </table:table-cell>
          <table:table-cell table:formula="of:=IF(ISBLANK([Class.B318]);&quot;&quot;;[Class.B3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9]);&quot;&quot;;[Class.A319])">
            <text:p/>
          </table:table-cell>
          <table:table-cell table:formula="of:=IF(ISBLANK([Class.B319]);&quot;&quot;;[Class.B3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0]);&quot;&quot;;[Class.A320])">
            <text:p/>
          </table:table-cell>
          <table:table-cell table:formula="of:=IF(ISBLANK([Class.B320]);&quot;&quot;;[Class.B3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1]);&quot;&quot;;[Class.A321])">
            <text:p/>
          </table:table-cell>
          <table:table-cell table:formula="of:=IF(ISBLANK([Class.B321]);&quot;&quot;;[Class.B3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2]);&quot;&quot;;[Class.A322])">
            <text:p/>
          </table:table-cell>
          <table:table-cell table:formula="of:=IF(ISBLANK([Class.B322]);&quot;&quot;;[Class.B3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3]);&quot;&quot;;[Class.A323])">
            <text:p/>
          </table:table-cell>
          <table:table-cell table:formula="of:=IF(ISBLANK([Class.B323]);&quot;&quot;;[Class.B3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4]);&quot;&quot;;[Class.A324])">
            <text:p/>
          </table:table-cell>
          <table:table-cell table:formula="of:=IF(ISBLANK([Class.B324]);&quot;&quot;;[Class.B3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5]);&quot;&quot;;[Class.A325])">
            <text:p/>
          </table:table-cell>
          <table:table-cell table:formula="of:=IF(ISBLANK([Class.B325]);&quot;&quot;;[Class.B3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6]);&quot;&quot;;[Class.A326])">
            <text:p/>
          </table:table-cell>
          <table:table-cell table:formula="of:=IF(ISBLANK([Class.B326]);&quot;&quot;;[Class.B3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7]);&quot;&quot;;[Class.A327])">
            <text:p/>
          </table:table-cell>
          <table:table-cell table:formula="of:=IF(ISBLANK([Class.B327]);&quot;&quot;;[Class.B3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8]);&quot;&quot;;[Class.A328])">
            <text:p/>
          </table:table-cell>
          <table:table-cell table:formula="of:=IF(ISBLANK([Class.B328]);&quot;&quot;;[Class.B3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9]);&quot;&quot;;[Class.A329])">
            <text:p/>
          </table:table-cell>
          <table:table-cell table:formula="of:=IF(ISBLANK([Class.B329]);&quot;&quot;;[Class.B3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0]);&quot;&quot;;[Class.A330])">
            <text:p/>
          </table:table-cell>
          <table:table-cell table:formula="of:=IF(ISBLANK([Class.B330]);&quot;&quot;;[Class.B3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1]);&quot;&quot;;[Class.A331])">
            <text:p/>
          </table:table-cell>
          <table:table-cell table:formula="of:=IF(ISBLANK([Class.B331]);&quot;&quot;;[Class.B3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2]);&quot;&quot;;[Class.A332])">
            <text:p/>
          </table:table-cell>
          <table:table-cell table:formula="of:=IF(ISBLANK([Class.B332]);&quot;&quot;;[Class.B3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3]);&quot;&quot;;[Class.A333])">
            <text:p/>
          </table:table-cell>
          <table:table-cell table:formula="of:=IF(ISBLANK([Class.B333]);&quot;&quot;;[Class.B3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4]);&quot;&quot;;[Class.A334])">
            <text:p/>
          </table:table-cell>
          <table:table-cell table:formula="of:=IF(ISBLANK([Class.B334]);&quot;&quot;;[Class.B3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5]);&quot;&quot;;[Class.A335])">
            <text:p/>
          </table:table-cell>
          <table:table-cell table:formula="of:=IF(ISBLANK([Class.B335]);&quot;&quot;;[Class.B3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6]);&quot;&quot;;[Class.A336])">
            <text:p/>
          </table:table-cell>
          <table:table-cell table:formula="of:=IF(ISBLANK([Class.B336]);&quot;&quot;;[Class.B3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7]);&quot;&quot;;[Class.A337])">
            <text:p/>
          </table:table-cell>
          <table:table-cell table:formula="of:=IF(ISBLANK([Class.B337]);&quot;&quot;;[Class.B3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8]);&quot;&quot;;[Class.A338])">
            <text:p/>
          </table:table-cell>
          <table:table-cell table:formula="of:=IF(ISBLANK([Class.B338]);&quot;&quot;;[Class.B3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9]);&quot;&quot;;[Class.A339])">
            <text:p/>
          </table:table-cell>
          <table:table-cell table:formula="of:=IF(ISBLANK([Class.B339]);&quot;&quot;;[Class.B3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0]);&quot;&quot;;[Class.A340])">
            <text:p/>
          </table:table-cell>
          <table:table-cell table:formula="of:=IF(ISBLANK([Class.B340]);&quot;&quot;;[Class.B3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1]);&quot;&quot;;[Class.A341])">
            <text:p/>
          </table:table-cell>
          <table:table-cell table:formula="of:=IF(ISBLANK([Class.B341]);&quot;&quot;;[Class.B3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2]);&quot;&quot;;[Class.A342])">
            <text:p/>
          </table:table-cell>
          <table:table-cell table:formula="of:=IF(ISBLANK([Class.B342]);&quot;&quot;;[Class.B3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3]);&quot;&quot;;[Class.A343])">
            <text:p/>
          </table:table-cell>
          <table:table-cell table:formula="of:=IF(ISBLANK([Class.B343]);&quot;&quot;;[Class.B3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4]);&quot;&quot;;[Class.A344])">
            <text:p/>
          </table:table-cell>
          <table:table-cell table:formula="of:=IF(ISBLANK([Class.B344]);&quot;&quot;;[Class.B3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5]);&quot;&quot;;[Class.A345])">
            <text:p/>
          </table:table-cell>
          <table:table-cell table:formula="of:=IF(ISBLANK([Class.B345]);&quot;&quot;;[Class.B3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6]);&quot;&quot;;[Class.A346])">
            <text:p/>
          </table:table-cell>
          <table:table-cell table:formula="of:=IF(ISBLANK([Class.B346]);&quot;&quot;;[Class.B3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7]);&quot;&quot;;[Class.A347])">
            <text:p/>
          </table:table-cell>
          <table:table-cell table:formula="of:=IF(ISBLANK([Class.B347]);&quot;&quot;;[Class.B3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8]);&quot;&quot;;[Class.A348])">
            <text:p/>
          </table:table-cell>
          <table:table-cell table:formula="of:=IF(ISBLANK([Class.B348]);&quot;&quot;;[Class.B3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9]);&quot;&quot;;[Class.A349])">
            <text:p/>
          </table:table-cell>
          <table:table-cell table:formula="of:=IF(ISBLANK([Class.B349]);&quot;&quot;;[Class.B3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0]);&quot;&quot;;[Class.A350])">
            <text:p/>
          </table:table-cell>
          <table:table-cell table:formula="of:=IF(ISBLANK([Class.B350]);&quot;&quot;;[Class.B3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1]);&quot;&quot;;[Class.A351])">
            <text:p/>
          </table:table-cell>
          <table:table-cell table:formula="of:=IF(ISBLANK([Class.B351]);&quot;&quot;;[Class.B3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2]);&quot;&quot;;[Class.A352])">
            <text:p/>
          </table:table-cell>
          <table:table-cell table:formula="of:=IF(ISBLANK([Class.B352]);&quot;&quot;;[Class.B3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3]);&quot;&quot;;[Class.A353])">
            <text:p/>
          </table:table-cell>
          <table:table-cell table:formula="of:=IF(ISBLANK([Class.B353]);&quot;&quot;;[Class.B3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4]);&quot;&quot;;[Class.A354])">
            <text:p/>
          </table:table-cell>
          <table:table-cell table:formula="of:=IF(ISBLANK([Class.B354]);&quot;&quot;;[Class.B3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5]);&quot;&quot;;[Class.A355])">
            <text:p/>
          </table:table-cell>
          <table:table-cell table:formula="of:=IF(ISBLANK([Class.B355]);&quot;&quot;;[Class.B3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6]);&quot;&quot;;[Class.A356])">
            <text:p/>
          </table:table-cell>
          <table:table-cell table:formula="of:=IF(ISBLANK([Class.B356]);&quot;&quot;;[Class.B3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7]);&quot;&quot;;[Class.A357])">
            <text:p/>
          </table:table-cell>
          <table:table-cell table:formula="of:=IF(ISBLANK([Class.B357]);&quot;&quot;;[Class.B3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8]);&quot;&quot;;[Class.A358])">
            <text:p/>
          </table:table-cell>
          <table:table-cell table:formula="of:=IF(ISBLANK([Class.B358]);&quot;&quot;;[Class.B3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9]);&quot;&quot;;[Class.A359])">
            <text:p/>
          </table:table-cell>
          <table:table-cell table:formula="of:=IF(ISBLANK([Class.B359]);&quot;&quot;;[Class.B3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0]);&quot;&quot;;[Class.A360])">
            <text:p/>
          </table:table-cell>
          <table:table-cell table:formula="of:=IF(ISBLANK([Class.B360]);&quot;&quot;;[Class.B3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1]);&quot;&quot;;[Class.A361])">
            <text:p/>
          </table:table-cell>
          <table:table-cell table:formula="of:=IF(ISBLANK([Class.B361]);&quot;&quot;;[Class.B3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2]);&quot;&quot;;[Class.A362])">
            <text:p/>
          </table:table-cell>
          <table:table-cell table:formula="of:=IF(ISBLANK([Class.B362]);&quot;&quot;;[Class.B3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3]);&quot;&quot;;[Class.A363])">
            <text:p/>
          </table:table-cell>
          <table:table-cell table:formula="of:=IF(ISBLANK([Class.B363]);&quot;&quot;;[Class.B3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4]);&quot;&quot;;[Class.A364])">
            <text:p/>
          </table:table-cell>
          <table:table-cell table:formula="of:=IF(ISBLANK([Class.B364]);&quot;&quot;;[Class.B3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5]);&quot;&quot;;[Class.A365])">
            <text:p/>
          </table:table-cell>
          <table:table-cell table:formula="of:=IF(ISBLANK([Class.B365]);&quot;&quot;;[Class.B3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6]);&quot;&quot;;[Class.A366])">
            <text:p/>
          </table:table-cell>
          <table:table-cell table:formula="of:=IF(ISBLANK([Class.B366]);&quot;&quot;;[Class.B3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7]);&quot;&quot;;[Class.A367])">
            <text:p/>
          </table:table-cell>
          <table:table-cell table:formula="of:=IF(ISBLANK([Class.B367]);&quot;&quot;;[Class.B3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8]);&quot;&quot;;[Class.A368])">
            <text:p/>
          </table:table-cell>
          <table:table-cell table:formula="of:=IF(ISBLANK([Class.B368]);&quot;&quot;;[Class.B3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9]);&quot;&quot;;[Class.A369])">
            <text:p/>
          </table:table-cell>
          <table:table-cell table:formula="of:=IF(ISBLANK([Class.B369]);&quot;&quot;;[Class.B3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0]);&quot;&quot;;[Class.A370])">
            <text:p/>
          </table:table-cell>
          <table:table-cell table:formula="of:=IF(ISBLANK([Class.B370]);&quot;&quot;;[Class.B3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1]);&quot;&quot;;[Class.A371])">
            <text:p/>
          </table:table-cell>
          <table:table-cell table:formula="of:=IF(ISBLANK([Class.B371]);&quot;&quot;;[Class.B3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2]);&quot;&quot;;[Class.A372])">
            <text:p/>
          </table:table-cell>
          <table:table-cell table:formula="of:=IF(ISBLANK([Class.B372]);&quot;&quot;;[Class.B3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3]);&quot;&quot;;[Class.A373])">
            <text:p/>
          </table:table-cell>
          <table:table-cell table:formula="of:=IF(ISBLANK([Class.B373]);&quot;&quot;;[Class.B3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4]);&quot;&quot;;[Class.A374])">
            <text:p/>
          </table:table-cell>
          <table:table-cell table:formula="of:=IF(ISBLANK([Class.B374]);&quot;&quot;;[Class.B3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5]);&quot;&quot;;[Class.A375])">
            <text:p/>
          </table:table-cell>
          <table:table-cell table:formula="of:=IF(ISBLANK([Class.B375]);&quot;&quot;;[Class.B3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6]);&quot;&quot;;[Class.A376])">
            <text:p/>
          </table:table-cell>
          <table:table-cell table:formula="of:=IF(ISBLANK([Class.B376]);&quot;&quot;;[Class.B3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7]);&quot;&quot;;[Class.A377])">
            <text:p/>
          </table:table-cell>
          <table:table-cell table:formula="of:=IF(ISBLANK([Class.B377]);&quot;&quot;;[Class.B3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8]);&quot;&quot;;[Class.A378])">
            <text:p/>
          </table:table-cell>
          <table:table-cell table:formula="of:=IF(ISBLANK([Class.B378]);&quot;&quot;;[Class.B3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9]);&quot;&quot;;[Class.A379])">
            <text:p/>
          </table:table-cell>
          <table:table-cell table:formula="of:=IF(ISBLANK([Class.B379]);&quot;&quot;;[Class.B3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0]);&quot;&quot;;[Class.A380])">
            <text:p/>
          </table:table-cell>
          <table:table-cell table:formula="of:=IF(ISBLANK([Class.B380]);&quot;&quot;;[Class.B3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1]);&quot;&quot;;[Class.A381])">
            <text:p/>
          </table:table-cell>
          <table:table-cell table:formula="of:=IF(ISBLANK([Class.B381]);&quot;&quot;;[Class.B3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2]);&quot;&quot;;[Class.A382])">
            <text:p/>
          </table:table-cell>
          <table:table-cell table:formula="of:=IF(ISBLANK([Class.B382]);&quot;&quot;;[Class.B3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3]);&quot;&quot;;[Class.A383])">
            <text:p/>
          </table:table-cell>
          <table:table-cell table:formula="of:=IF(ISBLANK([Class.B383]);&quot;&quot;;[Class.B3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4]);&quot;&quot;;[Class.A384])">
            <text:p/>
          </table:table-cell>
          <table:table-cell table:formula="of:=IF(ISBLANK([Class.B384]);&quot;&quot;;[Class.B3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5]);&quot;&quot;;[Class.A385])">
            <text:p/>
          </table:table-cell>
          <table:table-cell table:formula="of:=IF(ISBLANK([Class.B385]);&quot;&quot;;[Class.B3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6]);&quot;&quot;;[Class.A386])">
            <text:p/>
          </table:table-cell>
          <table:table-cell table:formula="of:=IF(ISBLANK([Class.B386]);&quot;&quot;;[Class.B3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7]);&quot;&quot;;[Class.A387])">
            <text:p/>
          </table:table-cell>
          <table:table-cell table:formula="of:=IF(ISBLANK([Class.B387]);&quot;&quot;;[Class.B3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8]);&quot;&quot;;[Class.A388])">
            <text:p/>
          </table:table-cell>
          <table:table-cell table:formula="of:=IF(ISBLANK([Class.B388]);&quot;&quot;;[Class.B3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9]);&quot;&quot;;[Class.A389])">
            <text:p/>
          </table:table-cell>
          <table:table-cell table:formula="of:=IF(ISBLANK([Class.B389]);&quot;&quot;;[Class.B3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0]);&quot;&quot;;[Class.A390])">
            <text:p/>
          </table:table-cell>
          <table:table-cell table:formula="of:=IF(ISBLANK([Class.B390]);&quot;&quot;;[Class.B3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1]);&quot;&quot;;[Class.A391])">
            <text:p/>
          </table:table-cell>
          <table:table-cell table:formula="of:=IF(ISBLANK([Class.B391]);&quot;&quot;;[Class.B3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2]);&quot;&quot;;[Class.A392])">
            <text:p/>
          </table:table-cell>
          <table:table-cell table:formula="of:=IF(ISBLANK([Class.B392]);&quot;&quot;;[Class.B3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3]);&quot;&quot;;[Class.A393])">
            <text:p/>
          </table:table-cell>
          <table:table-cell table:formula="of:=IF(ISBLANK([Class.B393]);&quot;&quot;;[Class.B3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4]);&quot;&quot;;[Class.A394])">
            <text:p/>
          </table:table-cell>
          <table:table-cell table:formula="of:=IF(ISBLANK([Class.B394]);&quot;&quot;;[Class.B3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5]);&quot;&quot;;[Class.A395])">
            <text:p/>
          </table:table-cell>
          <table:table-cell table:formula="of:=IF(ISBLANK([Class.B395]);&quot;&quot;;[Class.B3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6]);&quot;&quot;;[Class.A396])">
            <text:p/>
          </table:table-cell>
          <table:table-cell table:formula="of:=IF(ISBLANK([Class.B396]);&quot;&quot;;[Class.B3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7]);&quot;&quot;;[Class.A397])">
            <text:p/>
          </table:table-cell>
          <table:table-cell table:formula="of:=IF(ISBLANK([Class.B397]);&quot;&quot;;[Class.B3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8]);&quot;&quot;;[Class.A398])">
            <text:p/>
          </table:table-cell>
          <table:table-cell table:formula="of:=IF(ISBLANK([Class.B398]);&quot;&quot;;[Class.B3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9]);&quot;&quot;;[Class.A399])">
            <text:p/>
          </table:table-cell>
          <table:table-cell table:formula="of:=IF(ISBLANK([Class.B399]);&quot;&quot;;[Class.B3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0]);&quot;&quot;;[Class.A400])">
            <text:p/>
          </table:table-cell>
          <table:table-cell table:formula="of:=IF(ISBLANK([Class.B400]);&quot;&quot;;[Class.B4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1]);&quot;&quot;;[Class.A401])">
            <text:p/>
          </table:table-cell>
          <table:table-cell table:formula="of:=IF(ISBLANK([Class.B401]);&quot;&quot;;[Class.B4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2]);&quot;&quot;;[Class.A402])">
            <text:p/>
          </table:table-cell>
          <table:table-cell table:formula="of:=IF(ISBLANK([Class.B402]);&quot;&quot;;[Class.B4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3]);&quot;&quot;;[Class.A403])">
            <text:p/>
          </table:table-cell>
          <table:table-cell table:formula="of:=IF(ISBLANK([Class.B403]);&quot;&quot;;[Class.B4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4]);&quot;&quot;;[Class.A404])">
            <text:p/>
          </table:table-cell>
          <table:table-cell table:formula="of:=IF(ISBLANK([Class.B404]);&quot;&quot;;[Class.B4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5]);&quot;&quot;;[Class.A405])">
            <text:p/>
          </table:table-cell>
          <table:table-cell table:formula="of:=IF(ISBLANK([Class.B405]);&quot;&quot;;[Class.B4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6]);&quot;&quot;;[Class.A406])">
            <text:p/>
          </table:table-cell>
          <table:table-cell table:formula="of:=IF(ISBLANK([Class.B406]);&quot;&quot;;[Class.B4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7]);&quot;&quot;;[Class.A407])">
            <text:p/>
          </table:table-cell>
          <table:table-cell table:formula="of:=IF(ISBLANK([Class.B407]);&quot;&quot;;[Class.B4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8]);&quot;&quot;;[Class.A408])">
            <text:p/>
          </table:table-cell>
          <table:table-cell table:formula="of:=IF(ISBLANK([Class.B408]);&quot;&quot;;[Class.B4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9]);&quot;&quot;;[Class.A409])">
            <text:p/>
          </table:table-cell>
          <table:table-cell table:formula="of:=IF(ISBLANK([Class.B409]);&quot;&quot;;[Class.B4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0]);&quot;&quot;;[Class.A410])">
            <text:p/>
          </table:table-cell>
          <table:table-cell table:formula="of:=IF(ISBLANK([Class.B410]);&quot;&quot;;[Class.B4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1]);&quot;&quot;;[Class.A411])">
            <text:p/>
          </table:table-cell>
          <table:table-cell table:formula="of:=IF(ISBLANK([Class.B411]);&quot;&quot;;[Class.B4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2]);&quot;&quot;;[Class.A412])">
            <text:p/>
          </table:table-cell>
          <table:table-cell table:formula="of:=IF(ISBLANK([Class.B412]);&quot;&quot;;[Class.B4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3]);&quot;&quot;;[Class.A413])">
            <text:p/>
          </table:table-cell>
          <table:table-cell table:formula="of:=IF(ISBLANK([Class.B413]);&quot;&quot;;[Class.B4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4]);&quot;&quot;;[Class.A414])">
            <text:p/>
          </table:table-cell>
          <table:table-cell table:formula="of:=IF(ISBLANK([Class.B414]);&quot;&quot;;[Class.B4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5]);&quot;&quot;;[Class.A415])">
            <text:p/>
          </table:table-cell>
          <table:table-cell table:formula="of:=IF(ISBLANK([Class.B415]);&quot;&quot;;[Class.B4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6]);&quot;&quot;;[Class.A416])">
            <text:p/>
          </table:table-cell>
          <table:table-cell table:formula="of:=IF(ISBLANK([Class.B416]);&quot;&quot;;[Class.B4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7]);&quot;&quot;;[Class.A417])">
            <text:p/>
          </table:table-cell>
          <table:table-cell table:formula="of:=IF(ISBLANK([Class.B417]);&quot;&quot;;[Class.B4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8]);&quot;&quot;;[Class.A418])">
            <text:p/>
          </table:table-cell>
          <table:table-cell table:formula="of:=IF(ISBLANK([Class.B418]);&quot;&quot;;[Class.B4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9]);&quot;&quot;;[Class.A419])">
            <text:p/>
          </table:table-cell>
          <table:table-cell table:formula="of:=IF(ISBLANK([Class.B419]);&quot;&quot;;[Class.B4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0]);&quot;&quot;;[Class.A420])">
            <text:p/>
          </table:table-cell>
          <table:table-cell table:formula="of:=IF(ISBLANK([Class.B420]);&quot;&quot;;[Class.B4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1]);&quot;&quot;;[Class.A421])">
            <text:p/>
          </table:table-cell>
          <table:table-cell table:formula="of:=IF(ISBLANK([Class.B421]);&quot;&quot;;[Class.B4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2]);&quot;&quot;;[Class.A422])">
            <text:p/>
          </table:table-cell>
          <table:table-cell table:formula="of:=IF(ISBLANK([Class.B422]);&quot;&quot;;[Class.B4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3]);&quot;&quot;;[Class.A423])">
            <text:p/>
          </table:table-cell>
          <table:table-cell table:formula="of:=IF(ISBLANK([Class.B423]);&quot;&quot;;[Class.B4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4]);&quot;&quot;;[Class.A424])">
            <text:p/>
          </table:table-cell>
          <table:table-cell table:formula="of:=IF(ISBLANK([Class.B424]);&quot;&quot;;[Class.B4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5]);&quot;&quot;;[Class.A425])">
            <text:p/>
          </table:table-cell>
          <table:table-cell table:formula="of:=IF(ISBLANK([Class.B425]);&quot;&quot;;[Class.B4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6]);&quot;&quot;;[Class.A426])">
            <text:p/>
          </table:table-cell>
          <table:table-cell table:formula="of:=IF(ISBLANK([Class.B426]);&quot;&quot;;[Class.B4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7]);&quot;&quot;;[Class.A427])">
            <text:p/>
          </table:table-cell>
          <table:table-cell table:formula="of:=IF(ISBLANK([Class.B427]);&quot;&quot;;[Class.B4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8]);&quot;&quot;;[Class.A428])">
            <text:p/>
          </table:table-cell>
          <table:table-cell table:formula="of:=IF(ISBLANK([Class.B428]);&quot;&quot;;[Class.B4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9]);&quot;&quot;;[Class.A429])">
            <text:p/>
          </table:table-cell>
          <table:table-cell table:formula="of:=IF(ISBLANK([Class.B429]);&quot;&quot;;[Class.B4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0]);&quot;&quot;;[Class.A430])">
            <text:p/>
          </table:table-cell>
          <table:table-cell table:formula="of:=IF(ISBLANK([Class.B430]);&quot;&quot;;[Class.B4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1]);&quot;&quot;;[Class.A431])">
            <text:p/>
          </table:table-cell>
          <table:table-cell table:formula="of:=IF(ISBLANK([Class.B431]);&quot;&quot;;[Class.B4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2]);&quot;&quot;;[Class.A432])">
            <text:p/>
          </table:table-cell>
          <table:table-cell table:formula="of:=IF(ISBLANK([Class.B432]);&quot;&quot;;[Class.B4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3]);&quot;&quot;;[Class.A433])">
            <text:p/>
          </table:table-cell>
          <table:table-cell table:formula="of:=IF(ISBLANK([Class.B433]);&quot;&quot;;[Class.B4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4]);&quot;&quot;;[Class.A434])">
            <text:p/>
          </table:table-cell>
          <table:table-cell table:formula="of:=IF(ISBLANK([Class.B434]);&quot;&quot;;[Class.B4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5]);&quot;&quot;;[Class.A435])">
            <text:p/>
          </table:table-cell>
          <table:table-cell table:formula="of:=IF(ISBLANK([Class.B435]);&quot;&quot;;[Class.B4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6]);&quot;&quot;;[Class.A436])">
            <text:p/>
          </table:table-cell>
          <table:table-cell table:formula="of:=IF(ISBLANK([Class.B436]);&quot;&quot;;[Class.B4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7]);&quot;&quot;;[Class.A437])">
            <text:p/>
          </table:table-cell>
          <table:table-cell table:formula="of:=IF(ISBLANK([Class.B437]);&quot;&quot;;[Class.B4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8]);&quot;&quot;;[Class.A438])">
            <text:p/>
          </table:table-cell>
          <table:table-cell table:formula="of:=IF(ISBLANK([Class.B438]);&quot;&quot;;[Class.B4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9]);&quot;&quot;;[Class.A439])">
            <text:p/>
          </table:table-cell>
          <table:table-cell table:formula="of:=IF(ISBLANK([Class.B439]);&quot;&quot;;[Class.B4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0]);&quot;&quot;;[Class.A440])">
            <text:p/>
          </table:table-cell>
          <table:table-cell table:formula="of:=IF(ISBLANK([Class.B440]);&quot;&quot;;[Class.B4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1]);&quot;&quot;;[Class.A441])">
            <text:p/>
          </table:table-cell>
          <table:table-cell table:formula="of:=IF(ISBLANK([Class.B441]);&quot;&quot;;[Class.B4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2]);&quot;&quot;;[Class.A442])">
            <text:p/>
          </table:table-cell>
          <table:table-cell table:formula="of:=IF(ISBLANK([Class.B442]);&quot;&quot;;[Class.B4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3]);&quot;&quot;;[Class.A443])">
            <text:p/>
          </table:table-cell>
          <table:table-cell table:formula="of:=IF(ISBLANK([Class.B443]);&quot;&quot;;[Class.B4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4]);&quot;&quot;;[Class.A444])">
            <text:p/>
          </table:table-cell>
          <table:table-cell table:formula="of:=IF(ISBLANK([Class.B444]);&quot;&quot;;[Class.B4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5]);&quot;&quot;;[Class.A445])">
            <text:p/>
          </table:table-cell>
          <table:table-cell table:formula="of:=IF(ISBLANK([Class.B445]);&quot;&quot;;[Class.B4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6]);&quot;&quot;;[Class.A446])">
            <text:p/>
          </table:table-cell>
          <table:table-cell table:formula="of:=IF(ISBLANK([Class.B446]);&quot;&quot;;[Class.B4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7]);&quot;&quot;;[Class.A447])">
            <text:p/>
          </table:table-cell>
          <table:table-cell table:formula="of:=IF(ISBLANK([Class.B447]);&quot;&quot;;[Class.B4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8]);&quot;&quot;;[Class.A448])">
            <text:p/>
          </table:table-cell>
          <table:table-cell table:formula="of:=IF(ISBLANK([Class.B448]);&quot;&quot;;[Class.B4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9]);&quot;&quot;;[Class.A449])">
            <text:p/>
          </table:table-cell>
          <table:table-cell table:formula="of:=IF(ISBLANK([Class.B449]);&quot;&quot;;[Class.B4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0]);&quot;&quot;;[Class.A450])">
            <text:p/>
          </table:table-cell>
          <table:table-cell table:formula="of:=IF(ISBLANK([Class.B450]);&quot;&quot;;[Class.B4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1]);&quot;&quot;;[Class.A451])">
            <text:p/>
          </table:table-cell>
          <table:table-cell table:formula="of:=IF(ISBLANK([Class.B451]);&quot;&quot;;[Class.B4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2]);&quot;&quot;;[Class.A452])">
            <text:p/>
          </table:table-cell>
          <table:table-cell table:formula="of:=IF(ISBLANK([Class.B452]);&quot;&quot;;[Class.B4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3]);&quot;&quot;;[Class.A453])">
            <text:p/>
          </table:table-cell>
          <table:table-cell table:formula="of:=IF(ISBLANK([Class.B453]);&quot;&quot;;[Class.B4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4]);&quot;&quot;;[Class.A454])">
            <text:p/>
          </table:table-cell>
          <table:table-cell table:formula="of:=IF(ISBLANK([Class.B454]);&quot;&quot;;[Class.B4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5]);&quot;&quot;;[Class.A455])">
            <text:p/>
          </table:table-cell>
          <table:table-cell table:formula="of:=IF(ISBLANK([Class.B455]);&quot;&quot;;[Class.B4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6]);&quot;&quot;;[Class.A456])">
            <text:p/>
          </table:table-cell>
          <table:table-cell table:formula="of:=IF(ISBLANK([Class.B456]);&quot;&quot;;[Class.B4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7]);&quot;&quot;;[Class.A457])">
            <text:p/>
          </table:table-cell>
          <table:table-cell table:formula="of:=IF(ISBLANK([Class.B457]);&quot;&quot;;[Class.B4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8]);&quot;&quot;;[Class.A458])">
            <text:p/>
          </table:table-cell>
          <table:table-cell table:formula="of:=IF(ISBLANK([Class.B458]);&quot;&quot;;[Class.B4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9]);&quot;&quot;;[Class.A459])">
            <text:p/>
          </table:table-cell>
          <table:table-cell table:formula="of:=IF(ISBLANK([Class.B459]);&quot;&quot;;[Class.B4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0]);&quot;&quot;;[Class.A460])">
            <text:p/>
          </table:table-cell>
          <table:table-cell table:formula="of:=IF(ISBLANK([Class.B460]);&quot;&quot;;[Class.B4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1]);&quot;&quot;;[Class.A461])">
            <text:p/>
          </table:table-cell>
          <table:table-cell table:formula="of:=IF(ISBLANK([Class.B461]);&quot;&quot;;[Class.B4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2]);&quot;&quot;;[Class.A462])">
            <text:p/>
          </table:table-cell>
          <table:table-cell table:formula="of:=IF(ISBLANK([Class.B462]);&quot;&quot;;[Class.B4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3]);&quot;&quot;;[Class.A463])">
            <text:p/>
          </table:table-cell>
          <table:table-cell table:formula="of:=IF(ISBLANK([Class.B463]);&quot;&quot;;[Class.B4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4]);&quot;&quot;;[Class.A464])">
            <text:p/>
          </table:table-cell>
          <table:table-cell table:formula="of:=IF(ISBLANK([Class.B464]);&quot;&quot;;[Class.B4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5]);&quot;&quot;;[Class.A465])">
            <text:p/>
          </table:table-cell>
          <table:table-cell table:formula="of:=IF(ISBLANK([Class.B465]);&quot;&quot;;[Class.B4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6]);&quot;&quot;;[Class.A466])">
            <text:p/>
          </table:table-cell>
          <table:table-cell table:formula="of:=IF(ISBLANK([Class.B466]);&quot;&quot;;[Class.B4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7]);&quot;&quot;;[Class.A467])">
            <text:p/>
          </table:table-cell>
          <table:table-cell table:formula="of:=IF(ISBLANK([Class.B467]);&quot;&quot;;[Class.B4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8]);&quot;&quot;;[Class.A468])">
            <text:p/>
          </table:table-cell>
          <table:table-cell table:formula="of:=IF(ISBLANK([Class.B468]);&quot;&quot;;[Class.B4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9]);&quot;&quot;;[Class.A469])">
            <text:p/>
          </table:table-cell>
          <table:table-cell table:formula="of:=IF(ISBLANK([Class.B469]);&quot;&quot;;[Class.B4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0]);&quot;&quot;;[Class.A470])">
            <text:p/>
          </table:table-cell>
          <table:table-cell table:formula="of:=IF(ISBLANK([Class.B470]);&quot;&quot;;[Class.B4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1]);&quot;&quot;;[Class.A471])">
            <text:p/>
          </table:table-cell>
          <table:table-cell table:formula="of:=IF(ISBLANK([Class.B471]);&quot;&quot;;[Class.B4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2]);&quot;&quot;;[Class.A472])">
            <text:p/>
          </table:table-cell>
          <table:table-cell table:formula="of:=IF(ISBLANK([Class.B472]);&quot;&quot;;[Class.B4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3]);&quot;&quot;;[Class.A473])">
            <text:p/>
          </table:table-cell>
          <table:table-cell table:formula="of:=IF(ISBLANK([Class.B473]);&quot;&quot;;[Class.B4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4]);&quot;&quot;;[Class.A474])">
            <text:p/>
          </table:table-cell>
          <table:table-cell table:formula="of:=IF(ISBLANK([Class.B474]);&quot;&quot;;[Class.B4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5]);&quot;&quot;;[Class.A475])">
            <text:p/>
          </table:table-cell>
          <table:table-cell table:formula="of:=IF(ISBLANK([Class.B475]);&quot;&quot;;[Class.B4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6]);&quot;&quot;;[Class.A476])">
            <text:p/>
          </table:table-cell>
          <table:table-cell table:formula="of:=IF(ISBLANK([Class.B476]);&quot;&quot;;[Class.B4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7]);&quot;&quot;;[Class.A477])">
            <text:p/>
          </table:table-cell>
          <table:table-cell table:formula="of:=IF(ISBLANK([Class.B477]);&quot;&quot;;[Class.B4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8]);&quot;&quot;;[Class.A478])">
            <text:p/>
          </table:table-cell>
          <table:table-cell table:formula="of:=IF(ISBLANK([Class.B478]);&quot;&quot;;[Class.B4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9]);&quot;&quot;;[Class.A479])">
            <text:p/>
          </table:table-cell>
          <table:table-cell table:formula="of:=IF(ISBLANK([Class.B479]);&quot;&quot;;[Class.B4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0]);&quot;&quot;;[Class.A480])">
            <text:p/>
          </table:table-cell>
          <table:table-cell table:formula="of:=IF(ISBLANK([Class.B480]);&quot;&quot;;[Class.B4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1]);&quot;&quot;;[Class.A481])">
            <text:p/>
          </table:table-cell>
          <table:table-cell table:formula="of:=IF(ISBLANK([Class.B481]);&quot;&quot;;[Class.B4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2]);&quot;&quot;;[Class.A482])">
            <text:p/>
          </table:table-cell>
          <table:table-cell table:formula="of:=IF(ISBLANK([Class.B482]);&quot;&quot;;[Class.B4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3]);&quot;&quot;;[Class.A483])">
            <text:p/>
          </table:table-cell>
          <table:table-cell table:formula="of:=IF(ISBLANK([Class.B483]);&quot;&quot;;[Class.B4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4]);&quot;&quot;;[Class.A484])">
            <text:p/>
          </table:table-cell>
          <table:table-cell table:formula="of:=IF(ISBLANK([Class.B484]);&quot;&quot;;[Class.B4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5]);&quot;&quot;;[Class.A485])">
            <text:p/>
          </table:table-cell>
          <table:table-cell table:formula="of:=IF(ISBLANK([Class.B485]);&quot;&quot;;[Class.B4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6]);&quot;&quot;;[Class.A486])">
            <text:p/>
          </table:table-cell>
          <table:table-cell table:formula="of:=IF(ISBLANK([Class.B486]);&quot;&quot;;[Class.B4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7]);&quot;&quot;;[Class.A487])">
            <text:p/>
          </table:table-cell>
          <table:table-cell table:formula="of:=IF(ISBLANK([Class.B487]);&quot;&quot;;[Class.B4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8]);&quot;&quot;;[Class.A488])">
            <text:p/>
          </table:table-cell>
          <table:table-cell table:formula="of:=IF(ISBLANK([Class.B488]);&quot;&quot;;[Class.B4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9]);&quot;&quot;;[Class.A489])">
            <text:p/>
          </table:table-cell>
          <table:table-cell table:formula="of:=IF(ISBLANK([Class.B489]);&quot;&quot;;[Class.B4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0]);&quot;&quot;;[Class.A490])">
            <text:p/>
          </table:table-cell>
          <table:table-cell table:formula="of:=IF(ISBLANK([Class.B490]);&quot;&quot;;[Class.B4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1]);&quot;&quot;;[Class.A491])">
            <text:p/>
          </table:table-cell>
          <table:table-cell table:formula="of:=IF(ISBLANK([Class.B491]);&quot;&quot;;[Class.B4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2]);&quot;&quot;;[Class.A492])">
            <text:p/>
          </table:table-cell>
          <table:table-cell table:formula="of:=IF(ISBLANK([Class.B492]);&quot;&quot;;[Class.B4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3]);&quot;&quot;;[Class.A493])">
            <text:p/>
          </table:table-cell>
          <table:table-cell table:formula="of:=IF(ISBLANK([Class.B493]);&quot;&quot;;[Class.B4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4]);&quot;&quot;;[Class.A494])">
            <text:p/>
          </table:table-cell>
          <table:table-cell table:formula="of:=IF(ISBLANK([Class.B494]);&quot;&quot;;[Class.B4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5]);&quot;&quot;;[Class.A495])">
            <text:p/>
          </table:table-cell>
          <table:table-cell table:formula="of:=IF(ISBLANK([Class.B495]);&quot;&quot;;[Class.B4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6]);&quot;&quot;;[Class.A496])">
            <text:p/>
          </table:table-cell>
          <table:table-cell table:formula="of:=IF(ISBLANK([Class.B496]);&quot;&quot;;[Class.B4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7]);&quot;&quot;;[Class.A497])">
            <text:p/>
          </table:table-cell>
          <table:table-cell table:formula="of:=IF(ISBLANK([Class.B497]);&quot;&quot;;[Class.B4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8]);&quot;&quot;;[Class.A498])">
            <text:p/>
          </table:table-cell>
          <table:table-cell table:formula="of:=IF(ISBLANK([Class.B498]);&quot;&quot;;[Class.B4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9]);&quot;&quot;;[Class.A499])">
            <text:p/>
          </table:table-cell>
          <table:table-cell table:formula="of:=IF(ISBLANK([Class.B499]);&quot;&quot;;[Class.B4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00]);&quot;&quot;;[Class.A500])">
            <text:p/>
          </table:table-cell>
          <table:table-cell table:formula="of:=IF(ISBLANK([Class.B500]);&quot;&quot;;[Class.B5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</table:table>
      <table:table table:name="sdsEntry" table:style-name="ta1" table:print="false">
        <office:forms form:automatic-focus="false" form:apply-design-mode="false"/>
        <table:table-column table:style-name="co7" table:default-cell-style-name="ce7"/>
        <table:table-column table:style-name="co14" table:default-cell-style-name="Default"/>
        <table:table-row table:style-name="ro1">
          <table:table-cell table:style-name="ce52" office:value-type="string" calcext:value-type="string">
            <text:p>Identifier</text:p>
          </table:table-cell>
          <table:table-cell table:style-name="ce52" office:value-type="string" calcext:value-type="string">
            <text:p>These entries must exist in the specialty model</text:p>
          </table:table-cell>
        </table:table-row>
        <table:table-row table:style-name="ro1">
          <table:table-cell table:style-name="ce54"/>
          <table:table-cell/>
        </table:table-row>
        <table:table-row table:style-name="ro1" table:number-rows-repeated="6">
          <table:table-cell table:number-columns-repeated="2"/>
        </table:table-row>
        <table:table-row table:style-name="ro1" table:number-rows-repeated="6">
          <table:table-cell table:style-name="ce55"/>
          <table:table-cell/>
        </table:table-row>
        <table:table-row table:style-name="ro1" table:number-rows-repeated="48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1P0" style:volatile="true">
      <number:text>$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£</number:text>
      <number:number number:decimal-places="0" loext:min-decimal-places="0" number:min-integer-digits="1" number:grouping="true"/>
    </number:number-style>
    <number:number-style style:name="N123">
      <number:text>-£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£</number:text>
      <number:number number:decimal-places="2" loext:min-decimal-places="2" number:min-integer-digits="1" number:grouping="true"/>
    </number:number-style>
    <number:number-style style:name="N126">
      <number:text>-£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£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number:text> £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£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Yes</number:text>
    </number:number-style>
    <number:number-style style:name="N145P1" style:volatile="true">
      <number:text>Yes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True</number:text>
    </number:number-style>
    <number:number-style style:name="N147P1" style:volatile="true">
      <number:text>True</number:text>
    </number:number-style>
    <number:number-style style:name="N147">
      <number:text>False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On</number:text>
    </number:number-style>
    <number:number-style style:name="N149P1" style:volatile="true">
      <number:text>On</number:text>
    </number:number-style>
    <number:number-style style:name="N149">
      <number:text>Off</number:text>
      <style:map style:condition="value()&gt;0" style:apply-style-name="N149P0"/>
      <style:map style:condition="value()&lt;0" style:apply-style-name="N149P1"/>
    </number:number-style>
    <number:currency-style style:name="N151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1P0"/>
    </number:currency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$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ocked" style:family="table-cell" style:parent-style-name="Default">
      <style:table-cell-properties fo:background-color="#ffcccc"/>
    </style:style>
    <style:style style:name="displayName" style:family="table-cell" style:parent-style-name="Default">
      <style:table-cell-properties fo:border-bottom="none" fo:background-color="#d3ffd5" style:cell-protect="none" style:print-content="true" fo:border-left="0.06pt solid #000000" fo:border-right="none" fo:border-top="none"/>
    </style:style>
    <style:style style:name="value" style:family="table-cell" style:parent-style-name="Default">
      <style:table-cell-properties fo:border-bottom="none" fo:background-color="#b9ffc5" style:cell-protect="none" style:print-content="true" fo:border-left="none" fo:border-right="0.06pt solid #000000" fo:border-top="none"/>
    </style:style>
    <style:style style:name="reference" style:family="table-cell" style:parent-style-name="Default">
      <style:table-cell-properties fo:background-color="#ffffcc"/>
    </style:style>
    <style:style style:name="identifier" style:family="table-cell" style:parent-style-name="Default">
      <style:table-cell-properties fo:background-color="#ccffff"/>
    </style:style>
    <style:style style:name="literal" style:family="table-cell" style:parent-style-name="Default">
      <style:table-cell-properties fo:background-color="#d3ffd5" style:cell-protect="none" style:print-content="true"/>
    </style:style>
    <style:style style:name="property" style:family="table-cell" style:parent-style-name="Default">
      <style:table-cell-properties fo:background-color="#ffff99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09:17:12.645361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Chelsom</meta:initial-creator>
    <meta:creation-date>2011-10-31T18:02:59</meta:creation-date>
    <dc:date>2024-03-20T09:21:24.894657143</dc:date>
    <meta:editing-duration>P6DT14H35M30S</meta:editing-duration>
    <meta:editing-cycles>44</meta:editing-cycles>
    <meta:generator>LibreOffice/6.0.7.3$Linux_X86_64 LibreOffice_project/00m0$Build-3</meta:generator>
    <meta:document-statistic meta:table-count="6" meta:cell-count="6613" meta:object-count="0"/>
  </office:meta>
</office:document-meta>
</file>